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" svg:font-family="Nimbu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92.55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80.9pt"/>
    </style:style>
    <style:style style:name="co6" style:family="table-column">
      <style:table-column-properties fo:break-before="auto" style:column-width="71.6pt"/>
    </style:style>
    <style:style style:name="co7" style:family="table-column">
      <style:table-column-properties fo:break-before="auto" style:column-width="73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Nimbus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Nimbus Sans" fo:font-size="11pt" style:font-size-asian="11pt" style:font-size-complex="11pt"/>
    </style:style>
    <style:style style:name="ce6" style:family="table-cell" style:parent-style-name="Default" style:data-style-name="N4">
      <style:text-properties style:font-name="Nimbus Sans" fo:font-size="11pt" style:font-size-asian="11pt" style:font-size-complex="11pt"/>
    </style:style>
    <style:style style:name="ce7" style:family="table-cell" style:parent-style-name="Default" style:data-style-name="N3">
      <style:text-properties style:font-name="Nimbus Sans"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4"/>
    <style:style style:name="ce21" style:family="table-cell" style:parent-style-name="Default" style:data-style-name="N4">
      <style:table-cell-properties fo:background-color="#ffa6a6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tel Loc." table:style-name="ta1">
        <table:shapes>
          <draw:frame draw:z-index="0" draw:style-name="gr1" draw:text-style-name="P1" svg:width="453.54pt" svg:height="255.17pt" svg:x="390.27pt" svg:y="295.17pt">
            <draw:object draw:notify-on-update-of-ranges="'Hotel Loc.'.A2:'Hotel Loc.'.A14 'Hotel Loc.'.B1:'Hotel Loc.'.B1 'Hotel Loc.'.B2:'Hotel Loc.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4.41pt" svg:x="857.96pt" svg:y="19.79pt">
            <draw:object draw:notify-on-update-of-ranges="'Hotel Loc.'.A2:'Hotel Loc.'.A14 'Hotel Loc.'.C1:'Hotel Loc.'.C1 'Hotel Loc.'.C2:'Hotel Loc.'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17pt" svg:x="389.54pt" svg:y="19.47pt">
            <draw:object draw:notify-on-update-of-ranges="'Hotel Loc.'.D1:'Hotel Loc.'.D1 'Hotel Loc.'.D2:'Hotel Loc.'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5" office:value-type="string" calcext:value-type="string">
            <text:p>Average Size</text:p>
          </table:table-cell>
          <table:table-cell table:style-name="ce5" office:value-type="string" calcext:value-type="string">
            <text:p>Unique Beacons</text:p>
          </table:table-cell>
          <table:table-cell table:style-name="ce5" office:value-type="string" calcext:value-type="string">
            <text:p>Beacons</text:p>
          </table:table-cell>
          <table:table-cell office:value-type="string" calcext:value-type="string">
            <text:p>Total Cap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64.309806835067" calcext:value-type="float">
            <text:p>264.3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730" calcext:value-type="float">
            <text:p>6730</text:p>
          </table:table-cell>
          <table:table-cell table:formula="of:=SUM([.D2:.D14])" office:value-type="float" office:value="80536" calcext:value-type="float">
            <text:p>8053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64.299088875552" calcext:value-type="float">
            <text:p>264.3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8329" calcext:value-type="float">
            <text:p>18329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63.117859725235" calcext:value-type="float">
            <text:p>263.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83" calcext:value-type="float">
            <text:p>1383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64.394843118981" calcext:value-type="float">
            <text:p>264.3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219" calcext:value-type="float">
            <text:p>3219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77.550935550936" calcext:value-type="float">
            <text:p>277.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848" calcext:value-type="float">
            <text:p>3848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65.467296511628" calcext:value-type="float">
            <text:p>265.4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752" calcext:value-type="float">
            <text:p>2752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64.440777843253" calcext:value-type="float">
            <text:p>264.4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394" calcext:value-type="float">
            <text:p>3394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264.384562685545" calcext:value-type="float">
            <text:p>264.3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379" calcext:value-type="float">
            <text:p>4379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65.783512064343" calcext:value-type="float">
            <text:p>265.7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984" calcext:value-type="float">
            <text:p>2984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261.461988304094" calcext:value-type="float">
            <text:p>261.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260.035743036548" calcext:value-type="float">
            <text:p>260.0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211" calcext:value-type="float">
            <text:p>6211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264.567783094099" calcext:value-type="float">
            <text:p>264.5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897" calcext:value-type="float">
            <text:p>6897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264.349374969119" calcext:value-type="float">
            <text:p>264.3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0239" calcext:value-type="float">
            <text:p>20239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15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</table:table>
      <table:table table:name="Bank Loc." table:style-name="ta1">
        <table:shapes>
          <draw:frame draw:z-index="0" draw:style-name="gr1" draw:text-style-name="P1" svg:width="453.57pt" svg:height="255.17pt" svg:x="416.01pt" svg:y="13.21pt">
            <draw:object draw:notify-on-update-of-ranges="'Bank Loc.'.D1:'Bank Loc.'.D1 'Bank Loc.'.D2:'Bank Loc.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4pt" svg:height="255.17pt" svg:x="878.51pt" svg:y="284.4pt">
            <draw:object draw:notify-on-update-of-ranges="'Bank Loc.'.A2:'Bank Loc.'.A14 'Bank Loc.'.B1:'Bank Loc.'.B1 'Bank Loc.'.B2:'Bank Loc.'.B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7pt" svg:height="254.41pt" svg:x="882.09pt" svg:y="13.66pt">
            <draw:object draw:notify-on-update-of-ranges="'Bank Loc.'.A2:'Bank Loc.'.A14 'Bank Loc.'.C1:'Bank Loc.'.C1 'Bank Loc.'.C2:'Bank Loc.'.C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"/>
        <table:table-column table:style-name="co2" table:default-cell-style-name="ce6"/>
        <table:table-column table:style-name="co3" table:default-cell-style-name="ce7"/>
        <table:table-column table:style-name="co5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Channel</text:p>
          </table:table-cell>
          <table:table-cell table:style-name="ce5" office:value-type="string" calcext:value-type="string">
            <text:p>Average Size</text:p>
          </table:table-cell>
          <table:table-cell table:style-name="ce5" office:value-type="string" calcext:value-type="string">
            <text:p>Unique Beacons</text:p>
          </table:table-cell>
          <table:table-cell table:style-name="ce5" office:value-type="string" calcext:value-type="string">
            <text:p>Total Beacons</text:p>
          </table:table-cell>
          <table:table-cell office:value-type="string" calcext:value-type="string">
            <text:p>Total Ca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.517087667162" calcext:value-type="float">
            <text:p>273.52</text:p>
          </table:table-cell>
          <table:table-cell office:value-type="float" office:value="11" calcext:value-type="float">
            <text:p>11</text:p>
          </table:table-cell>
          <table:table-cell office:value-type="float" office:value="3365" calcext:value-type="float">
            <text:p>3,365</text:p>
          </table:table-cell>
          <table:table-cell table:formula="of:=SUM([.D2:.D14])" office:value-type="float" office:value="8254" calcext:value-type="float">
            <text:p>8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.00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.867010974822" calcext:value-type="float">
            <text:p>270.87</text:p>
          </table:table-cell>
          <table:table-cell office:value-type="float" office:value="13" calcext:value-type="float">
            <text:p>13</text:p>
          </table:table-cell>
          <table:table-cell office:value-type="float" office:value="3098" calcext:value-type="float">
            <text:p>3,0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.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.6" calcext:value-type="float">
            <text:p>234.6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.148957298908" calcext:value-type="float">
            <text:p>261.15</text:p>
          </table:table-cell>
          <table:table-cell office:value-type="float" office:value="5" calcext:value-type="float">
            <text:p>5</text:p>
          </table:table-cell>
          <table:table-cell office:value-type="float" office:value="1007" calcext:value-type="float">
            <text:p>1,0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.5" calcext:value-type="float">
            <text:p>255.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.0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/>
        </table:table-row>
      </table:table>
      <table:table table:name="Home Loc." table:style-name="ta1">
        <table:shapes>
          <draw:frame draw:z-index="0" draw:style-name="gr1" draw:text-style-name="P1" svg:width="453.57pt" svg:height="255.17pt" svg:x="416.01pt" svg:y="13.21pt">
            <draw:object draw:notify-on-update-of-ranges="'Home Loc.'.D1:'Home Loc.'.D1 'Home Loc.'.D2:'Home Loc.'.D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4pt" svg:height="255.17pt" svg:x="878.51pt" svg:y="284.4pt">
            <draw:object draw:notify-on-update-of-ranges="'Home Loc.'.A2:'Home Loc.'.A14 'Home Loc.'.B1:'Home Loc.'.B1 'Home Loc.'.B2:'Home Loc.'.B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7pt" svg:height="254.41pt" svg:x="882.09pt" svg:y="13.66pt">
            <draw:object draw:notify-on-update-of-ranges="'Home Loc.'.A2:'Home Loc.'.A14 'Home Loc.'.C1:'Home Loc.'.C1 'Home Loc.'.C2:'Home Loc.'.C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ce2"/>
        <table:table-column table:style-name="co2" table:default-cell-style-name="ce6"/>
        <table:table-column table:style-name="co3" table:default-cell-style-name="ce7"/>
        <table:table-column table:style-name="co5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Channel</text:p>
          </table:table-cell>
          <table:table-cell table:style-name="ce5" office:value-type="string" calcext:value-type="string">
            <text:p>Average Size</text:p>
          </table:table-cell>
          <table:table-cell table:style-name="ce5" office:value-type="string" calcext:value-type="string">
            <text:p>Unique Beacons</text:p>
          </table:table-cell>
          <table:table-cell table:style-name="ce5" office:value-type="string" calcext:value-type="string">
            <text:p>Total Beacons</text:p>
          </table:table-cell>
          <table:table-cell office:value-type="string" calcext:value-type="string">
            <text:p>Total Ca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.778273809524" calcext:value-type="float">
            <text:p>255.78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,016</text:p>
          </table:table-cell>
          <table:table-cell table:formula="of:=SUM([.D2:.D14])"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.741106719368" calcext:value-type="float">
            <text:p>341.74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.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.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.227067669173" calcext:value-type="float">
            <text:p>252.23</text:p>
          </table:table-cell>
          <table:table-cell office:value-type="float" office:value="4" calcext:value-type="float">
            <text:p>4</text:p>
          </table:table-cell>
          <table:table-cell office:value-type="float" office:value="1995" calcext:value-type="float">
            <text:p>1,9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1.024752475247" calcext:value-type="float">
            <text:p>261.02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.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510843373494" calcext:value-type="float">
            <text:p>201.51</text:p>
          </table:table-cell>
          <table:table-cell office:value-type="float" office:value="3" calcext:value-type="float">
            <text:p>3</text:p>
          </table:table-cell>
          <table:table-cell office:value-type="float" office:value="1245" calcext:value-type="float">
            <text:p>1,24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5" calcext:value-type="float">
            <text:p>275.00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2">
          <table:table-cell table:style-name="ce4"/>
          <table:table-cell table:style-name="Default" table:number-columns-repeated="4"/>
        </table:table-row>
      </table:table>
      <table:table table:name="Normal" table:style-name="ta1">
        <table:shapes>
          <draw:frame draw:z-index="0" draw:style-name="gr1" draw:text-style-name="P1" svg:width="453.49pt" svg:height="255.23pt" svg:x="932.54pt" svg:y="16.53pt">
            <draw:object draw:notify-on-update-of-ranges="Normal.L2:Normal.L179 Normal.M1:Normal.M1 Normal.M2:Normal.M179 Normal.E1:Normal.E1 Normal.M2:Normal.M179 Normal.E2:Normal.E1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Residential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Std Dev</text:p>
          </table:table-cell>
          <table:table-cell office:value-type="string" calcext:value-type="string">
            <text:p>Count</text:p>
          </table:table-cell>
          <table:table-cell table:style-name="ce10" office:value-type="string" calcext:value-type="string">
            <text:p>Curve Lower</text:p>
          </table:table-cell>
          <table:table-cell table:style-name="ce10" office:value-type="string" calcext:value-type="string">
            <text:p>Curve Highes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rm Dist.</text:p>
          </table:table-cell>
          <table:table-cell table:style-name="ce24" office:value-type="string" calcext:value-type="string">
            <text:p>Total Sampl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table:formula="of:=[$'Hotel Loc.'.B2]" office:value-type="float" office:value="264.309806835067" calcext:value-type="float">
            <text:p>264.31</text:p>
          </table:table-cell>
          <table:table-cell table:style-name="ce9" table:formula="of:=[$'Bank Loc.'.B2]" office:value-type="float" office:value="273.517087667162" calcext:value-type="float">
            <text:p>273.52</text:p>
          </table:table-cell>
          <table:table-cell table:style-name="ce9" table:formula="of:=[$'Home Loc.'.B2]" office:value-type="float" office:value="255.778273809524" calcext:value-type="float">
            <text:p>255.78</text:p>
          </table:table-cell>
          <table:table-cell table:formula="of:=AVERAGE([.B2:.D14])" office:value-type="float" office:value="262.670639254728" calcext:value-type="float">
            <text:p>262.67</text:p>
          </table:table-cell>
          <table:table-cell table:style-name="ce9" table:formula="of:=MEDIAN([.B2:.D14])" office:value-type="float" office:value="264.299088875552" calcext:value-type="float">
            <text:p>264.30</text:p>
          </table:table-cell>
          <table:table-cell table:style-name="ce9" table:formula="of:=MODE([.B2:.D14])" office:value-type="float" office:value="252" calcext:value-type="float">
            <text:p>252.00</text:p>
          </table:table-cell>
          <table:table-cell table:formula="of:=STDEVP([.B2:.D14])" office:value-type="float" office:value="29.5463026998915" calcext:value-type="float">
            <text:p>29.55</text:p>
          </table:table-cell>
          <table:table-cell table:style-name="ce9" table:formula="of:=COUNT([.B2:.D14])" office:value-type="float" office:value="39" calcext:value-type="float">
            <text:p>39.00</text:p>
          </table:table-cell>
          <table:table-cell table:style-name="ce11" table:formula="of:=[.E2]-3*[.H2]" office:value-type="float" office:value="174.031731155054" calcext:value-type="float">
            <text:p>174.03</text:p>
          </table:table-cell>
          <table:table-cell table:style-name="ce11" table:formula="of:=[.E2]+3*[.H2]" office:value-type="float" office:value="351.309547354403" calcext:value-type="float">
            <text:p>351.31</text:p>
          </table:table-cell>
          <table:table-cell table:formula="of:=CEILING([.J2])" office:value-type="float" office:value="175" calcext:value-type="float">
            <text:p>175</text:p>
          </table:table-cell>
          <table:table-cell table:formula="of:=COM.MICROSOFT.NORM.DIST([.L2];[.E2];[.H2];0)" office:value-type="float" office:value="0.00016540386311905" calcext:value-type="float">
            <text:p>0.000165403863119</text:p>
          </table:table-cell>
          <table:table-cell table:style-name="ce24" table:formula="of:=[$'Hotel Loc.'.E2]+[$'Bank Loc.'.E2]+[$'Home Loc.'.E2]" office:value-type="float" office:value="95543" calcext:value-type="float">
            <text:p>955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table:formula="of:=[$'Hotel Loc.'.B3]" office:value-type="float" office:value="264.299088875552" calcext:value-type="float">
            <text:p>264.30</text:p>
          </table:table-cell>
          <table:table-cell table:style-name="ce9" table:formula="of:=[$'Bank Loc.'.B3]" office:value-type="float" office:value="318" calcext:value-type="float">
            <text:p>318.00</text:p>
          </table:table-cell>
          <table:table-cell table:style-name="ce9" table:formula="of:=[$'Home Loc.'.B3]" office:value-type="float" office:value="341.741106719368" calcext:value-type="float">
            <text:p>341.74</text:p>
          </table:table-cell>
          <table:table-cell table:formula="of:=[.E2]" office:value-type="float" office:value="262.670639254728" calcext:value-type="float">
            <text:p>262.67</text:p>
          </table:table-cell>
          <table:table-cell table:style-name="ce9"/>
          <table:table-cell/>
          <table:table-cell table:formula="of:=[.H2]" office:value-type="float" office:value="29.5463026998915" calcext:value-type="float">
            <text:p>29.55</text:p>
          </table:table-cell>
          <table:table-cell table:number-columns-repeated="3"/>
          <table:table-cell table:formula="of:=[.L2]+1" office:value-type="float" office:value="176" calcext:value-type="float">
            <text:p>176</text:p>
          </table:table-cell>
          <table:table-cell table:formula="of:=COM.MICROSOFT.NORM.DIST([.L3];[.E2];[.H2];0)" office:value-type="float" office:value="0.000182772788530865" calcext:value-type="float">
            <text:p>0.00018277278853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table:formula="of:=[$'Hotel Loc.'.B4]" office:value-type="float" office:value="263.117859725235" calcext:value-type="float">
            <text:p>263.12</text:p>
          </table:table-cell>
          <table:table-cell table:style-name="ce9" table:formula="of:=[$'Bank Loc.'.B4]" office:value-type="float" office:value="252" calcext:value-type="float">
            <text:p>252.00</text:p>
          </table:table-cell>
          <table:table-cell table:style-name="ce9" table:formula="of:=[$'Home Loc.'.B4]" office:value-type="float" office:value="211" calcext:value-type="float">
            <text:p>211.00</text:p>
          </table:table-cell>
          <table:table-cell table:formula="of:=[.E3]" office:value-type="float" office:value="262.670639254728" calcext:value-type="float">
            <text:p>262.67</text:p>
          </table:table-cell>
          <table:table-cell table:number-columns-repeated="2"/>
          <table:table-cell table:formula="of:=[.H3]" office:value-type="float" office:value="29.5463026998915" calcext:value-type="float">
            <text:p>29.55</text:p>
          </table:table-cell>
          <table:table-cell table:number-columns-repeated="3"/>
          <table:table-cell table:formula="of:=[.L3]+1" office:value-type="float" office:value="177" calcext:value-type="float">
            <text:p>177</text:p>
          </table:table-cell>
          <table:table-cell table:formula="of:=COM.MICROSOFT.NORM.DIST([.L4];[.E2];[.H2];0)" office:value-type="float" office:value="0.00020173439228509" calcext:value-type="float">
            <text:p>0.00020173439228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table:formula="of:=[$'Hotel Loc.'.B5]" office:value-type="float" office:value="264.394843118981" calcext:value-type="float">
            <text:p>264.39</text:p>
          </table:table-cell>
          <table:table-cell table:style-name="ce9" table:formula="of:=[$'Bank Loc.'.B5]" office:value-type="float" office:value="318" calcext:value-type="float">
            <text:p>318.00</text:p>
          </table:table-cell>
          <table:table-cell table:style-name="ce9" table:formula="of:=[$'Home Loc.'.B5]" office:value-type="float" office:value="296" calcext:value-type="float">
            <text:p>296.00</text:p>
          </table:table-cell>
          <table:table-cell table:formula="of:=[.E4]" office:value-type="float" office:value="262.670639254728" calcext:value-type="float">
            <text:p>262.67</text:p>
          </table:table-cell>
          <table:table-cell table:number-columns-repeated="2"/>
          <table:table-cell table:formula="of:=[.H4]" office:value-type="float" office:value="29.5463026998915" calcext:value-type="float">
            <text:p>29.55</text:p>
          </table:table-cell>
          <table:table-cell table:number-columns-repeated="3"/>
          <table:table-cell table:formula="of:=[.L4]+1" office:value-type="float" office:value="178" calcext:value-type="float">
            <text:p>178</text:p>
          </table:table-cell>
          <table:table-cell table:formula="of:=COM.MICROSOFT.NORM.DIST([.L5];[.E5];[.H5];0)" office:value-type="float" office:value="0.000222408237305265" calcext:value-type="float">
            <text:p>0.0002224082373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table:formula="of:=[$'Hotel Loc.'.B6]" office:value-type="float" office:value="277.550935550936" calcext:value-type="float">
            <text:p>277.55</text:p>
          </table:table-cell>
          <table:table-cell table:style-name="ce9" table:formula="of:=[$'Bank Loc.'.B6]" office:value-type="float" office:value="252" calcext:value-type="float">
            <text:p>252.00</text:p>
          </table:table-cell>
          <table:table-cell table:style-name="ce9" table:formula="of:=[$'Home Loc.'.B6]" office:value-type="float" office:value="244" calcext:value-type="float">
            <text:p>244.00</text:p>
          </table:table-cell>
          <table:table-cell table:formula="of:=[.E5]" office:value-type="float" office:value="262.670639254728" calcext:value-type="float">
            <text:p>262.67</text:p>
          </table:table-cell>
          <table:table-cell table:number-columns-repeated="2"/>
          <table:table-cell table:formula="of:=[.H5]" office:value-type="float" office:value="29.5463026998915" calcext:value-type="float">
            <text:p>29.55</text:p>
          </table:table-cell>
          <table:table-cell table:number-columns-repeated="3"/>
          <table:table-cell table:formula="of:=[.L5]+1" office:value-type="float" office:value="179" calcext:value-type="float">
            <text:p>179</text:p>
          </table:table-cell>
          <table:table-cell table:formula="of:=COM.MICROSOFT.NORM.DIST([.L6];[.E5];[.H5];0)" office:value-type="float" office:value="0.000244920032916709" calcext:value-type="float">
            <text:p>0.00024492003291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table:formula="of:=[$'Hotel Loc.'.B7]" office:value-type="float" office:value="265.467296511628" calcext:value-type="float">
            <text:p>265.47</text:p>
          </table:table-cell>
          <table:table-cell table:style-name="ce9" table:formula="of:=[$'Bank Loc.'.B7]" office:value-type="float" office:value="270.867010974822" calcext:value-type="float">
            <text:p>270.87</text:p>
          </table:table-cell>
          <table:table-cell table:style-name="ce9" table:formula="of:=[$'Home Loc.'.B7]" office:value-type="float" office:value="252.227067669173" calcext:value-type="float">
            <text:p>252.23</text:p>
          </table:table-cell>
          <table:table-cell table:formula="of:=[.E6]" office:value-type="float" office:value="262.670639254728" calcext:value-type="float">
            <text:p>262.67</text:p>
          </table:table-cell>
          <table:table-cell table:number-columns-repeated="2"/>
          <table:table-cell table:formula="of:=[.H6]" office:value-type="float" office:value="29.5463026998915" calcext:value-type="float">
            <text:p>29.55</text:p>
          </table:table-cell>
          <table:table-cell table:number-columns-repeated="3"/>
          <table:table-cell table:formula="of:=[.L6]+1" office:value-type="float" office:value="180" calcext:value-type="float">
            <text:p>180</text:p>
          </table:table-cell>
          <table:table-cell table:formula="of:=COM.MICROSOFT.NORM.DIST([.L7];[.E5];[.H5];0)" office:value-type="float" office:value="0.000269401659978666" calcext:value-type="float">
            <text:p>0.00026940165997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table:formula="of:=[$'Hotel Loc.'.B8]" office:value-type="float" office:value="264.440777843253" calcext:value-type="float">
            <text:p>264.44</text:p>
          </table:table-cell>
          <table:table-cell table:style-name="ce9" table:formula="of:=[$'Bank Loc.'.B8]" office:value-type="float" office:value="252" calcext:value-type="float">
            <text:p>252.00</text:p>
          </table:table-cell>
          <table:table-cell table:style-name="ce9" table:formula="of:=[$'Home Loc.'.B8]" office:value-type="float" office:value="261.024752475247" calcext:value-type="float">
            <text:p>261.02</text:p>
          </table:table-cell>
          <table:table-cell table:formula="of:=[.E7]" office:value-type="float" office:value="262.670639254728" calcext:value-type="float">
            <text:p>262.67</text:p>
          </table:table-cell>
          <table:table-cell table:number-columns-repeated="2"/>
          <table:table-cell table:formula="of:=[.H7]" office:value-type="float" office:value="29.5463026998915" calcext:value-type="float">
            <text:p>29.55</text:p>
          </table:table-cell>
          <table:table-cell table:number-columns-repeated="3"/>
          <table:table-cell table:formula="of:=[.L7]+1" office:value-type="float" office:value="181" calcext:value-type="float">
            <text:p>181</text:p>
          </table:table-cell>
          <table:table-cell table:formula="of:=COM.MICROSOFT.NORM.DIST([.L8];[.E8];[.H8];0)" office:value-type="float" office:value="0.000295991161496359" calcext:value-type="float">
            <text:p>0.00029599116149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table:formula="of:=[$'Hotel Loc.'.B9]" office:value-type="float" office:value="264.384562685545" calcext:value-type="float">
            <text:p>264.38</text:p>
          </table:table-cell>
          <table:table-cell table:style-name="ce21" table:formula="of:=AVERAGE([.C2:.C8];[.C10:.C14])" office:value-type="float" office:value="271.052754661741" calcext:value-type="float">
            <text:p>271.05</text:p>
          </table:table-cell>
          <table:table-cell table:style-name="ce9" table:formula="of:=[$'Home Loc.'.B9]" office:value-type="float" office:value="272" calcext:value-type="float">
            <text:p>272.00</text:p>
          </table:table-cell>
          <table:table-cell table:formula="of:=[.E8]" office:value-type="float" office:value="262.670639254728" calcext:value-type="float">
            <text:p>262.67</text:p>
          </table:table-cell>
          <table:table-cell table:number-columns-repeated="2"/>
          <table:table-cell table:formula="of:=[.H8]" office:value-type="float" office:value="29.5463026998915" calcext:value-type="float">
            <text:p>29.55</text:p>
          </table:table-cell>
          <table:table-cell table:number-columns-repeated="3"/>
          <table:table-cell table:formula="of:=[.L8]+1" office:value-type="float" office:value="182" calcext:value-type="float">
            <text:p>182</text:p>
          </table:table-cell>
          <table:table-cell table:formula="of:=COM.MICROSOFT.NORM.DIST([.L9];[.E8];[.H8];0)" office:value-type="float" office:value="0.000324832695288639" calcext:value-type="float">
            <text:p>0.00032483269528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table:formula="of:=[$'Hotel Loc.'.B10]" office:value-type="float" office:value="265.783512064343" calcext:value-type="float">
            <text:p>265.78</text:p>
          </table:table-cell>
          <table:table-cell table:style-name="ce9" table:formula="of:=[$'Bank Loc.'.B10]" office:value-type="float" office:value="252" calcext:value-type="float">
            <text:p>252.00</text:p>
          </table:table-cell>
          <table:table-cell table:style-name="ce9" table:formula="of:=[$'Home Loc.'.B10]" office:value-type="float" office:value="244" calcext:value-type="float">
            <text:p>244.00</text:p>
          </table:table-cell>
          <table:table-cell table:formula="of:=[.E9]" office:value-type="float" office:value="262.670639254728" calcext:value-type="float">
            <text:p>262.67</text:p>
          </table:table-cell>
          <table:table-cell table:number-columns-repeated="2"/>
          <table:table-cell table:formula="of:=[.H9]" office:value-type="float" office:value="29.5463026998915" calcext:value-type="float">
            <text:p>29.55</text:p>
          </table:table-cell>
          <table:table-cell table:number-columns-repeated="3"/>
          <table:table-cell table:formula="of:=[.L9]+1" office:value-type="float" office:value="183" calcext:value-type="float">
            <text:p>183</text:p>
          </table:table-cell>
          <table:table-cell table:formula="of:=COM.MICROSOFT.NORM.DIST([.L10];[.E8];[.H8];0)" office:value-type="float" office:value="0.000356076445261556" calcext:value-type="float">
            <text:p>0.00035607644526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$'Hotel Loc.'.B11]" office:value-type="float" office:value="261.461988304094" calcext:value-type="float">
            <text:p>261.46</text:p>
          </table:table-cell>
          <table:table-cell table:style-name="ce9" table:formula="of:=[$'Bank Loc.'.B11]" office:value-type="float" office:value="234.6" calcext:value-type="float">
            <text:p>234.60</text:p>
          </table:table-cell>
          <table:table-cell table:style-name="ce9" table:formula="of:=[$'Home Loc.'.B11]" office:value-type="float" office:value="170" calcext:value-type="float">
            <text:p>170.00</text:p>
          </table:table-cell>
          <table:table-cell table:formula="of:=[.E10]" office:value-type="float" office:value="262.670639254728" calcext:value-type="float">
            <text:p>262.67</text:p>
          </table:table-cell>
          <table:table-cell table:number-columns-repeated="2"/>
          <table:table-cell table:formula="of:=[.H10]" office:value-type="float" office:value="29.5463026998915" calcext:value-type="float">
            <text:p>29.55</text:p>
          </table:table-cell>
          <table:table-cell table:number-columns-repeated="3"/>
          <table:table-cell table:formula="of:=[.L10]+1" office:value-type="float" office:value="184" calcext:value-type="float">
            <text:p>184</text:p>
          </table:table-cell>
          <table:table-cell table:formula="of:=COM.MICROSOFT.NORM.DIST([.L11];[.E11];[.H11];0)" office:value-type="float" office:value="0.000389878487843403" calcext:value-type="float">
            <text:p>0.00038987848784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table:formula="of:=[$'Hotel Loc.'.B12]" office:value-type="float" office:value="260.035743036548" calcext:value-type="float">
            <text:p>260.04</text:p>
          </table:table-cell>
          <table:table-cell table:style-name="ce9" table:formula="of:=[$'Bank Loc.'.B12]" office:value-type="float" office:value="261.148957298908" calcext:value-type="float">
            <text:p>261.15</text:p>
          </table:table-cell>
          <table:table-cell table:style-name="ce9" table:formula="of:=[$'Home Loc.'.B12]" office:value-type="float" office:value="201.510843373494" calcext:value-type="float">
            <text:p>201.51</text:p>
          </table:table-cell>
          <table:table-cell table:formula="of:=[.E11]" office:value-type="float" office:value="262.670639254728" calcext:value-type="float">
            <text:p>262.67</text:p>
          </table:table-cell>
          <table:table-cell table:number-columns-repeated="2"/>
          <table:table-cell table:formula="of:=[.H11]" office:value-type="float" office:value="29.5463026998915" calcext:value-type="float">
            <text:p>29.55</text:p>
          </table:table-cell>
          <table:table-cell table:number-columns-repeated="3"/>
          <table:table-cell table:formula="of:=[.L11]+1" office:value-type="float" office:value="185" calcext:value-type="float">
            <text:p>185</text:p>
          </table:table-cell>
          <table:table-cell table:formula="of:=COM.MICROSOFT.NORM.DIST([.L12];[.E11];[.H11];0)" office:value-type="float" office:value="0.000426400610175561" calcext:value-type="float">
            <text:p>0.000426400610176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table:formula="of:=[$'Hotel Loc.'.B13]" office:value-type="float" office:value="264.567783094099" calcext:value-type="float">
            <text:p>264.57</text:p>
          </table:table-cell>
          <table:table-cell table:style-name="ce9" table:formula="of:=[$'Bank Loc.'.B13]" office:value-type="float" office:value="255.5" calcext:value-type="float">
            <text:p>255.50</text:p>
          </table:table-cell>
          <table:table-cell table:style-name="ce21" table:formula="of:=AVERAGE([.D2:.D12];[.D14])" office:value-type="float" office:value="252.023503670567" calcext:value-type="float">
            <text:p>252.02</text:p>
          </table:table-cell>
          <table:table-cell table:formula="of:=[.E12]" office:value-type="float" office:value="262.670639254728" calcext:value-type="float">
            <text:p>262.67</text:p>
          </table:table-cell>
          <table:table-cell table:number-columns-repeated="2"/>
          <table:table-cell table:formula="of:=[.H12]" office:value-type="float" office:value="29.5463026998915" calcext:value-type="float">
            <text:p>29.55</text:p>
          </table:table-cell>
          <table:table-cell table:number-columns-repeated="3"/>
          <table:table-cell table:formula="of:=[.L12]+1" office:value-type="float" office:value="186" calcext:value-type="float">
            <text:p>186</text:p>
          </table:table-cell>
          <table:table-cell table:formula="of:=COM.MICROSOFT.NORM.DIST([.L13];[.E11];[.H11];0)" office:value-type="float" office:value="0.000465810076728688" calcext:value-type="float">
            <text:p>0.000465810076729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table:formula="of:=[$'Hotel Loc.'.B14]" office:value-type="float" office:value="264.349374969119" calcext:value-type="float">
            <text:p>264.35</text:p>
          </table:table-cell>
          <table:table-cell table:style-name="ce9" table:formula="of:=[$'Bank Loc.'.B14]" office:value-type="float" office:value="313" calcext:value-type="float">
            <text:p>313.00</text:p>
          </table:table-cell>
          <table:table-cell table:style-name="ce9" table:formula="of:=[$'Home Loc.'.B14]" office:value-type="float" office:value="275" calcext:value-type="float">
            <text:p>275.00</text:p>
          </table:table-cell>
          <table:table-cell table:formula="of:=[.E13]" office:value-type="float" office:value="262.670639254728" calcext:value-type="float">
            <text:p>262.67</text:p>
          </table:table-cell>
          <table:table-cell table:number-columns-repeated="2"/>
          <table:table-cell table:formula="of:=[.H13]" office:value-type="float" office:value="29.5463026998915" calcext:value-type="float">
            <text:p>29.55</text:p>
          </table:table-cell>
          <table:table-cell table:number-columns-repeated="3"/>
          <table:table-cell table:formula="of:=[.L13]+1" office:value-type="float" office:value="187" calcext:value-type="float">
            <text:p>187</text:p>
          </table:table-cell>
          <table:table-cell table:formula="of:=COM.MICROSOFT.NORM.DIST([.L14];[.E14];[.H14];0)" office:value-type="float" office:value="0.000508279341128151" calcext:value-type="float">
            <text:p>0.000508279341128</text:p>
          </table:table-cell>
          <table:table-cell/>
        </table:table-row>
        <table:table-row table:style-name="ro2">
          <table:table-cell table:number-columns-repeated="4"/>
          <table:table-cell table:formula="of:=[.E14]" office:value-type="float" office:value="262.670639254728" calcext:value-type="float">
            <text:p>262.67</text:p>
          </table:table-cell>
          <table:table-cell table:number-columns-repeated="2"/>
          <table:table-cell table:formula="of:=[.H14]" office:value-type="float" office:value="29.5463026998915" calcext:value-type="float">
            <text:p>29.55</text:p>
          </table:table-cell>
          <table:table-cell table:number-columns-repeated="3"/>
          <table:table-cell table:formula="of:=[.L14]+1" office:value-type="float" office:value="188" calcext:value-type="float">
            <text:p>188</text:p>
          </table:table-cell>
          <table:table-cell table:formula="of:=COM.MICROSOFT.NORM.DIST([.L15];[.E14];[.H14];0)" office:value-type="float" office:value="0.000553985700128586" calcext:value-type="float">
            <text:p>0.000553985700129</text:p>
          </table:table-cell>
          <table:table-cell/>
        </table:table-row>
        <table:table-row table:style-name="ro2">
          <table:table-cell table:number-columns-repeated="4"/>
          <table:table-cell table:formula="of:=[.E15]" office:value-type="float" office:value="262.670639254728" calcext:value-type="float">
            <text:p>262.67</text:p>
          </table:table-cell>
          <table:table-cell table:number-columns-repeated="2"/>
          <table:table-cell table:formula="of:=[.H15]" office:value-type="float" office:value="29.5463026998915" calcext:value-type="float">
            <text:p>29.55</text:p>
          </table:table-cell>
          <table:table-cell table:number-columns-repeated="3"/>
          <table:table-cell table:formula="of:=[.L15]+1" office:value-type="float" office:value="189" calcext:value-type="float">
            <text:p>189</text:p>
          </table:table-cell>
          <table:table-cell table:formula="of:=COM.MICROSOFT.NORM.DIST([.L16];[.E14];[.H14];0)" office:value-type="float" office:value="0.000603110886877357" calcext:value-type="float">
            <text:p>0.000603110886877</text:p>
          </table:table-cell>
          <table:table-cell/>
        </table:table-row>
        <table:table-row table:style-name="ro2">
          <table:table-cell table:number-columns-repeated="4"/>
          <table:table-cell table:formula="of:=[.E16]" office:value-type="float" office:value="262.670639254728" calcext:value-type="float">
            <text:p>262.67</text:p>
          </table:table-cell>
          <table:table-cell table:number-columns-repeated="2"/>
          <table:table-cell table:formula="of:=[.H16]" office:value-type="float" office:value="29.5463026998915" calcext:value-type="float">
            <text:p>29.55</text:p>
          </table:table-cell>
          <table:table-cell table:number-columns-repeated="3"/>
          <table:table-cell table:formula="of:=[.L16]+1" office:value-type="float" office:value="190" calcext:value-type="float">
            <text:p>190</text:p>
          </table:table-cell>
          <table:table-cell table:formula="of:=COM.MICROSOFT.NORM.DIST([.L17];[.E17];[.H17];0)" office:value-type="float" office:value="0.000655840600852417" calcext:value-type="float">
            <text:p>0.000655840600852</text:p>
          </table:table-cell>
          <table:table-cell/>
        </table:table-row>
        <table:table-row table:style-name="ro2">
          <table:table-cell table:number-columns-repeated="4"/>
          <table:table-cell table:formula="of:=[.E17]" office:value-type="float" office:value="262.670639254728" calcext:value-type="float">
            <text:p>262.67</text:p>
          </table:table-cell>
          <table:table-cell table:number-columns-repeated="2"/>
          <table:table-cell table:formula="of:=[.H17]" office:value-type="float" office:value="29.5463026998915" calcext:value-type="float">
            <text:p>29.55</text:p>
          </table:table-cell>
          <table:table-cell table:number-columns-repeated="3"/>
          <table:table-cell table:formula="of:=[.L17]+1" office:value-type="float" office:value="191" calcext:value-type="float">
            <text:p>191</text:p>
          </table:table-cell>
          <table:table-cell table:formula="of:=COM.MICROSOFT.NORM.DIST([.L18];[.E17];[.H17];0)" office:value-type="float" office:value="0.000712363972153106" calcext:value-type="float">
            <text:p>0.000712363972153</text:p>
          </table:table-cell>
          <table:table-cell/>
        </table:table-row>
        <table:table-row table:style-name="ro2">
          <table:table-cell table:number-columns-repeated="4"/>
          <table:table-cell table:formula="of:=[.E18]" office:value-type="float" office:value="262.670639254728" calcext:value-type="float">
            <text:p>262.67</text:p>
          </table:table-cell>
          <table:table-cell table:number-columns-repeated="2"/>
          <table:table-cell table:formula="of:=[.H18]" office:value-type="float" office:value="29.5463026998915" calcext:value-type="float">
            <text:p>29.55</text:p>
          </table:table-cell>
          <table:table-cell table:number-columns-repeated="3"/>
          <table:table-cell table:formula="of:=[.L18]+1" office:value-type="float" office:value="192" calcext:value-type="float">
            <text:p>192</text:p>
          </table:table-cell>
          <table:table-cell table:formula="of:=COM.MICROSOFT.NORM.DIST([.L19];[.E17];[.H17];0)" office:value-type="float" office:value="0.000772872958164068" calcext:value-type="float">
            <text:p>0.000772872958164</text:p>
          </table:table-cell>
          <table:table-cell/>
        </table:table-row>
        <table:table-row table:style-name="ro2">
          <table:table-cell table:number-columns-repeated="4"/>
          <table:table-cell table:formula="of:=[.E19]" office:value-type="float" office:value="262.670639254728" calcext:value-type="float">
            <text:p>262.67</text:p>
          </table:table-cell>
          <table:table-cell table:number-columns-repeated="2"/>
          <table:table-cell table:formula="of:=[.H19]" office:value-type="float" office:value="29.5463026998915" calcext:value-type="float">
            <text:p>29.55</text:p>
          </table:table-cell>
          <table:table-cell table:number-columns-repeated="3"/>
          <table:table-cell table:formula="of:=[.L19]+1" office:value-type="float" office:value="193" calcext:value-type="float">
            <text:p>193</text:p>
          </table:table-cell>
          <table:table-cell table:formula="of:=COM.MICROSOFT.NORM.DIST([.L20];[.E20];[.H20];0)" office:value-type="float" office:value="0.000837561671003217" calcext:value-type="float">
            <text:p>0.000837561671003</text:p>
          </table:table-cell>
          <table:table-cell/>
        </table:table-row>
        <table:table-row table:style-name="ro2">
          <table:table-cell table:number-columns-repeated="4"/>
          <table:table-cell table:formula="of:=[.E20]" office:value-type="float" office:value="262.670639254728" calcext:value-type="float">
            <text:p>262.67</text:p>
          </table:table-cell>
          <table:table-cell table:number-columns-repeated="2"/>
          <table:table-cell table:formula="of:=[.H20]" office:value-type="float" office:value="29.5463026998915" calcext:value-type="float">
            <text:p>29.55</text:p>
          </table:table-cell>
          <table:table-cell table:number-columns-repeated="3"/>
          <table:table-cell table:formula="of:=[.L20]+1" office:value-type="float" office:value="194" calcext:value-type="float">
            <text:p>194</text:p>
          </table:table-cell>
          <table:table-cell table:formula="of:=COM.MICROSOFT.NORM.DIST([.L21];[.E20];[.H20];0)" office:value-type="float" office:value="0.000906625634604739" calcext:value-type="float">
            <text:p>0.000906625634605</text:p>
          </table:table-cell>
          <table:table-cell/>
        </table:table-row>
        <table:table-row table:style-name="ro2">
          <table:table-cell table:number-columns-repeated="4"/>
          <table:table-cell table:formula="of:=[.E21]" office:value-type="float" office:value="262.670639254728" calcext:value-type="float">
            <text:p>262.67</text:p>
          </table:table-cell>
          <table:table-cell table:number-columns-repeated="2"/>
          <table:table-cell table:formula="of:=[.H21]" office:value-type="float" office:value="29.5463026998915" calcext:value-type="float">
            <text:p>29.55</text:p>
          </table:table-cell>
          <table:table-cell table:number-columns-repeated="3"/>
          <table:table-cell table:formula="of:=[.L21]+1" office:value-type="float" office:value="195" calcext:value-type="float">
            <text:p>195</text:p>
          </table:table-cell>
          <table:table-cell table:formula="of:=COM.MICROSOFT.NORM.DIST([.L22];[.E20];[.H20];0)" office:value-type="float" office:value="0.000980260970777065" calcext:value-type="float">
            <text:p>0.000980260970777</text:p>
          </table:table-cell>
          <table:table-cell/>
        </table:table-row>
        <table:table-row table:style-name="ro2">
          <table:table-cell table:number-columns-repeated="4"/>
          <table:table-cell table:formula="of:=[.E22]" office:value-type="float" office:value="262.670639254728" calcext:value-type="float">
            <text:p>262.67</text:p>
          </table:table-cell>
          <table:table-cell table:number-columns-repeated="2"/>
          <table:table-cell table:formula="of:=[.H22]" office:value-type="float" office:value="29.5463026998915" calcext:value-type="float">
            <text:p>29.55</text:p>
          </table:table-cell>
          <table:table-cell table:number-columns-repeated="3"/>
          <table:table-cell table:formula="of:=[.L22]+1" office:value-type="float" office:value="196" calcext:value-type="float">
            <text:p>196</text:p>
          </table:table-cell>
          <table:table-cell table:formula="of:=COM.MICROSOFT.NORM.DIST([.L23];[.E23];[.H23];0)" office:value-type="float" office:value="0.00105866351411248" calcext:value-type="float">
            <text:p>0.001058663514112</text:p>
          </table:table-cell>
          <table:table-cell/>
        </table:table-row>
        <table:table-row table:style-name="ro2">
          <table:table-cell table:number-columns-repeated="4"/>
          <table:table-cell table:formula="of:=[.E23]" office:value-type="float" office:value="262.670639254728" calcext:value-type="float">
            <text:p>262.67</text:p>
          </table:table-cell>
          <table:table-cell table:number-columns-repeated="2"/>
          <table:table-cell table:formula="of:=[.H23]" office:value-type="float" office:value="29.5463026998915" calcext:value-type="float">
            <text:p>29.55</text:p>
          </table:table-cell>
          <table:table-cell table:number-columns-repeated="3"/>
          <table:table-cell table:formula="of:=[.L23]+1" office:value-type="float" office:value="197" calcext:value-type="float">
            <text:p>197</text:p>
          </table:table-cell>
          <table:table-cell table:formula="of:=COM.MICROSOFT.NORM.DIST([.L24];[.E23];[.H23];0)" office:value-type="float" office:value="0.00114202785620772" calcext:value-type="float">
            <text:p>0.001142027856208</text:p>
          </table:table-cell>
          <table:table-cell/>
        </table:table-row>
        <table:table-row table:style-name="ro2">
          <table:table-cell table:number-columns-repeated="4"/>
          <table:table-cell table:formula="of:=[.E24]" office:value-type="float" office:value="262.670639254728" calcext:value-type="float">
            <text:p>262.67</text:p>
          </table:table-cell>
          <table:table-cell table:number-columns-repeated="2"/>
          <table:table-cell table:formula="of:=[.H24]" office:value-type="float" office:value="29.5463026998915" calcext:value-type="float">
            <text:p>29.55</text:p>
          </table:table-cell>
          <table:table-cell table:number-columns-repeated="3"/>
          <table:table-cell table:formula="of:=[.L24]+1" office:value-type="float" office:value="198" calcext:value-type="float">
            <text:p>198</text:p>
          </table:table-cell>
          <table:table-cell table:formula="of:=COM.MICROSOFT.NORM.DIST([.L25];[.E23];[.H23];0)" office:value-type="float" office:value="0.00123054632028156" calcext:value-type="float">
            <text:p>0.001230546320282</text:p>
          </table:table-cell>
          <table:table-cell/>
        </table:table-row>
        <table:table-row table:style-name="ro2">
          <table:table-cell table:number-columns-repeated="4"/>
          <table:table-cell table:formula="of:=[.E25]" office:value-type="float" office:value="262.670639254728" calcext:value-type="float">
            <text:p>262.67</text:p>
          </table:table-cell>
          <table:table-cell table:number-columns-repeated="2"/>
          <table:table-cell table:formula="of:=[.H25]" office:value-type="float" office:value="29.5463026998915" calcext:value-type="float">
            <text:p>29.55</text:p>
          </table:table-cell>
          <table:table-cell table:number-columns-repeated="3"/>
          <table:table-cell table:formula="of:=[.L25]+1" office:value-type="float" office:value="199" calcext:value-type="float">
            <text:p>199</text:p>
          </table:table-cell>
          <table:table-cell table:formula="of:=COM.MICROSOFT.NORM.DIST([.L26];[.E26];[.H26];0)" office:value-type="float" office:value="0.0013244078679419" calcext:value-type="float">
            <text:p>0.001324407867942</text:p>
          </table:table-cell>
          <table:table-cell/>
        </table:table-row>
        <table:table-row table:style-name="ro2">
          <table:table-cell table:number-columns-repeated="4"/>
          <table:table-cell table:formula="of:=[.E26]" office:value-type="float" office:value="262.670639254728" calcext:value-type="float">
            <text:p>262.67</text:p>
          </table:table-cell>
          <table:table-cell table:number-columns-repeated="2"/>
          <table:table-cell table:formula="of:=[.H26]" office:value-type="float" office:value="29.5463026998915" calcext:value-type="float">
            <text:p>29.55</text:p>
          </table:table-cell>
          <table:table-cell table:number-columns-repeated="3"/>
          <table:table-cell table:formula="of:=[.L26]+1" office:value-type="float" office:value="200" calcext:value-type="float">
            <text:p>200</text:p>
          </table:table-cell>
          <table:table-cell table:formula="of:=COM.MICROSOFT.NORM.DIST([.L27];[.E26];[.H26];0)" office:value-type="float" office:value="0.00142379694055894" calcext:value-type="float">
            <text:p>0.001423796940559</text:p>
          </table:table-cell>
          <table:table-cell/>
        </table:table-row>
        <table:table-row table:style-name="ro2">
          <table:table-cell table:number-columns-repeated="4"/>
          <table:table-cell table:formula="of:=[.E27]" office:value-type="float" office:value="262.670639254728" calcext:value-type="float">
            <text:p>262.67</text:p>
          </table:table-cell>
          <table:table-cell table:number-columns-repeated="2"/>
          <table:table-cell table:formula="of:=[.H27]" office:value-type="float" office:value="29.5463026998915" calcext:value-type="float">
            <text:p>29.55</text:p>
          </table:table-cell>
          <table:table-cell table:number-columns-repeated="3"/>
          <table:table-cell table:formula="of:=[.L27]+1" office:value-type="float" office:value="201" calcext:value-type="float">
            <text:p>201</text:p>
          </table:table-cell>
          <table:table-cell table:formula="of:=COM.MICROSOFT.NORM.DIST([.L28];[.E26];[.H26];0)" office:value-type="float" office:value="0.00152889223843622" calcext:value-type="float">
            <text:p>0.001528892238436</text:p>
          </table:table-cell>
          <table:table-cell/>
        </table:table-row>
        <table:table-row table:style-name="ro2">
          <table:table-cell table:number-columns-repeated="4"/>
          <table:table-cell table:formula="of:=[.E28]" office:value-type="float" office:value="262.670639254728" calcext:value-type="float">
            <text:p>262.67</text:p>
          </table:table-cell>
          <table:table-cell table:number-columns-repeated="2"/>
          <table:table-cell table:formula="of:=[.H28]" office:value-type="float" office:value="29.5463026998915" calcext:value-type="float">
            <text:p>29.55</text:p>
          </table:table-cell>
          <table:table-cell table:number-columns-repeated="3"/>
          <table:table-cell table:formula="of:=[.L28]+1" office:value-type="float" office:value="202" calcext:value-type="float">
            <text:p>202</text:p>
          </table:table-cell>
          <table:table-cell table:formula="of:=COM.MICROSOFT.NORM.DIST([.L29];[.E29];[.H29];0)" office:value-type="float" office:value="0.00163986544173355" calcext:value-type="float">
            <text:p>0.001639865441734</text:p>
          </table:table-cell>
          <table:table-cell/>
        </table:table-row>
        <table:table-row table:style-name="ro2">
          <table:table-cell table:number-columns-repeated="4"/>
          <table:table-cell table:formula="of:=[.E29]" office:value-type="float" office:value="262.670639254728" calcext:value-type="float">
            <text:p>262.67</text:p>
          </table:table-cell>
          <table:table-cell table:number-columns-repeated="2"/>
          <table:table-cell table:formula="of:=[.H29]" office:value-type="float" office:value="29.5463026998915" calcext:value-type="float">
            <text:p>29.55</text:p>
          </table:table-cell>
          <table:table-cell table:number-columns-repeated="3"/>
          <table:table-cell table:formula="of:=[.L29]+1" office:value-type="float" office:value="203" calcext:value-type="float">
            <text:p>203</text:p>
          </table:table-cell>
          <table:table-cell table:formula="of:=COM.MICROSOFT.NORM.DIST([.L30];[.E29];[.H29];0)" office:value-type="float" office:value="0.00175687987787885" calcext:value-type="float">
            <text:p>0.001756879877879</text:p>
          </table:table-cell>
          <table:table-cell/>
        </table:table-row>
        <table:table-row table:style-name="ro2">
          <table:table-cell table:number-columns-repeated="4"/>
          <table:table-cell table:formula="of:=[.E30]" office:value-type="float" office:value="262.670639254728" calcext:value-type="float">
            <text:p>262.67</text:p>
          </table:table-cell>
          <table:table-cell table:number-columns-repeated="2"/>
          <table:table-cell table:formula="of:=[.H30]" office:value-type="float" office:value="29.5463026998915" calcext:value-type="float">
            <text:p>29.55</text:p>
          </table:table-cell>
          <table:table-cell table:number-columns-repeated="3"/>
          <table:table-cell table:formula="of:=[.L30]+1" office:value-type="float" office:value="204" calcext:value-type="float">
            <text:p>204</text:p>
          </table:table-cell>
          <table:table-cell table:formula="of:=COM.MICROSOFT.NORM.DIST([.L31];[.E29];[.H29];0)" office:value-type="float" office:value="0.00188008914100226" calcext:value-type="float">
            <text:p>0.001880089141002</text:p>
          </table:table-cell>
          <table:table-cell/>
        </table:table-row>
        <table:table-row table:style-name="ro2">
          <table:table-cell table:number-columns-repeated="4"/>
          <table:table-cell table:formula="of:=[.E31]" office:value-type="float" office:value="262.670639254728" calcext:value-type="float">
            <text:p>262.67</text:p>
          </table:table-cell>
          <table:table-cell table:number-columns-repeated="2"/>
          <table:table-cell table:formula="of:=[.H31]" office:value-type="float" office:value="29.5463026998915" calcext:value-type="float">
            <text:p>29.55</text:p>
          </table:table-cell>
          <table:table-cell table:number-columns-repeated="3"/>
          <table:table-cell table:formula="of:=[.L31]+1" office:value-type="float" office:value="205" calcext:value-type="float">
            <text:p>205</text:p>
          </table:table-cell>
          <table:table-cell table:formula="of:=COM.MICROSOFT.NORM.DIST([.L32];[.E32];[.H32];0)" office:value-type="float" office:value="0.00200963566972861" calcext:value-type="float">
            <text:p>0.002009635669729</text:p>
          </table:table-cell>
          <table:table-cell/>
        </table:table-row>
        <table:table-row table:style-name="ro2">
          <table:table-cell table:number-columns-repeated="4"/>
          <table:table-cell table:formula="of:=[.E32]" office:value-type="float" office:value="262.670639254728" calcext:value-type="float">
            <text:p>262.67</text:p>
          </table:table-cell>
          <table:table-cell table:number-columns-repeated="2"/>
          <table:table-cell table:formula="of:=[.H32]" office:value-type="float" office:value="29.5463026998915" calcext:value-type="float">
            <text:p>29.55</text:p>
          </table:table-cell>
          <table:table-cell table:number-columns-repeated="3"/>
          <table:table-cell table:formula="of:=[.L32]+1" office:value-type="float" office:value="206" calcext:value-type="float">
            <text:p>206</text:p>
          </table:table-cell>
          <table:table-cell table:formula="of:=COM.MICROSOFT.NORM.DIST([.L33];[.E32];[.H32];0)" office:value-type="float" office:value="0.00214564929046562" calcext:value-type="float">
            <text:p>0.002145649290466</text:p>
          </table:table-cell>
          <table:table-cell/>
        </table:table-row>
        <table:table-row table:style-name="ro2">
          <table:table-cell table:number-columns-repeated="4"/>
          <table:table-cell table:formula="of:=[.E33]" office:value-type="float" office:value="262.670639254728" calcext:value-type="float">
            <text:p>262.67</text:p>
          </table:table-cell>
          <table:table-cell table:number-columns-repeated="2"/>
          <table:table-cell table:formula="of:=[.H33]" office:value-type="float" office:value="29.5463026998915" calcext:value-type="float">
            <text:p>29.55</text:p>
          </table:table-cell>
          <table:table-cell table:number-columns-repeated="3"/>
          <table:table-cell table:formula="of:=[.L33]+1" office:value-type="float" office:value="207" calcext:value-type="float">
            <text:p>207</text:p>
          </table:table-cell>
          <table:table-cell table:formula="of:=COM.MICROSOFT.NORM.DIST([.L34];[.E32];[.H32];0)" office:value-type="float" office:value="0.00228824573411531" calcext:value-type="float">
            <text:p>0.002288245734115</text:p>
          </table:table-cell>
          <table:table-cell/>
        </table:table-row>
        <table:table-row table:style-name="ro2">
          <table:table-cell table:number-columns-repeated="4"/>
          <table:table-cell table:formula="of:=[.E34]" office:value-type="float" office:value="262.670639254728" calcext:value-type="float">
            <text:p>262.67</text:p>
          </table:table-cell>
          <table:table-cell table:number-columns-repeated="2"/>
          <table:table-cell table:formula="of:=[.H34]" office:value-type="float" office:value="29.5463026998915" calcext:value-type="float">
            <text:p>29.55</text:p>
          </table:table-cell>
          <table:table-cell table:number-columns-repeated="3"/>
          <table:table-cell table:formula="of:=[.L34]+1" office:value-type="float" office:value="208" calcext:value-type="float">
            <text:p>208</text:p>
          </table:table-cell>
          <table:table-cell table:formula="of:=COM.MICROSOFT.NORM.DIST([.L35];[.E35];[.H35];0)" office:value-type="float" office:value="0.00243752513490722" calcext:value-type="float">
            <text:p>0.002437525134907</text:p>
          </table:table-cell>
          <table:table-cell/>
        </table:table-row>
        <table:table-row table:style-name="ro2">
          <table:table-cell table:number-columns-repeated="4"/>
          <table:table-cell table:formula="of:=[.E35]" office:value-type="float" office:value="262.670639254728" calcext:value-type="float">
            <text:p>262.67</text:p>
          </table:table-cell>
          <table:table-cell table:number-columns-repeated="2"/>
          <table:table-cell table:formula="of:=[.H35]" office:value-type="float" office:value="29.5463026998915" calcext:value-type="float">
            <text:p>29.55</text:p>
          </table:table-cell>
          <table:table-cell table:number-columns-repeated="3"/>
          <table:table-cell table:formula="of:=[.L35]+1" office:value-type="float" office:value="209" calcext:value-type="float">
            <text:p>209</text:p>
          </table:table-cell>
          <table:table-cell table:formula="of:=COM.MICROSOFT.NORM.DIST([.L36];[.E35];[.H35];0)" office:value-type="float" office:value="0.00259357052079348" calcext:value-type="float">
            <text:p>0.002593570520793</text:p>
          </table:table-cell>
          <table:table-cell/>
        </table:table-row>
        <table:table-row table:style-name="ro2">
          <table:table-cell table:number-columns-repeated="4"/>
          <table:table-cell table:formula="of:=[.E36]" office:value-type="float" office:value="262.670639254728" calcext:value-type="float">
            <text:p>262.67</text:p>
          </table:table-cell>
          <table:table-cell table:number-columns-repeated="2"/>
          <table:table-cell table:formula="of:=[.H36]" office:value-type="float" office:value="29.5463026998915" calcext:value-type="float">
            <text:p>29.55</text:p>
          </table:table-cell>
          <table:table-cell table:number-columns-repeated="3"/>
          <table:table-cell table:formula="of:=[.L36]+1" office:value-type="float" office:value="210" calcext:value-type="float">
            <text:p>210</text:p>
          </table:table-cell>
          <table:table-cell table:formula="of:=COM.MICROSOFT.NORM.DIST([.L37];[.E35];[.H35];0)" office:value-type="float" office:value="0.00275644630554845" calcext:value-type="float">
            <text:p>0.002756446305548</text:p>
          </table:table-cell>
          <table:table-cell/>
        </table:table-row>
        <table:table-row table:style-name="ro2">
          <table:table-cell table:number-columns-repeated="4"/>
          <table:table-cell table:formula="of:=[.E37]" office:value-type="float" office:value="262.670639254728" calcext:value-type="float">
            <text:p>262.67</text:p>
          </table:table-cell>
          <table:table-cell table:number-columns-repeated="2"/>
          <table:table-cell table:formula="of:=[.H37]" office:value-type="float" office:value="29.5463026998915" calcext:value-type="float">
            <text:p>29.55</text:p>
          </table:table-cell>
          <table:table-cell table:number-columns-repeated="3"/>
          <table:table-cell table:formula="of:=[.L37]+1" office:value-type="float" office:value="211" calcext:value-type="float">
            <text:p>211</text:p>
          </table:table-cell>
          <table:table-cell table:formula="of:=COM.MICROSOFT.NORM.DIST([.L38];[.E38];[.H38];0)" office:value-type="float" office:value="0.00292619679336874" calcext:value-type="float">
            <text:p>0.002926196793369</text:p>
          </table:table-cell>
          <table:table-cell/>
        </table:table-row>
        <table:table-row table:style-name="ro2">
          <table:table-cell table:number-columns-repeated="4"/>
          <table:table-cell table:formula="of:=[.E38]" office:value-type="float" office:value="262.670639254728" calcext:value-type="float">
            <text:p>262.67</text:p>
          </table:table-cell>
          <table:table-cell table:number-columns-repeated="2"/>
          <table:table-cell table:formula="of:=[.H38]" office:value-type="float" office:value="29.5463026998915" calcext:value-type="float">
            <text:p>29.55</text:p>
          </table:table-cell>
          <table:table-cell table:number-columns-repeated="3"/>
          <table:table-cell table:formula="of:=[.L38]+1" office:value-type="float" office:value="212" calcext:value-type="float">
            <text:p>212</text:p>
          </table:table-cell>
          <table:table-cell table:formula="of:=COM.MICROSOFT.NORM.DIST([.L39];[.E38];[.H38];0)" office:value-type="float" office:value="0.00310284470736352" calcext:value-type="float">
            <text:p>0.003102844707364</text:p>
          </table:table-cell>
          <table:table-cell/>
        </table:table-row>
        <table:table-row table:style-name="ro2">
          <table:table-cell table:number-columns-repeated="4"/>
          <table:table-cell table:formula="of:=[.E39]" office:value-type="float" office:value="262.670639254728" calcext:value-type="float">
            <text:p>262.67</text:p>
          </table:table-cell>
          <table:table-cell table:number-columns-repeated="2"/>
          <table:table-cell table:formula="of:=[.H39]" office:value-type="float" office:value="29.5463026998915" calcext:value-type="float">
            <text:p>29.55</text:p>
          </table:table-cell>
          <table:table-cell table:number-columns-repeated="3"/>
          <table:table-cell table:formula="of:=[.L39]+1" office:value-type="float" office:value="213" calcext:value-type="float">
            <text:p>213</text:p>
          </table:table-cell>
          <table:table-cell table:formula="of:=COM.MICROSOFT.NORM.DIST([.L40];[.E38];[.H38];0)" office:value-type="float" office:value="0.00328638975384957" calcext:value-type="float">
            <text:p>0.00328638975385</text:p>
          </table:table-cell>
          <table:table-cell/>
        </table:table-row>
        <table:table-row table:style-name="ro2">
          <table:table-cell table:number-columns-repeated="4"/>
          <table:table-cell table:formula="of:=[.E40]" office:value-type="float" office:value="262.670639254728" calcext:value-type="float">
            <text:p>262.67</text:p>
          </table:table-cell>
          <table:table-cell table:number-columns-repeated="2"/>
          <table:table-cell table:formula="of:=[.H40]" office:value-type="float" office:value="29.5463026998915" calcext:value-type="float">
            <text:p>29.55</text:p>
          </table:table-cell>
          <table:table-cell table:number-columns-repeated="3"/>
          <table:table-cell table:formula="of:=[.L40]+1" office:value-type="float" office:value="214" calcext:value-type="float">
            <text:p>214</text:p>
          </table:table-cell>
          <table:table-cell table:formula="of:=COM.MICROSOFT.NORM.DIST([.L41];[.E41];[.H41];0)" office:value-type="float" office:value="0.00347680723481004" calcext:value-type="float">
            <text:p>0.00347680723481</text:p>
          </table:table-cell>
          <table:table-cell/>
        </table:table-row>
        <table:table-row table:style-name="ro2">
          <table:table-cell table:number-columns-repeated="4"/>
          <table:table-cell table:formula="of:=[.E41]" office:value-type="float" office:value="262.670639254728" calcext:value-type="float">
            <text:p>262.67</text:p>
          </table:table-cell>
          <table:table-cell table:number-columns-repeated="2"/>
          <table:table-cell table:formula="of:=[.H41]" office:value-type="float" office:value="29.5463026998915" calcext:value-type="float">
            <text:p>29.55</text:p>
          </table:table-cell>
          <table:table-cell table:number-columns-repeated="3"/>
          <table:table-cell table:formula="of:=[.L41]+1" office:value-type="float" office:value="215" calcext:value-type="float">
            <text:p>215</text:p>
          </table:table-cell>
          <table:table-cell table:formula="of:=COM.MICROSOFT.NORM.DIST([.L42];[.E41];[.H41];0)" office:value-type="float" office:value="0.00367404672123233" calcext:value-type="float">
            <text:p>0.003674046721232</text:p>
          </table:table-cell>
          <table:table-cell/>
        </table:table-row>
        <table:table-row table:style-name="ro2">
          <table:table-cell table:number-columns-repeated="4"/>
          <table:table-cell table:formula="of:=[.E42]" office:value-type="float" office:value="262.670639254728" calcext:value-type="float">
            <text:p>262.67</text:p>
          </table:table-cell>
          <table:table-cell table:number-columns-repeated="2"/>
          <table:table-cell table:formula="of:=[.H42]" office:value-type="float" office:value="29.5463026998915" calcext:value-type="float">
            <text:p>29.55</text:p>
          </table:table-cell>
          <table:table-cell table:number-columns-repeated="3"/>
          <table:table-cell table:formula="of:=[.L42]+1" office:value-type="float" office:value="216" calcext:value-type="float">
            <text:p>216</text:p>
          </table:table-cell>
          <table:table-cell table:formula="of:=COM.MICROSOFT.NORM.DIST([.L43];[.E41];[.H41];0)" office:value-type="float" office:value="0.00387803080029731" calcext:value-type="float">
            <text:p>0.003878030800297</text:p>
          </table:table-cell>
          <table:table-cell/>
        </table:table-row>
        <table:table-row table:style-name="ro2">
          <table:table-cell table:number-columns-repeated="4"/>
          <table:table-cell table:formula="of:=[.E43]" office:value-type="float" office:value="262.670639254728" calcext:value-type="float">
            <text:p>262.67</text:p>
          </table:table-cell>
          <table:table-cell table:number-columns-repeated="2"/>
          <table:table-cell table:formula="of:=[.H43]" office:value-type="float" office:value="29.5463026998915" calcext:value-type="float">
            <text:p>29.55</text:p>
          </table:table-cell>
          <table:table-cell table:number-columns-repeated="3"/>
          <table:table-cell table:formula="of:=[.L43]+1" office:value-type="float" office:value="217" calcext:value-type="float">
            <text:p>217</text:p>
          </table:table-cell>
          <table:table-cell table:formula="of:=COM.MICROSOFT.NORM.DIST([.L44];[.E44];[.H44];0)" office:value-type="float" office:value="0.00408865390954314" calcext:value-type="float">
            <text:p>0.004088653909543</text:p>
          </table:table-cell>
          <table:table-cell/>
        </table:table-row>
        <table:table-row table:style-name="ro2">
          <table:table-cell table:number-columns-repeated="4"/>
          <table:table-cell table:formula="of:=[.E44]" office:value-type="float" office:value="262.670639254728" calcext:value-type="float">
            <text:p>262.67</text:p>
          </table:table-cell>
          <table:table-cell table:number-columns-repeated="2"/>
          <table:table-cell table:formula="of:=[.H44]" office:value-type="float" office:value="29.5463026998915" calcext:value-type="float">
            <text:p>29.55</text:p>
          </table:table-cell>
          <table:table-cell table:number-columns-repeated="3"/>
          <table:table-cell table:formula="of:=[.L44]+1" office:value-type="float" office:value="218" calcext:value-type="float">
            <text:p>218</text:p>
          </table:table-cell>
          <table:table-cell table:formula="of:=COM.MICROSOFT.NORM.DIST([.L45];[.E44];[.H44];0)" office:value-type="float" office:value="0.00430578127116242" calcext:value-type="float">
            <text:p>0.004305781271162</text:p>
          </table:table-cell>
          <table:table-cell/>
        </table:table-row>
        <table:table-row table:style-name="ro2">
          <table:table-cell table:number-columns-repeated="4"/>
          <table:table-cell table:formula="of:=[.E45]" office:value-type="float" office:value="262.670639254728" calcext:value-type="float">
            <text:p>262.67</text:p>
          </table:table-cell>
          <table:table-cell table:number-columns-repeated="2"/>
          <table:table-cell table:formula="of:=[.H45]" office:value-type="float" office:value="29.5463026998915" calcext:value-type="float">
            <text:p>29.55</text:p>
          </table:table-cell>
          <table:table-cell table:number-columns-repeated="3"/>
          <table:table-cell table:formula="of:=[.L45]+1" office:value-type="float" office:value="219" calcext:value-type="float">
            <text:p>219</text:p>
          </table:table-cell>
          <table:table-cell table:formula="of:=COM.MICROSOFT.NORM.DIST([.L46];[.E44];[.H44];0)" office:value-type="float" office:value="0.00452924793950536" calcext:value-type="float">
            <text:p>0.004529247939505</text:p>
          </table:table-cell>
          <table:table-cell/>
        </table:table-row>
        <table:table-row table:style-name="ro2">
          <table:table-cell table:number-columns-repeated="4"/>
          <table:table-cell table:formula="of:=[.E46]" office:value-type="float" office:value="262.670639254728" calcext:value-type="float">
            <text:p>262.67</text:p>
          </table:table-cell>
          <table:table-cell table:number-columns-repeated="2"/>
          <table:table-cell table:formula="of:=[.H46]" office:value-type="float" office:value="29.5463026998915" calcext:value-type="float">
            <text:p>29.55</text:p>
          </table:table-cell>
          <table:table-cell table:number-columns-repeated="3"/>
          <table:table-cell table:formula="of:=[.L46]+1" office:value-type="float" office:value="220" calcext:value-type="float">
            <text:p>220</text:p>
          </table:table-cell>
          <table:table-cell table:formula="of:=COM.MICROSOFT.NORM.DIST([.L47];[.E47];[.H47];0)" office:value-type="float" office:value="0.00475885797464815" calcext:value-type="float">
            <text:p>0.004758857974648</text:p>
          </table:table-cell>
          <table:table-cell/>
        </table:table-row>
        <table:table-row table:style-name="ro2">
          <table:table-cell table:number-columns-repeated="4"/>
          <table:table-cell table:formula="of:=[.E47]" office:value-type="float" office:value="262.670639254728" calcext:value-type="float">
            <text:p>262.67</text:p>
          </table:table-cell>
          <table:table-cell table:number-columns-repeated="2"/>
          <table:table-cell table:formula="of:=[.H47]" office:value-type="float" office:value="29.5463026998915" calcext:value-type="float">
            <text:p>29.55</text:p>
          </table:table-cell>
          <table:table-cell table:number-columns-repeated="3"/>
          <table:table-cell table:formula="of:=[.L47]+1" office:value-type="float" office:value="221" calcext:value-type="float">
            <text:p>221</text:p>
          </table:table-cell>
          <table:table-cell table:formula="of:=COM.MICROSOFT.NORM.DIST([.L48];[.E47];[.H47];0)" office:value-type="float" office:value="0.00499438375453947" calcext:value-type="float">
            <text:p>0.004994383754539</text:p>
          </table:table-cell>
          <table:table-cell/>
        </table:table-row>
        <table:table-row table:style-name="ro2">
          <table:table-cell table:number-columns-repeated="4"/>
          <table:table-cell table:formula="of:=[.E48]" office:value-type="float" office:value="262.670639254728" calcext:value-type="float">
            <text:p>262.67</text:p>
          </table:table-cell>
          <table:table-cell table:number-columns-repeated="2"/>
          <table:table-cell table:formula="of:=[.H48]" office:value-type="float" office:value="29.5463026998915" calcext:value-type="float">
            <text:p>29.55</text:p>
          </table:table-cell>
          <table:table-cell table:number-columns-repeated="3"/>
          <table:table-cell table:formula="of:=[.L48]+1" office:value-type="float" office:value="222" calcext:value-type="float">
            <text:p>222</text:p>
          </table:table-cell>
          <table:table-cell table:formula="of:=COM.MICROSOFT.NORM.DIST([.L49];[.E47];[.H47];0)" office:value-type="float" office:value="0.00523556543775617" calcext:value-type="float">
            <text:p>0.005235565437756</text:p>
          </table:table-cell>
          <table:table-cell/>
        </table:table-row>
        <table:table-row table:style-name="ro2">
          <table:table-cell table:number-columns-repeated="4"/>
          <table:table-cell table:formula="of:=[.E49]" office:value-type="float" office:value="262.670639254728" calcext:value-type="float">
            <text:p>262.67</text:p>
          </table:table-cell>
          <table:table-cell table:number-columns-repeated="2"/>
          <table:table-cell table:formula="of:=[.H49]" office:value-type="float" office:value="29.5463026998915" calcext:value-type="float">
            <text:p>29.55</text:p>
          </table:table-cell>
          <table:table-cell table:number-columns-repeated="3"/>
          <table:table-cell table:formula="of:=[.L49]+1" office:value-type="float" office:value="223" calcext:value-type="float">
            <text:p>223</text:p>
          </table:table-cell>
          <table:table-cell table:formula="of:=COM.MICROSOFT.NORM.DIST([.L50];[.E50];[.H50];0)" office:value-type="float" office:value="0.00548211058827938" calcext:value-type="float">
            <text:p>0.005482110588279</text:p>
          </table:table-cell>
          <table:table-cell/>
        </table:table-row>
        <table:table-row table:style-name="ro2">
          <table:table-cell table:number-columns-repeated="4"/>
          <table:table-cell table:formula="of:=[.E50]" office:value-type="float" office:value="262.670639254728" calcext:value-type="float">
            <text:p>262.67</text:p>
          </table:table-cell>
          <table:table-cell table:number-columns-repeated="2"/>
          <table:table-cell table:formula="of:=[.H50]" office:value-type="float" office:value="29.5463026998915" calcext:value-type="float">
            <text:p>29.55</text:p>
          </table:table-cell>
          <table:table-cell table:number-columns-repeated="3"/>
          <table:table-cell table:formula="of:=[.L50]+1" office:value-type="float" office:value="224" calcext:value-type="float">
            <text:p>224</text:p>
          </table:table-cell>
          <table:table-cell table:formula="of:=COM.MICROSOFT.NORM.DIST([.L51];[.E50];[.H50];0)" office:value-type="float" office:value="0.00573369397294383" calcext:value-type="float">
            <text:p>0.005733693972944</text:p>
          </table:table-cell>
          <table:table-cell/>
        </table:table-row>
        <table:table-row table:style-name="ro2">
          <table:table-cell table:number-columns-repeated="4"/>
          <table:table-cell table:formula="of:=[.E51]" office:value-type="float" office:value="262.670639254728" calcext:value-type="float">
            <text:p>262.67</text:p>
          </table:table-cell>
          <table:table-cell table:number-columns-repeated="2"/>
          <table:table-cell table:formula="of:=[.H51]" office:value-type="float" office:value="29.5463026998915" calcext:value-type="float">
            <text:p>29.55</text:p>
          </table:table-cell>
          <table:table-cell table:number-columns-repeated="3"/>
          <table:table-cell table:formula="of:=[.L51]+1" office:value-type="float" office:value="225" calcext:value-type="float">
            <text:p>225</text:p>
          </table:table-cell>
          <table:table-cell table:formula="of:=COM.MICROSOFT.NORM.DIST([.L52];[.E50];[.H50];0)" office:value-type="float" office:value="0.00598995754131783" calcext:value-type="float">
            <text:p>0.005989957541318</text:p>
          </table:table-cell>
          <table:table-cell/>
        </table:table-row>
        <table:table-row table:style-name="ro2">
          <table:table-cell table:number-columns-repeated="4"/>
          <table:table-cell table:formula="of:=[.E52]" office:value-type="float" office:value="262.670639254728" calcext:value-type="float">
            <text:p>262.67</text:p>
          </table:table-cell>
          <table:table-cell table:number-columns-repeated="2"/>
          <table:table-cell table:formula="of:=[.H52]" office:value-type="float" office:value="29.5463026998915" calcext:value-type="float">
            <text:p>29.55</text:p>
          </table:table-cell>
          <table:table-cell table:number-columns-repeated="3"/>
          <table:table-cell table:formula="of:=[.L52]+1" office:value-type="float" office:value="226" calcext:value-type="float">
            <text:p>226</text:p>
          </table:table-cell>
          <table:table-cell table:formula="of:=COM.MICROSOFT.NORM.DIST([.L53];[.E53];[.H53];0)" office:value-type="float" office:value="0.00625051059674089" calcext:value-type="float">
            <text:p>0.006250510596741</text:p>
          </table:table-cell>
          <table:table-cell/>
        </table:table-row>
        <table:table-row table:style-name="ro2">
          <table:table-cell table:number-columns-repeated="4"/>
          <table:table-cell table:formula="of:=[.E53]" office:value-type="float" office:value="262.670639254728" calcext:value-type="float">
            <text:p>262.67</text:p>
          </table:table-cell>
          <table:table-cell table:number-columns-repeated="2"/>
          <table:table-cell table:formula="of:=[.H53]" office:value-type="float" office:value="29.5463026998915" calcext:value-type="float">
            <text:p>29.55</text:p>
          </table:table-cell>
          <table:table-cell table:number-columns-repeated="3"/>
          <table:table-cell table:formula="of:=[.L53]+1" office:value-type="float" office:value="227" calcext:value-type="float">
            <text:p>227</text:p>
          </table:table-cell>
          <table:table-cell table:formula="of:=COM.MICROSOFT.NORM.DIST([.L54];[.E53];[.H53];0)" office:value-type="float" office:value="0.00651493016608554" calcext:value-type="float">
            <text:p>0.006514930166086</text:p>
          </table:table-cell>
          <table:table-cell/>
        </table:table-row>
        <table:table-row table:style-name="ro2">
          <table:table-cell table:number-columns-repeated="4"/>
          <table:table-cell table:formula="of:=[.E54]" office:value-type="float" office:value="262.670639254728" calcext:value-type="float">
            <text:p>262.67</text:p>
          </table:table-cell>
          <table:table-cell table:number-columns-repeated="2"/>
          <table:table-cell table:formula="of:=[.H54]" office:value-type="float" office:value="29.5463026998915" calcext:value-type="float">
            <text:p>29.55</text:p>
          </table:table-cell>
          <table:table-cell table:number-columns-repeated="3"/>
          <table:table-cell table:formula="of:=[.L54]+1" office:value-type="float" office:value="228" calcext:value-type="float">
            <text:p>228</text:p>
          </table:table-cell>
          <table:table-cell table:formula="of:=COM.MICROSOFT.NORM.DIST([.L55];[.E53];[.H53];0)" office:value-type="float" office:value="0.00678276157452559" calcext:value-type="float">
            <text:p>0.006782761574526</text:p>
          </table:table-cell>
          <table:table-cell/>
        </table:table-row>
        <table:table-row table:style-name="ro2">
          <table:table-cell table:number-columns-repeated="4"/>
          <table:table-cell table:formula="of:=[.E55]" office:value-type="float" office:value="262.670639254728" calcext:value-type="float">
            <text:p>262.67</text:p>
          </table:table-cell>
          <table:table-cell table:number-columns-repeated="2"/>
          <table:table-cell table:formula="of:=[.H55]" office:value-type="float" office:value="29.5463026998915" calcext:value-type="float">
            <text:p>29.55</text:p>
          </table:table-cell>
          <table:table-cell table:number-columns-repeated="3"/>
          <table:table-cell table:formula="of:=[.L55]+1" office:value-type="float" office:value="229" calcext:value-type="float">
            <text:p>229</text:p>
          </table:table-cell>
          <table:table-cell table:formula="of:=COM.MICROSOFT.NORM.DIST([.L56];[.E56];[.H56];0)" office:value-type="float" office:value="0.00705351923019235" calcext:value-type="float">
            <text:p>0.007053519230192</text:p>
          </table:table-cell>
          <table:table-cell/>
        </table:table-row>
        <table:table-row table:style-name="ro2">
          <table:table-cell table:number-columns-repeated="4"/>
          <table:table-cell table:formula="of:=[.E56]" office:value-type="float" office:value="262.670639254728" calcext:value-type="float">
            <text:p>262.67</text:p>
          </table:table-cell>
          <table:table-cell table:number-columns-repeated="2"/>
          <table:table-cell table:formula="of:=[.H56]" office:value-type="float" office:value="29.5463026998915" calcext:value-type="float">
            <text:p>29.55</text:p>
          </table:table-cell>
          <table:table-cell table:number-columns-repeated="3"/>
          <table:table-cell table:formula="of:=[.L56]+1" office:value-type="float" office:value="230" calcext:value-type="float">
            <text:p>230</text:p>
          </table:table-cell>
          <table:table-cell table:formula="of:=COM.MICROSOFT.NORM.DIST([.L57];[.E56];[.H56];0)" office:value-type="float" office:value="0.00732668762209341" calcext:value-type="float">
            <text:p>0.007326687622093</text:p>
          </table:table-cell>
          <table:table-cell/>
        </table:table-row>
        <table:table-row table:style-name="ro2">
          <table:table-cell table:number-columns-repeated="4"/>
          <table:table-cell table:formula="of:=[.E57]" office:value-type="float" office:value="262.670639254728" calcext:value-type="float">
            <text:p>262.67</text:p>
          </table:table-cell>
          <table:table-cell table:number-columns-repeated="2"/>
          <table:table-cell table:formula="of:=[.H57]" office:value-type="float" office:value="29.5463026998915" calcext:value-type="float">
            <text:p>29.55</text:p>
          </table:table-cell>
          <table:table-cell table:number-columns-repeated="3"/>
          <table:table-cell table:formula="of:=[.L57]+1" office:value-type="float" office:value="231" calcext:value-type="float">
            <text:p>231</text:p>
          </table:table-cell>
          <table:table-cell table:formula="of:=COM.MICROSOFT.NORM.DIST([.L58];[.E56];[.H56];0)" office:value-type="float" office:value="0.0076017225330662" calcext:value-type="float">
            <text:p>0.007601722533066</text:p>
          </table:table-cell>
          <table:table-cell/>
        </table:table-row>
        <table:table-row table:style-name="ro2">
          <table:table-cell table:number-columns-repeated="4"/>
          <table:table-cell table:formula="of:=[.E58]" office:value-type="float" office:value="262.670639254728" calcext:value-type="float">
            <text:p>262.67</text:p>
          </table:table-cell>
          <table:table-cell table:number-columns-repeated="2"/>
          <table:table-cell table:formula="of:=[.H58]" office:value-type="float" office:value="29.5463026998915" calcext:value-type="float">
            <text:p>29.55</text:p>
          </table:table-cell>
          <table:table-cell table:number-columns-repeated="3"/>
          <table:table-cell table:formula="of:=[.L58]+1" office:value-type="float" office:value="232" calcext:value-type="float">
            <text:p>232</text:p>
          </table:table-cell>
          <table:table-cell table:formula="of:=COM.MICROSOFT.NORM.DIST([.L59];[.E59];[.H59];0)" office:value-type="float" office:value="0.00787805246785379" calcext:value-type="float">
            <text:p>0.007878052467854</text:p>
          </table:table-cell>
          <table:table-cell/>
        </table:table-row>
        <table:table-row table:style-name="ro2">
          <table:table-cell table:number-columns-repeated="4"/>
          <table:table-cell table:formula="of:=[.E59]" office:value-type="float" office:value="262.670639254728" calcext:value-type="float">
            <text:p>262.67</text:p>
          </table:table-cell>
          <table:table-cell table:number-columns-repeated="2"/>
          <table:table-cell table:formula="of:=[.H59]" office:value-type="float" office:value="29.5463026998915" calcext:value-type="float">
            <text:p>29.55</text:p>
          </table:table-cell>
          <table:table-cell table:number-columns-repeated="3"/>
          <table:table-cell table:formula="of:=[.L59]+1" office:value-type="float" office:value="233" calcext:value-type="float">
            <text:p>233</text:p>
          </table:table-cell>
          <table:table-cell table:formula="of:=COM.MICROSOFT.NORM.DIST([.L60];[.E59];[.H59];0)" office:value-type="float" office:value="0.00815508029463806" calcext:value-type="float">
            <text:p>0.008155080294638</text:p>
          </table:table-cell>
          <table:table-cell/>
        </table:table-row>
        <table:table-row table:style-name="ro2">
          <table:table-cell table:number-columns-repeated="4"/>
          <table:table-cell table:formula="of:=[.E60]" office:value-type="float" office:value="262.670639254728" calcext:value-type="float">
            <text:p>262.67</text:p>
          </table:table-cell>
          <table:table-cell table:number-columns-repeated="2"/>
          <table:table-cell table:formula="of:=[.H60]" office:value-type="float" office:value="29.5463026998915" calcext:value-type="float">
            <text:p>29.55</text:p>
          </table:table-cell>
          <table:table-cell table:number-columns-repeated="3"/>
          <table:table-cell table:formula="of:=[.L60]+1" office:value-type="float" office:value="234" calcext:value-type="float">
            <text:p>234</text:p>
          </table:table-cell>
          <table:table-cell table:formula="of:=COM.MICROSOFT.NORM.DIST([.L61];[.E59];[.H59];0)" office:value-type="float" office:value="0.00843218509655996" calcext:value-type="float">
            <text:p>0.00843218509656</text:p>
          </table:table-cell>
          <table:table-cell/>
        </table:table-row>
        <table:table-row table:style-name="ro2">
          <table:table-cell table:number-columns-repeated="4"/>
          <table:table-cell table:formula="of:=[.E61]" office:value-type="float" office:value="262.670639254728" calcext:value-type="float">
            <text:p>262.67</text:p>
          </table:table-cell>
          <table:table-cell table:number-columns-repeated="2"/>
          <table:table-cell table:formula="of:=[.H61]" office:value-type="float" office:value="29.5463026998915" calcext:value-type="float">
            <text:p>29.55</text:p>
          </table:table-cell>
          <table:table-cell table:number-columns-repeated="3"/>
          <table:table-cell table:formula="of:=[.L61]+1" office:value-type="float" office:value="235" calcext:value-type="float">
            <text:p>235</text:p>
          </table:table-cell>
          <table:table-cell table:formula="of:=COM.MICROSOFT.NORM.DIST([.L62];[.E62];[.H62];0)" office:value-type="float" office:value="0.00870872422791665" calcext:value-type="float">
            <text:p>0.008708724227917</text:p>
          </table:table-cell>
          <table:table-cell/>
        </table:table-row>
        <table:table-row table:style-name="ro2">
          <table:table-cell table:number-columns-repeated="4"/>
          <table:table-cell table:formula="of:=[.E62]" office:value-type="float" office:value="262.670639254728" calcext:value-type="float">
            <text:p>262.67</text:p>
          </table:table-cell>
          <table:table-cell table:number-columns-repeated="2"/>
          <table:table-cell table:formula="of:=[.H62]" office:value-type="float" office:value="29.5463026998915" calcext:value-type="float">
            <text:p>29.55</text:p>
          </table:table-cell>
          <table:table-cell table:number-columns-repeated="3"/>
          <table:table-cell table:formula="of:=[.L62]+1" office:value-type="float" office:value="236" calcext:value-type="float">
            <text:p>236</text:p>
          </table:table-cell>
          <table:table-cell table:formula="of:=COM.MICROSOFT.NORM.DIST([.L63];[.E62];[.H62];0)" office:value-type="float" office:value="0.00898403556786722" calcext:value-type="float">
            <text:p>0.008984035567867</text:p>
          </table:table-cell>
          <table:table-cell/>
        </table:table-row>
        <table:table-row table:style-name="ro2">
          <table:table-cell table:number-columns-repeated="4"/>
          <table:table-cell table:formula="of:=[.E63]" office:value-type="float" office:value="262.670639254728" calcext:value-type="float">
            <text:p>262.67</text:p>
          </table:table-cell>
          <table:table-cell table:number-columns-repeated="2"/>
          <table:table-cell table:formula="of:=[.H63]" office:value-type="float" office:value="29.5463026998915" calcext:value-type="float">
            <text:p>29.55</text:p>
          </table:table-cell>
          <table:table-cell table:number-columns-repeated="3"/>
          <table:table-cell table:formula="of:=[.L63]+1" office:value-type="float" office:value="237" calcext:value-type="float">
            <text:p>237</text:p>
          </table:table-cell>
          <table:table-cell table:formula="of:=COM.MICROSOFT.NORM.DIST([.L64];[.E62];[.H62];0)" office:value-type="float" office:value="0.00925743996262285" calcext:value-type="float">
            <text:p>0.009257439962623</text:p>
          </table:table-cell>
          <table:table-cell/>
        </table:table-row>
        <table:table-row table:style-name="ro2">
          <table:table-cell table:number-columns-repeated="4"/>
          <table:table-cell table:formula="of:=[.E64]" office:value-type="float" office:value="262.670639254728" calcext:value-type="float">
            <text:p>262.67</text:p>
          </table:table-cell>
          <table:table-cell table:number-columns-repeated="2"/>
          <table:table-cell table:formula="of:=[.H64]" office:value-type="float" office:value="29.5463026998915" calcext:value-type="float">
            <text:p>29.55</text:p>
          </table:table-cell>
          <table:table-cell table:number-columns-repeated="3"/>
          <table:table-cell table:formula="of:=[.L64]+1" office:value-type="float" office:value="238" calcext:value-type="float">
            <text:p>238</text:p>
          </table:table-cell>
          <table:table-cell table:formula="of:=COM.MICROSOFT.NORM.DIST([.L65];[.E65];[.H65];0)" office:value-type="float" office:value="0.00952824384526149" calcext:value-type="float">
            <text:p>0.009528243845262</text:p>
          </table:table-cell>
          <table:table-cell/>
        </table:table-row>
        <table:table-row table:style-name="ro2">
          <table:table-cell table:number-columns-repeated="4"/>
          <table:table-cell table:formula="of:=[.E65]" office:value-type="float" office:value="262.670639254728" calcext:value-type="float">
            <text:p>262.67</text:p>
          </table:table-cell>
          <table:table-cell table:number-columns-repeated="2"/>
          <table:table-cell table:formula="of:=[.H65]" office:value-type="float" office:value="29.5463026998915" calcext:value-type="float">
            <text:p>29.55</text:p>
          </table:table-cell>
          <table:table-cell table:number-columns-repeated="3"/>
          <table:table-cell table:formula="of:=[.L65]+1" office:value-type="float" office:value="239" calcext:value-type="float">
            <text:p>239</text:p>
          </table:table-cell>
          <table:table-cell table:formula="of:=COM.MICROSOFT.NORM.DIST([.L66];[.E65];[.H65];0)" office:value-type="float" office:value="0.00979574202051305" calcext:value-type="float">
            <text:p>0.009795742020513</text:p>
          </table:table-cell>
          <table:table-cell/>
        </table:table-row>
        <table:table-row table:style-name="ro2">
          <table:table-cell table:number-columns-repeated="4"/>
          <table:table-cell table:formula="of:=[.E66]" office:value-type="float" office:value="262.670639254728" calcext:value-type="float">
            <text:p>262.67</text:p>
          </table:table-cell>
          <table:table-cell table:number-columns-repeated="2"/>
          <table:table-cell table:formula="of:=[.H66]" office:value-type="float" office:value="29.5463026998915" calcext:value-type="float">
            <text:p>29.55</text:p>
          </table:table-cell>
          <table:table-cell table:number-columns-repeated="3"/>
          <table:table-cell table:formula="of:=[.L66]+1" office:value-type="float" office:value="240" calcext:value-type="float">
            <text:p>240</text:p>
          </table:table-cell>
          <table:table-cell table:formula="of:=COM.MICROSOFT.NORM.DIST([.L67];[.E65];[.H65];0)" office:value-type="float" office:value="0.0100592206001271" calcext:value-type="float">
            <text:p>0.010059220600127</text:p>
          </table:table-cell>
          <table:table-cell/>
        </table:table-row>
        <table:table-row table:style-name="ro2">
          <table:table-cell table:number-columns-repeated="4"/>
          <table:table-cell table:formula="of:=[.E67]" office:value-type="float" office:value="262.670639254728" calcext:value-type="float">
            <text:p>262.67</text:p>
          </table:table-cell>
          <table:table-cell table:number-columns-repeated="2"/>
          <table:table-cell table:formula="of:=[.H67]" office:value-type="float" office:value="29.5463026998915" calcext:value-type="float">
            <text:p>29.55</text:p>
          </table:table-cell>
          <table:table-cell table:number-columns-repeated="3"/>
          <table:table-cell table:formula="of:=[.L67]+1" office:value-type="float" office:value="241" calcext:value-type="float">
            <text:p>241</text:p>
          </table:table-cell>
          <table:table-cell table:formula="of:=COM.MICROSOFT.NORM.DIST([.L68];[.E68];[.H68];0)" office:value-type="float" office:value="0.0103179600727829" calcext:value-type="float">
            <text:p>0.010317960072783</text:p>
          </table:table-cell>
          <table:table-cell/>
        </table:table-row>
        <table:table-row table:style-name="ro2">
          <table:table-cell table:number-columns-repeated="4"/>
          <table:table-cell table:formula="of:=[.E68]" office:value-type="float" office:value="262.670639254728" calcext:value-type="float">
            <text:p>262.67</text:p>
          </table:table-cell>
          <table:table-cell table:number-columns-repeated="2"/>
          <table:table-cell table:formula="of:=[.H68]" office:value-type="float" office:value="29.5463026998915" calcext:value-type="float">
            <text:p>29.55</text:p>
          </table:table-cell>
          <table:table-cell table:number-columns-repeated="3"/>
          <table:table-cell table:formula="of:=[.L68]+1" office:value-type="float" office:value="242" calcext:value-type="float">
            <text:p>242</text:p>
          </table:table-cell>
          <table:table-cell table:formula="of:=COM.MICROSOFT.NORM.DIST([.L69];[.E68];[.H68];0)" office:value-type="float" office:value="0.0105712384909489" calcext:value-type="float">
            <text:p>0.010571238490949</text:p>
          </table:table-cell>
          <table:table-cell/>
        </table:table-row>
        <table:table-row table:style-name="ro2">
          <table:table-cell table:number-columns-repeated="4"/>
          <table:table-cell table:formula="of:=[.E69]" office:value-type="float" office:value="262.670639254728" calcext:value-type="float">
            <text:p>262.67</text:p>
          </table:table-cell>
          <table:table-cell table:number-columns-repeated="2"/>
          <table:table-cell table:formula="of:=[.H69]" office:value-type="float" office:value="29.5463026998915" calcext:value-type="float">
            <text:p>29.55</text:p>
          </table:table-cell>
          <table:table-cell table:number-columns-repeated="3"/>
          <table:table-cell table:formula="of:=[.L69]+1" office:value-type="float" office:value="243" calcext:value-type="float">
            <text:p>243</text:p>
          </table:table-cell>
          <table:table-cell table:formula="of:=COM.MICROSOFT.NORM.DIST([.L70];[.E68];[.H68];0)" office:value-type="float" office:value="0.0108183347556669" calcext:value-type="float">
            <text:p>0.010818334755667</text:p>
          </table:table-cell>
          <table:table-cell/>
        </table:table-row>
        <table:table-row table:style-name="ro2">
          <table:table-cell table:number-columns-repeated="4"/>
          <table:table-cell table:formula="of:=[.E70]" office:value-type="float" office:value="262.670639254728" calcext:value-type="float">
            <text:p>262.67</text:p>
          </table:table-cell>
          <table:table-cell table:number-columns-repeated="2"/>
          <table:table-cell table:formula="of:=[.H70]" office:value-type="float" office:value="29.5463026998915" calcext:value-type="float">
            <text:p>29.55</text:p>
          </table:table-cell>
          <table:table-cell table:number-columns-repeated="3"/>
          <table:table-cell table:formula="of:=[.L70]+1" office:value-type="float" office:value="244" calcext:value-type="float">
            <text:p>244</text:p>
          </table:table-cell>
          <table:table-cell table:formula="of:=COM.MICROSOFT.NORM.DIST([.L71];[.E71];[.H71];0)" office:value-type="float" office:value="0.0110585319789414" calcext:value-type="float">
            <text:p>0.011058531978941</text:p>
          </table:table-cell>
          <table:table-cell/>
        </table:table-row>
        <table:table-row table:style-name="ro2">
          <table:table-cell table:number-columns-repeated="4"/>
          <table:table-cell table:formula="of:=[.E71]" office:value-type="float" office:value="262.670639254728" calcext:value-type="float">
            <text:p>262.67</text:p>
          </table:table-cell>
          <table:table-cell table:number-columns-repeated="2"/>
          <table:table-cell table:formula="of:=[.H71]" office:value-type="float" office:value="29.5463026998915" calcext:value-type="float">
            <text:p>29.55</text:p>
          </table:table-cell>
          <table:table-cell table:number-columns-repeated="3"/>
          <table:table-cell table:formula="of:=[.L71]+1" office:value-type="float" office:value="245" calcext:value-type="float">
            <text:p>245</text:p>
          </table:table-cell>
          <table:table-cell table:formula="of:=COM.MICROSOFT.NORM.DIST([.L72];[.E71];[.H71];0)" office:value-type="float" office:value="0.0112911209022745" calcext:value-type="float">
            <text:p>0.011291120902275</text:p>
          </table:table-cell>
          <table:table-cell/>
        </table:table-row>
        <table:table-row table:style-name="ro2">
          <table:table-cell table:number-columns-repeated="4"/>
          <table:table-cell table:formula="of:=[.E72]" office:value-type="float" office:value="262.670639254728" calcext:value-type="float">
            <text:p>262.67</text:p>
          </table:table-cell>
          <table:table-cell table:number-columns-repeated="2"/>
          <table:table-cell table:formula="of:=[.H72]" office:value-type="float" office:value="29.5463026998915" calcext:value-type="float">
            <text:p>29.55</text:p>
          </table:table-cell>
          <table:table-cell table:number-columns-repeated="3"/>
          <table:table-cell table:formula="of:=[.L72]+1" office:value-type="float" office:value="246" calcext:value-type="float">
            <text:p>246</text:p>
          </table:table-cell>
          <table:table-cell table:formula="of:=COM.MICROSOFT.NORM.DIST([.L73];[.E71];[.H71];0)" office:value-type="float" office:value="0.0115154033489198" calcext:value-type="float">
            <text:p>0.01151540334892</text:p>
          </table:table-cell>
          <table:table-cell/>
        </table:table-row>
        <table:table-row table:style-name="ro2">
          <table:table-cell table:number-columns-repeated="4"/>
          <table:table-cell table:formula="of:=[.E73]" office:value-type="float" office:value="262.670639254728" calcext:value-type="float">
            <text:p>262.67</text:p>
          </table:table-cell>
          <table:table-cell table:number-columns-repeated="2"/>
          <table:table-cell table:formula="of:=[.H73]" office:value-type="float" office:value="29.5463026998915" calcext:value-type="float">
            <text:p>29.55</text:p>
          </table:table-cell>
          <table:table-cell table:number-columns-repeated="3"/>
          <table:table-cell table:formula="of:=[.L73]+1" office:value-type="float" office:value="247" calcext:value-type="float">
            <text:p>247</text:p>
          </table:table-cell>
          <table:table-cell table:formula="of:=COM.MICROSOFT.NORM.DIST([.L74];[.E74];[.H74];0)" office:value-type="float" office:value="0.0117306956866421" calcext:value-type="float">
            <text:p>0.011730695686642</text:p>
          </table:table-cell>
          <table:table-cell/>
        </table:table-row>
        <table:table-row table:style-name="ro2">
          <table:table-cell table:number-columns-repeated="4"/>
          <table:table-cell table:formula="of:=[.E74]" office:value-type="float" office:value="262.670639254728" calcext:value-type="float">
            <text:p>262.67</text:p>
          </table:table-cell>
          <table:table-cell table:number-columns-repeated="2"/>
          <table:table-cell table:formula="of:=[.H74]" office:value-type="float" office:value="29.5463026998915" calcext:value-type="float">
            <text:p>29.55</text:p>
          </table:table-cell>
          <table:table-cell table:number-columns-repeated="3"/>
          <table:table-cell table:formula="of:=[.L74]+1" office:value-type="float" office:value="248" calcext:value-type="float">
            <text:p>248</text:p>
          </table:table-cell>
          <table:table-cell table:formula="of:=COM.MICROSOFT.NORM.DIST([.L75];[.E74];[.H74];0)" office:value-type="float" office:value="0.0119363322771862" calcext:value-type="float">
            <text:p>0.011936332277186</text:p>
          </table:table-cell>
          <table:table-cell/>
        </table:table-row>
        <table:table-row table:style-name="ro2">
          <table:table-cell table:number-columns-repeated="4"/>
          <table:table-cell table:formula="of:=[.E75]" office:value-type="float" office:value="262.670639254728" calcext:value-type="float">
            <text:p>262.67</text:p>
          </table:table-cell>
          <table:table-cell table:number-columns-repeated="2"/>
          <table:table-cell table:formula="of:=[.H75]" office:value-type="float" office:value="29.5463026998915" calcext:value-type="float">
            <text:p>29.55</text:p>
          </table:table-cell>
          <table:table-cell table:number-columns-repeated="3"/>
          <table:table-cell table:formula="of:=[.L75]+1" office:value-type="float" office:value="249" calcext:value-type="float">
            <text:p>249</text:p>
          </table:table-cell>
          <table:table-cell table:formula="of:=COM.MICROSOFT.NORM.DIST([.L76];[.E74];[.H74];0)" office:value-type="float" office:value="0.0121316688882767" calcext:value-type="float">
            <text:p>0.012131668888277</text:p>
          </table:table-cell>
          <table:table-cell/>
        </table:table-row>
        <table:table-row table:style-name="ro2">
          <table:table-cell table:number-columns-repeated="4"/>
          <table:table-cell table:formula="of:=[.E76]" office:value-type="float" office:value="262.670639254728" calcext:value-type="float">
            <text:p>262.67</text:p>
          </table:table-cell>
          <table:table-cell table:number-columns-repeated="2"/>
          <table:table-cell table:formula="of:=[.H76]" office:value-type="float" office:value="29.5463026998915" calcext:value-type="float">
            <text:p>29.55</text:p>
          </table:table-cell>
          <table:table-cell table:number-columns-repeated="3"/>
          <table:table-cell table:formula="of:=[.L76]+1" office:value-type="float" office:value="250" calcext:value-type="float">
            <text:p>250</text:p>
          </table:table-cell>
          <table:table-cell table:formula="of:=COM.MICROSOFT.NORM.DIST([.L77];[.E77];[.H77];0)" office:value-type="float" office:value="0.0123160860438106" calcext:value-type="float">
            <text:p>0.012316086043811</text:p>
          </table:table-cell>
          <table:table-cell/>
        </table:table-row>
        <table:table-row table:style-name="ro2">
          <table:table-cell table:number-columns-repeated="4"/>
          <table:table-cell table:formula="of:=[.E77]" office:value-type="float" office:value="262.670639254728" calcext:value-type="float">
            <text:p>262.67</text:p>
          </table:table-cell>
          <table:table-cell table:number-columns-repeated="2"/>
          <table:table-cell table:formula="of:=[.H77]" office:value-type="float" office:value="29.5463026998915" calcext:value-type="float">
            <text:p>29.55</text:p>
          </table:table-cell>
          <table:table-cell table:number-columns-repeated="3"/>
          <table:table-cell table:formula="of:=[.L77]+1" office:value-type="float" office:value="251" calcext:value-type="float">
            <text:p>251</text:p>
          </table:table-cell>
          <table:table-cell table:formula="of:=COM.MICROSOFT.NORM.DIST([.L78];[.E77];[.H77];0)" office:value-type="float" office:value="0.0124889922879598" calcext:value-type="float">
            <text:p>0.01248899228796</text:p>
          </table:table-cell>
          <table:table-cell/>
        </table:table-row>
        <table:table-row table:style-name="ro2">
          <table:table-cell table:number-columns-repeated="4"/>
          <table:table-cell table:formula="of:=[.E78]" office:value-type="float" office:value="262.670639254728" calcext:value-type="float">
            <text:p>262.67</text:p>
          </table:table-cell>
          <table:table-cell table:number-columns-repeated="2"/>
          <table:table-cell table:formula="of:=[.H78]" office:value-type="float" office:value="29.5463026998915" calcext:value-type="float">
            <text:p>29.55</text:p>
          </table:table-cell>
          <table:table-cell table:number-columns-repeated="3"/>
          <table:table-cell table:formula="of:=[.L78]+1" office:value-type="float" office:value="252" calcext:value-type="float">
            <text:p>252</text:p>
          </table:table-cell>
          <table:table-cell table:formula="of:=COM.MICROSOFT.NORM.DIST([.L79];[.E77];[.H77];0)" office:value-type="float" office:value="0.0126498273391882" calcext:value-type="float">
            <text:p>0.012649827339188</text:p>
          </table:table-cell>
          <table:table-cell/>
        </table:table-row>
        <table:table-row table:style-name="ro2">
          <table:table-cell table:number-columns-repeated="4"/>
          <table:table-cell table:formula="of:=[.E79]" office:value-type="float" office:value="262.670639254728" calcext:value-type="float">
            <text:p>262.67</text:p>
          </table:table-cell>
          <table:table-cell table:number-columns-repeated="2"/>
          <table:table-cell table:formula="of:=[.H79]" office:value-type="float" office:value="29.5463026998915" calcext:value-type="float">
            <text:p>29.55</text:p>
          </table:table-cell>
          <table:table-cell table:number-columns-repeated="3"/>
          <table:table-cell table:formula="of:=[.L79]+1" office:value-type="float" office:value="253" calcext:value-type="float">
            <text:p>253</text:p>
          </table:table-cell>
          <table:table-cell table:formula="of:=COM.MICROSOFT.NORM.DIST([.L80];[.E80];[.H80];0)" office:value-type="float" office:value="0.0127980651106952" calcext:value-type="float">
            <text:p>0.012798065110695</text:p>
          </table:table-cell>
          <table:table-cell/>
        </table:table-row>
        <table:table-row table:style-name="ro2">
          <table:table-cell table:number-columns-repeated="4"/>
          <table:table-cell table:formula="of:=[.E80]" office:value-type="float" office:value="262.670639254728" calcext:value-type="float">
            <text:p>262.67</text:p>
          </table:table-cell>
          <table:table-cell table:number-columns-repeated="2"/>
          <table:table-cell table:formula="of:=[.H80]" office:value-type="float" office:value="29.5463026998915" calcext:value-type="float">
            <text:p>29.55</text:p>
          </table:table-cell>
          <table:table-cell table:number-columns-repeated="3"/>
          <table:table-cell table:formula="of:=[.L80]+1" office:value-type="float" office:value="254" calcext:value-type="float">
            <text:p>254</text:p>
          </table:table-cell>
          <table:table-cell table:formula="of:=COM.MICROSOFT.NORM.DIST([.L81];[.E80];[.H80];0)" office:value-type="float" office:value="0.0129332165745327" calcext:value-type="float">
            <text:p>0.012933216574533</text:p>
          </table:table-cell>
          <table:table-cell/>
        </table:table-row>
        <table:table-row table:style-name="ro2">
          <table:table-cell table:number-columns-repeated="4"/>
          <table:table-cell table:formula="of:=[.E81]" office:value-type="float" office:value="262.670639254728" calcext:value-type="float">
            <text:p>262.67</text:p>
          </table:table-cell>
          <table:table-cell table:number-columns-repeated="2"/>
          <table:table-cell table:formula="of:=[.H81]" office:value-type="float" office:value="29.5463026998915" calcext:value-type="float">
            <text:p>29.55</text:p>
          </table:table-cell>
          <table:table-cell table:number-columns-repeated="3"/>
          <table:table-cell table:formula="of:=[.L81]+1" office:value-type="float" office:value="255" calcext:value-type="float">
            <text:p>255</text:p>
          </table:table-cell>
          <table:table-cell table:formula="of:=COM.MICROSOFT.NORM.DIST([.L82];[.E80];[.H80];0)" office:value-type="float" office:value="0.0130548324475974" calcext:value-type="float">
            <text:p>0.013054832447597</text:p>
          </table:table-cell>
          <table:table-cell/>
        </table:table-row>
        <table:table-row table:style-name="ro2">
          <table:table-cell table:number-columns-repeated="4"/>
          <table:table-cell table:formula="of:=[.E82]" office:value-type="float" office:value="262.670639254728" calcext:value-type="float">
            <text:p>262.67</text:p>
          </table:table-cell>
          <table:table-cell table:number-columns-repeated="2"/>
          <table:table-cell table:formula="of:=[.H82]" office:value-type="float" office:value="29.5463026998915" calcext:value-type="float">
            <text:p>29.55</text:p>
          </table:table-cell>
          <table:table-cell table:number-columns-repeated="3"/>
          <table:table-cell table:formula="of:=[.L82]+1" office:value-type="float" office:value="256" calcext:value-type="float">
            <text:p>256</text:p>
          </table:table-cell>
          <table:table-cell table:formula="of:=COM.MICROSOFT.NORM.DIST([.L83];[.E83];[.H83];0)" office:value-type="float" office:value="0.0131625056788656" calcext:value-type="float">
            <text:p>0.013162505678866</text:p>
          </table:table-cell>
          <table:table-cell/>
        </table:table-row>
        <table:table-row table:style-name="ro2">
          <table:table-cell table:number-columns-repeated="4"/>
          <table:table-cell table:formula="of:=[.E83]" office:value-type="float" office:value="262.670639254728" calcext:value-type="float">
            <text:p>262.67</text:p>
          </table:table-cell>
          <table:table-cell table:number-columns-repeated="2"/>
          <table:table-cell table:formula="of:=[.H83]" office:value-type="float" office:value="29.5463026998915" calcext:value-type="float">
            <text:p>29.55</text:p>
          </table:table-cell>
          <table:table-cell table:number-columns-repeated="3"/>
          <table:table-cell table:formula="of:=[.L83]+1" office:value-type="float" office:value="257" calcext:value-type="float">
            <text:p>257</text:p>
          </table:table-cell>
          <table:table-cell table:formula="of:=COM.MICROSOFT.NORM.DIST([.L84];[.E83];[.H83];0)" office:value-type="float" office:value="0.0132558737186102" calcext:value-type="float">
            <text:p>0.01325587371861</text:p>
          </table:table-cell>
          <table:table-cell/>
        </table:table-row>
        <table:table-row table:style-name="ro2">
          <table:table-cell table:number-columns-repeated="4"/>
          <table:table-cell table:formula="of:=[.E84]" office:value-type="float" office:value="262.670639254728" calcext:value-type="float">
            <text:p>262.67</text:p>
          </table:table-cell>
          <table:table-cell table:number-columns-repeated="2"/>
          <table:table-cell table:formula="of:=[.H84]" office:value-type="float" office:value="29.5463026998915" calcext:value-type="float">
            <text:p>29.55</text:p>
          </table:table-cell>
          <table:table-cell table:number-columns-repeated="3"/>
          <table:table-cell table:formula="of:=[.L84]+1" office:value-type="float" office:value="258" calcext:value-type="float">
            <text:p>258</text:p>
          </table:table-cell>
          <table:table-cell table:formula="of:=COM.MICROSOFT.NORM.DIST([.L85];[.E83];[.H83];0)" office:value-type="float" office:value="0.0133346205519005" calcext:value-type="float">
            <text:p>0.013334620551901</text:p>
          </table:table-cell>
          <table:table-cell/>
        </table:table-row>
        <table:table-row table:style-name="ro2">
          <table:table-cell table:number-columns-repeated="4"/>
          <table:table-cell table:formula="of:=[.E85]" office:value-type="float" office:value="262.670639254728" calcext:value-type="float">
            <text:p>262.67</text:p>
          </table:table-cell>
          <table:table-cell table:number-columns-repeated="2"/>
          <table:table-cell table:formula="of:=[.H85]" office:value-type="float" office:value="29.5463026998915" calcext:value-type="float">
            <text:p>29.55</text:p>
          </table:table-cell>
          <table:table-cell table:number-columns-repeated="3"/>
          <table:table-cell table:formula="of:=[.L85]+1" office:value-type="float" office:value="259" calcext:value-type="float">
            <text:p>259</text:p>
          </table:table-cell>
          <table:table-cell table:formula="of:=COM.MICROSOFT.NORM.DIST([.L86];[.E86];[.H86];0)" office:value-type="float" office:value="0.0133984784804249" calcext:value-type="float">
            <text:p>0.013398478480425</text:p>
          </table:table-cell>
          <table:table-cell/>
        </table:table-row>
        <table:table-row table:style-name="ro2">
          <table:table-cell table:number-columns-repeated="4"/>
          <table:table-cell table:formula="of:=[.E86]" office:value-type="float" office:value="262.670639254728" calcext:value-type="float">
            <text:p>262.67</text:p>
          </table:table-cell>
          <table:table-cell table:number-columns-repeated="2"/>
          <table:table-cell table:formula="of:=[.H86]" office:value-type="float" office:value="29.5463026998915" calcext:value-type="float">
            <text:p>29.55</text:p>
          </table:table-cell>
          <table:table-cell table:number-columns-repeated="3"/>
          <table:table-cell table:formula="of:=[.L86]+1" office:value-type="float" office:value="260" calcext:value-type="float">
            <text:p>260</text:p>
          </table:table-cell>
          <table:table-cell table:formula="of:=COM.MICROSOFT.NORM.DIST([.L87];[.E86];[.H86];0)" office:value-type="float" office:value="0.0134472296385797" calcext:value-type="float">
            <text:p>0.01344722963858</text:p>
          </table:table-cell>
          <table:table-cell/>
        </table:table-row>
        <table:table-row table:style-name="ro2">
          <table:table-cell table:number-columns-repeated="4"/>
          <table:table-cell table:formula="of:=[.E87]" office:value-type="float" office:value="262.670639254728" calcext:value-type="float">
            <text:p>262.67</text:p>
          </table:table-cell>
          <table:table-cell table:number-columns-repeated="2"/>
          <table:table-cell table:formula="of:=[.H87]" office:value-type="float" office:value="29.5463026998915" calcext:value-type="float">
            <text:p>29.55</text:p>
          </table:table-cell>
          <table:table-cell table:number-columns-repeated="3"/>
          <table:table-cell table:formula="of:=[.L87]+1" office:value-type="float" office:value="261" calcext:value-type="float">
            <text:p>261</text:p>
          </table:table-cell>
          <table:table-cell table:formula="of:=COM.MICROSOFT.NORM.DIST([.L88];[.E86];[.H86];0)" office:value-type="float" office:value="0.0134807072318053" calcext:value-type="float">
            <text:p>0.013480707231805</text:p>
          </table:table-cell>
          <table:table-cell/>
        </table:table-row>
        <table:table-row table:style-name="ro2">
          <table:table-cell table:number-columns-repeated="4"/>
          <table:table-cell table:formula="of:=[.E88]" office:value-type="float" office:value="262.670639254728" calcext:value-type="float">
            <text:p>262.67</text:p>
          </table:table-cell>
          <table:table-cell table:number-columns-repeated="2"/>
          <table:table-cell table:formula="of:=[.H88]" office:value-type="float" office:value="29.5463026998915" calcext:value-type="float">
            <text:p>29.55</text:p>
          </table:table-cell>
          <table:table-cell table:number-columns-repeated="3"/>
          <table:table-cell table:formula="of:=[.L88]+1" office:value-type="float" office:value="262" calcext:value-type="float">
            <text:p>262</text:p>
          </table:table-cell>
          <table:table-cell table:formula="of:=COM.MICROSOFT.NORM.DIST([.L89];[.E89];[.H89];0)" office:value-type="float" office:value="0.0134987964873226" calcext:value-type="float">
            <text:p>0.013498796487323</text:p>
          </table:table-cell>
          <table:table-cell/>
        </table:table-row>
        <table:table-row table:style-name="ro2">
          <table:table-cell table:number-columns-repeated="4"/>
          <table:table-cell table:formula="of:=[.E89]" office:value-type="float" office:value="262.670639254728" calcext:value-type="float">
            <text:p>262.67</text:p>
          </table:table-cell>
          <table:table-cell table:number-columns-repeated="2"/>
          <table:table-cell table:formula="of:=[.H89]" office:value-type="float" office:value="29.5463026998915" calcext:value-type="float">
            <text:p>29.55</text:p>
          </table:table-cell>
          <table:table-cell table:number-columns-repeated="3"/>
          <table:table-cell table:formula="of:=[.L89]+1" office:value-type="float" office:value="263" calcext:value-type="float">
            <text:p>263</text:p>
          </table:table-cell>
          <table:table-cell table:formula="of:=COM.MICROSOFT.NORM.DIST([.L90];[.E89];[.H89];0)" office:value-type="float" office:value="0.0135014353096834" calcext:value-type="float">
            <text:p>0.013501435309683</text:p>
          </table:table-cell>
          <table:table-cell/>
        </table:table-row>
        <table:table-row table:style-name="ro2">
          <table:table-cell table:number-columns-repeated="4"/>
          <table:table-cell table:formula="of:=[.E90]" office:value-type="float" office:value="262.670639254728" calcext:value-type="float">
            <text:p>262.67</text:p>
          </table:table-cell>
          <table:table-cell table:number-columns-repeated="2"/>
          <table:table-cell table:formula="of:=[.H90]" office:value-type="float" office:value="29.5463026998915" calcext:value-type="float">
            <text:p>29.55</text:p>
          </table:table-cell>
          <table:table-cell table:number-columns-repeated="3"/>
          <table:table-cell table:formula="of:=[.L90]+1" office:value-type="float" office:value="264" calcext:value-type="float">
            <text:p>264</text:p>
          </table:table-cell>
          <table:table-cell table:formula="of:=COM.MICROSOFT.NORM.DIST([.L91];[.E89];[.H89];0)" office:value-type="float" office:value="0.013488614635896" calcext:value-type="float">
            <text:p>0.013488614635896</text:p>
          </table:table-cell>
          <table:table-cell/>
        </table:table-row>
        <table:table-row table:style-name="ro2">
          <table:table-cell table:number-columns-repeated="4"/>
          <table:table-cell table:formula="of:=[.E91]" office:value-type="float" office:value="262.670639254728" calcext:value-type="float">
            <text:p>262.67</text:p>
          </table:table-cell>
          <table:table-cell table:number-columns-repeated="2"/>
          <table:table-cell table:formula="of:=[.H91]" office:value-type="float" office:value="29.5463026998915" calcext:value-type="float">
            <text:p>29.55</text:p>
          </table:table-cell>
          <table:table-cell table:number-columns-repeated="3"/>
          <table:table-cell table:formula="of:=[.L91]+1" office:value-type="float" office:value="265" calcext:value-type="float">
            <text:p>265</text:p>
          </table:table-cell>
          <table:table-cell table:formula="of:=COM.MICROSOFT.NORM.DIST([.L92];[.E92];[.H92];0)" office:value-type="float" office:value="0.0134603784872832" calcext:value-type="float">
            <text:p>0.013460378487283</text:p>
          </table:table-cell>
          <table:table-cell/>
        </table:table-row>
        <table:table-row table:style-name="ro2">
          <table:table-cell table:number-columns-repeated="4"/>
          <table:table-cell table:formula="of:=[.E92]" office:value-type="float" office:value="262.670639254728" calcext:value-type="float">
            <text:p>262.67</text:p>
          </table:table-cell>
          <table:table-cell table:number-columns-repeated="2"/>
          <table:table-cell table:formula="of:=[.H92]" office:value-type="float" office:value="29.5463026998915" calcext:value-type="float">
            <text:p>29.55</text:p>
          </table:table-cell>
          <table:table-cell table:number-columns-repeated="3"/>
          <table:table-cell table:formula="of:=[.L92]+1" office:value-type="float" office:value="266" calcext:value-type="float">
            <text:p>266</text:p>
          </table:table-cell>
          <table:table-cell table:formula="of:=COM.MICROSOFT.NORM.DIST([.L93];[.E92];[.H92];0)" office:value-type="float" office:value="0.0134168237176578" calcext:value-type="float">
            <text:p>0.013416823717658</text:p>
          </table:table-cell>
          <table:table-cell/>
        </table:table-row>
        <table:table-row table:style-name="ro2">
          <table:table-cell table:number-columns-repeated="4"/>
          <table:table-cell table:formula="of:=[.E93]" office:value-type="float" office:value="262.670639254728" calcext:value-type="float">
            <text:p>262.67</text:p>
          </table:table-cell>
          <table:table-cell table:number-columns-repeated="2"/>
          <table:table-cell table:formula="of:=[.H93]" office:value-type="float" office:value="29.5463026998915" calcext:value-type="float">
            <text:p>29.55</text:p>
          </table:table-cell>
          <table:table-cell table:number-columns-repeated="3"/>
          <table:table-cell table:formula="of:=[.L93]+1" office:value-type="float" office:value="267" calcext:value-type="float">
            <text:p>267</text:p>
          </table:table-cell>
          <table:table-cell table:formula="of:=COM.MICROSOFT.NORM.DIST([.L94];[.E92];[.H92];0)" office:value-type="float" office:value="0.0133580994598308" calcext:value-type="float">
            <text:p>0.013358099459831</text:p>
          </table:table-cell>
          <table:table-cell/>
        </table:table-row>
        <table:table-row table:style-name="ro2">
          <table:table-cell table:number-columns-repeated="4"/>
          <table:table-cell table:formula="of:=[.E94]" office:value-type="float" office:value="262.670639254728" calcext:value-type="float">
            <text:p>262.67</text:p>
          </table:table-cell>
          <table:table-cell table:number-columns-repeated="2"/>
          <table:table-cell table:formula="of:=[.H94]" office:value-type="float" office:value="29.5463026998915" calcext:value-type="float">
            <text:p>29.55</text:p>
          </table:table-cell>
          <table:table-cell table:number-columns-repeated="3"/>
          <table:table-cell table:formula="of:=[.L94]+1" office:value-type="float" office:value="268" calcext:value-type="float">
            <text:p>268</text:p>
          </table:table-cell>
          <table:table-cell table:formula="of:=COM.MICROSOFT.NORM.DIST([.L95];[.E95];[.H95];0)" office:value-type="float" office:value="0.01328440627488" calcext:value-type="float">
            <text:p>0.01328440627488</text:p>
          </table:table-cell>
          <table:table-cell/>
        </table:table-row>
        <table:table-row table:style-name="ro2">
          <table:table-cell table:number-columns-repeated="4"/>
          <table:table-cell table:formula="of:=[.E95]" office:value-type="float" office:value="262.670639254728" calcext:value-type="float">
            <text:p>262.67</text:p>
          </table:table-cell>
          <table:table-cell table:number-columns-repeated="2"/>
          <table:table-cell table:formula="of:=[.H95]" office:value-type="float" office:value="29.5463026998915" calcext:value-type="float">
            <text:p>29.55</text:p>
          </table:table-cell>
          <table:table-cell table:number-columns-repeated="3"/>
          <table:table-cell table:formula="of:=[.L95]+1" office:value-type="float" office:value="269" calcext:value-type="float">
            <text:p>269</text:p>
          </table:table-cell>
          <table:table-cell table:formula="of:=COM.MICROSOFT.NORM.DIST([.L96];[.E95];[.H95];0)" office:value-type="float" office:value="0.0131959950109702" calcext:value-type="float">
            <text:p>0.01319599501097</text:p>
          </table:table-cell>
          <table:table-cell/>
        </table:table-row>
        <table:table-row table:style-name="ro2">
          <table:table-cell table:number-columns-repeated="4"/>
          <table:table-cell table:formula="of:=[.E96]" office:value-type="float" office:value="262.670639254728" calcext:value-type="float">
            <text:p>262.67</text:p>
          </table:table-cell>
          <table:table-cell table:number-columns-repeated="2"/>
          <table:table-cell table:formula="of:=[.H96]" office:value-type="float" office:value="29.5463026998915" calcext:value-type="float">
            <text:p>29.55</text:p>
          </table:table-cell>
          <table:table-cell table:number-columns-repeated="3"/>
          <table:table-cell table:formula="of:=[.L96]+1" office:value-type="float" office:value="270" calcext:value-type="float">
            <text:p>270</text:p>
          </table:table-cell>
          <table:table-cell table:formula="of:=COM.MICROSOFT.NORM.DIST([.L97];[.E95];[.H95];0)" office:value-type="float" office:value="0.0130931653808109" calcext:value-type="float">
            <text:p>0.013093165380811</text:p>
          </table:table-cell>
          <table:table-cell/>
        </table:table-row>
        <table:table-row table:style-name="ro2">
          <table:table-cell table:number-columns-repeated="4"/>
          <table:table-cell table:formula="of:=[.E97]" office:value-type="float" office:value="262.670639254728" calcext:value-type="float">
            <text:p>262.67</text:p>
          </table:table-cell>
          <table:table-cell table:number-columns-repeated="2"/>
          <table:table-cell table:formula="of:=[.H97]" office:value-type="float" office:value="29.5463026998915" calcext:value-type="float">
            <text:p>29.55</text:p>
          </table:table-cell>
          <table:table-cell table:number-columns-repeated="3"/>
          <table:table-cell table:formula="of:=[.L97]+1" office:value-type="float" office:value="271" calcext:value-type="float">
            <text:p>271</text:p>
          </table:table-cell>
          <table:table-cell table:formula="of:=COM.MICROSOFT.NORM.DIST([.L98];[.E98];[.H98];0)" office:value-type="float" office:value="0.0129762642690431" calcext:value-type="float">
            <text:p>0.012976264269043</text:p>
          </table:table-cell>
          <table:table-cell/>
        </table:table-row>
        <table:table-row table:style-name="ro2">
          <table:table-cell table:number-columns-repeated="4"/>
          <table:table-cell table:formula="of:=[.E98]" office:value-type="float" office:value="262.670639254728" calcext:value-type="float">
            <text:p>262.67</text:p>
          </table:table-cell>
          <table:table-cell table:number-columns-repeated="2"/>
          <table:table-cell table:formula="of:=[.H98]" office:value-type="float" office:value="29.5463026998915" calcext:value-type="float">
            <text:p>29.55</text:p>
          </table:table-cell>
          <table:table-cell table:number-columns-repeated="3"/>
          <table:table-cell table:formula="of:=[.L98]+1" office:value-type="float" office:value="272" calcext:value-type="float">
            <text:p>272</text:p>
          </table:table-cell>
          <table:table-cell table:formula="of:=COM.MICROSOFT.NORM.DIST([.L99];[.E98];[.H98];0)" office:value-type="float" office:value="0.0128456837829294" calcext:value-type="float">
            <text:p>0.012845683782929</text:p>
          </table:table-cell>
          <table:table-cell/>
        </table:table-row>
        <table:table-row table:style-name="ro2">
          <table:table-cell table:number-columns-repeated="4"/>
          <table:table-cell table:formula="of:=[.E99]" office:value-type="float" office:value="262.670639254728" calcext:value-type="float">
            <text:p>262.67</text:p>
          </table:table-cell>
          <table:table-cell table:number-columns-repeated="2"/>
          <table:table-cell table:formula="of:=[.H99]" office:value-type="float" office:value="29.5463026998915" calcext:value-type="float">
            <text:p>29.55</text:p>
          </table:table-cell>
          <table:table-cell table:number-columns-repeated="3"/>
          <table:table-cell table:formula="of:=[.L99]+1" office:value-type="float" office:value="273" calcext:value-type="float">
            <text:p>273</text:p>
          </table:table-cell>
          <table:table-cell table:formula="of:=COM.MICROSOFT.NORM.DIST([.L100];[.E98];[.H98];0)" office:value-type="float" office:value="0.0127018590616769" calcext:value-type="float">
            <text:p>0.012701859061677</text:p>
          </table:table-cell>
          <table:table-cell/>
        </table:table-row>
        <table:table-row table:style-name="ro2">
          <table:table-cell table:number-columns-repeated="4"/>
          <table:table-cell table:formula="of:=[.E100]" office:value-type="float" office:value="262.670639254728" calcext:value-type="float">
            <text:p>262.67</text:p>
          </table:table-cell>
          <table:table-cell table:number-columns-repeated="2"/>
          <table:table-cell table:formula="of:=[.H100]" office:value-type="float" office:value="29.5463026998915" calcext:value-type="float">
            <text:p>29.55</text:p>
          </table:table-cell>
          <table:table-cell table:number-columns-repeated="3"/>
          <table:table-cell table:formula="of:=[.L100]+1" office:value-type="float" office:value="274" calcext:value-type="float">
            <text:p>274</text:p>
          </table:table-cell>
          <table:table-cell table:formula="of:=COM.MICROSOFT.NORM.DIST([.L101];[.E101];[.H101];0)" office:value-type="float" office:value="0.0125452658615169" calcext:value-type="float">
            <text:p>0.012545265861517</text:p>
          </table:table-cell>
          <table:table-cell/>
        </table:table-row>
        <table:table-row table:style-name="ro2">
          <table:table-cell table:number-columns-repeated="4"/>
          <table:table-cell table:formula="of:=[.E101]" office:value-type="float" office:value="262.670639254728" calcext:value-type="float">
            <text:p>262.67</text:p>
          </table:table-cell>
          <table:table-cell table:number-columns-repeated="2"/>
          <table:table-cell table:formula="of:=[.H101]" office:value-type="float" office:value="29.5463026998915" calcext:value-type="float">
            <text:p>29.55</text:p>
          </table:table-cell>
          <table:table-cell table:number-columns-repeated="3"/>
          <table:table-cell table:formula="of:=[.L101]+1" office:value-type="float" office:value="275" calcext:value-type="float">
            <text:p>275</text:p>
          </table:table-cell>
          <table:table-cell table:formula="of:=COM.MICROSOFT.NORM.DIST([.L102];[.E101];[.H101];0)" office:value-type="float" office:value="0.0123764179352895" calcext:value-type="float">
            <text:p>0.01237641793529</text:p>
          </table:table-cell>
          <table:table-cell/>
        </table:table-row>
        <table:table-row table:style-name="ro2">
          <table:table-cell table:number-columns-repeated="4"/>
          <table:table-cell table:formula="of:=[.E102]" office:value-type="float" office:value="262.670639254728" calcext:value-type="float">
            <text:p>262.67</text:p>
          </table:table-cell>
          <table:table-cell table:number-columns-repeated="2"/>
          <table:table-cell table:formula="of:=[.H102]" office:value-type="float" office:value="29.5463026998915" calcext:value-type="float">
            <text:p>29.55</text:p>
          </table:table-cell>
          <table:table-cell table:number-columns-repeated="3"/>
          <table:table-cell table:formula="of:=[.L102]+1" office:value-type="float" office:value="276" calcext:value-type="float">
            <text:p>276</text:p>
          </table:table-cell>
          <table:table-cell table:formula="of:=COM.MICROSOFT.NORM.DIST([.L103];[.E101];[.H101];0)" office:value-type="float" office:value="0.0121958642267215" calcext:value-type="float">
            <text:p>0.012195864226722</text:p>
          </table:table-cell>
          <table:table-cell/>
        </table:table-row>
        <table:table-row table:style-name="ro2">
          <table:table-cell table:number-columns-repeated="4"/>
          <table:table-cell table:formula="of:=[.E103]" office:value-type="float" office:value="262.670639254728" calcext:value-type="float">
            <text:p>262.67</text:p>
          </table:table-cell>
          <table:table-cell table:number-columns-repeated="2"/>
          <table:table-cell table:formula="of:=[.H103]" office:value-type="float" office:value="29.5463026998915" calcext:value-type="float">
            <text:p>29.55</text:p>
          </table:table-cell>
          <table:table-cell table:number-columns-repeated="3"/>
          <table:table-cell table:formula="of:=[.L103]+1" office:value-type="float" office:value="277" calcext:value-type="float">
            <text:p>277</text:p>
          </table:table-cell>
          <table:table-cell table:formula="of:=COM.MICROSOFT.NORM.DIST([.L104];[.E104];[.H104];0)" office:value-type="float" office:value="0.0120041859008186" calcext:value-type="float">
            <text:p>0.012004185900819</text:p>
          </table:table-cell>
          <table:table-cell/>
        </table:table-row>
        <table:table-row table:style-name="ro2">
          <table:table-cell table:number-columns-repeated="4"/>
          <table:table-cell table:formula="of:=[.E104]" office:value-type="float" office:value="262.670639254728" calcext:value-type="float">
            <text:p>262.67</text:p>
          </table:table-cell>
          <table:table-cell table:number-columns-repeated="2"/>
          <table:table-cell table:formula="of:=[.H104]" office:value-type="float" office:value="29.5463026998915" calcext:value-type="float">
            <text:p>29.55</text:p>
          </table:table-cell>
          <table:table-cell table:number-columns-repeated="3"/>
          <table:table-cell table:formula="of:=[.L104]+1" office:value-type="float" office:value="278" calcext:value-type="float">
            <text:p>278</text:p>
          </table:table-cell>
          <table:table-cell table:formula="of:=COM.MICROSOFT.NORM.DIST([.L105];[.E104];[.H104];0)" office:value-type="float" office:value="0.0118019932328276" calcext:value-type="float">
            <text:p>0.011801993232828</text:p>
          </table:table-cell>
          <table:table-cell/>
        </table:table-row>
        <table:table-row table:style-name="ro2">
          <table:table-cell table:number-columns-repeated="4"/>
          <table:table-cell table:formula="of:=[.E105]" office:value-type="float" office:value="262.670639254728" calcext:value-type="float">
            <text:p>262.67</text:p>
          </table:table-cell>
          <table:table-cell table:number-columns-repeated="2"/>
          <table:table-cell table:formula="of:=[.H105]" office:value-type="float" office:value="29.5463026998915" calcext:value-type="float">
            <text:p>29.55</text:p>
          </table:table-cell>
          <table:table-cell table:number-columns-repeated="3"/>
          <table:table-cell table:formula="of:=[.L105]+1" office:value-type="float" office:value="279" calcext:value-type="float">
            <text:p>279</text:p>
          </table:table-cell>
          <table:table-cell table:formula="of:=COM.MICROSOFT.NORM.DIST([.L106];[.E104];[.H104];0)" office:value-type="float" office:value="0.011589922379026" calcext:value-type="float">
            <text:p>0.011589922379026</text:p>
          </table:table-cell>
          <table:table-cell/>
        </table:table-row>
        <table:table-row table:style-name="ro2">
          <table:table-cell table:number-columns-repeated="4"/>
          <table:table-cell table:formula="of:=[.E106]" office:value-type="float" office:value="262.670639254728" calcext:value-type="float">
            <text:p>262.67</text:p>
          </table:table-cell>
          <table:table-cell table:number-columns-repeated="2"/>
          <table:table-cell table:formula="of:=[.H106]" office:value-type="float" office:value="29.5463026998915" calcext:value-type="float">
            <text:p>29.55</text:p>
          </table:table-cell>
          <table:table-cell table:number-columns-repeated="3"/>
          <table:table-cell table:formula="of:=[.L106]+1" office:value-type="float" office:value="280" calcext:value-type="float">
            <text:p>280</text:p>
          </table:table-cell>
          <table:table-cell table:formula="of:=COM.MICROSOFT.NORM.DIST([.L107];[.E107];[.H107];0)" office:value-type="float" office:value="0.0113686320531912" calcext:value-type="float">
            <text:p>0.011368632053191</text:p>
          </table:table-cell>
          <table:table-cell/>
        </table:table-row>
        <table:table-row table:style-name="ro2">
          <table:table-cell table:number-columns-repeated="4"/>
          <table:table-cell table:formula="of:=[.E107]" office:value-type="float" office:value="262.670639254728" calcext:value-type="float">
            <text:p>262.67</text:p>
          </table:table-cell>
          <table:table-cell table:number-columns-repeated="2"/>
          <table:table-cell table:formula="of:=[.H107]" office:value-type="float" office:value="29.5463026998915" calcext:value-type="float">
            <text:p>29.55</text:p>
          </table:table-cell>
          <table:table-cell table:number-columns-repeated="3"/>
          <table:table-cell table:formula="of:=[.L107]+1" office:value-type="float" office:value="281" calcext:value-type="float">
            <text:p>281</text:p>
          </table:table-cell>
          <table:table-cell table:formula="of:=COM.MICROSOFT.NORM.DIST([.L108];[.E107];[.H107];0)" office:value-type="float" office:value="0.0111388001329565" calcext:value-type="float">
            <text:p>0.011138800132957</text:p>
          </table:table-cell>
          <table:table-cell/>
        </table:table-row>
        <table:table-row table:style-name="ro2">
          <table:table-cell table:number-columns-repeated="4"/>
          <table:table-cell table:formula="of:=[.E108]" office:value-type="float" office:value="262.670639254728" calcext:value-type="float">
            <text:p>262.67</text:p>
          </table:table-cell>
          <table:table-cell table:number-columns-repeated="2"/>
          <table:table-cell table:formula="of:=[.H108]" office:value-type="float" office:value="29.5463026998915" calcext:value-type="float">
            <text:p>29.55</text:p>
          </table:table-cell>
          <table:table-cell table:number-columns-repeated="3"/>
          <table:table-cell table:formula="of:=[.L108]+1" office:value-type="float" office:value="282" calcext:value-type="float">
            <text:p>282</text:p>
          </table:table-cell>
          <table:table-cell table:formula="of:=COM.MICROSOFT.NORM.DIST([.L109];[.E107];[.H107];0)" office:value-type="float" office:value="0.0109011202203989" calcext:value-type="float">
            <text:p>0.010901120220399</text:p>
          </table:table-cell>
          <table:table-cell/>
        </table:table-row>
        <table:table-row table:style-name="ro2">
          <table:table-cell table:number-columns-repeated="4"/>
          <table:table-cell table:formula="of:=[.E109]" office:value-type="float" office:value="262.670639254728" calcext:value-type="float">
            <text:p>262.67</text:p>
          </table:table-cell>
          <table:table-cell table:number-columns-repeated="2"/>
          <table:table-cell table:formula="of:=[.H109]" office:value-type="float" office:value="29.5463026998915" calcext:value-type="float">
            <text:p>29.55</text:p>
          </table:table-cell>
          <table:table-cell table:number-columns-repeated="3"/>
          <table:table-cell table:formula="of:=[.L109]+1" office:value-type="float" office:value="283" calcext:value-type="float">
            <text:p>283</text:p>
          </table:table-cell>
          <table:table-cell table:formula="of:=COM.MICROSOFT.NORM.DIST([.L110];[.E110];[.H110];0)" office:value-type="float" office:value="0.0106562981811171" calcext:value-type="float">
            <text:p>0.010656298181117</text:p>
          </table:table-cell>
          <table:table-cell/>
        </table:table-row>
        <table:table-row table:style-name="ro2">
          <table:table-cell table:number-columns-repeated="4"/>
          <table:table-cell table:formula="of:=[.E110]" office:value-type="float" office:value="262.670639254728" calcext:value-type="float">
            <text:p>262.67</text:p>
          </table:table-cell>
          <table:table-cell table:number-columns-repeated="2"/>
          <table:table-cell table:formula="of:=[.H110]" office:value-type="float" office:value="29.5463026998915" calcext:value-type="float">
            <text:p>29.55</text:p>
          </table:table-cell>
          <table:table-cell table:number-columns-repeated="3"/>
          <table:table-cell table:formula="of:=[.L110]+1" office:value-type="float" office:value="284" calcext:value-type="float">
            <text:p>284</text:p>
          </table:table-cell>
          <table:table-cell table:formula="of:=COM.MICROSOFT.NORM.DIST([.L111];[.E110];[.H110];0)" office:value-type="float" office:value="0.0104050486857496" calcext:value-type="float">
            <text:p>0.01040504868575</text:p>
          </table:table-cell>
          <table:table-cell/>
        </table:table-row>
        <table:table-row table:style-name="ro2">
          <table:table-cell table:number-columns-repeated="4"/>
          <table:table-cell table:formula="of:=[.E111]" office:value-type="float" office:value="262.670639254728" calcext:value-type="float">
            <text:p>262.67</text:p>
          </table:table-cell>
          <table:table-cell table:number-columns-repeated="2"/>
          <table:table-cell table:formula="of:=[.H111]" office:value-type="float" office:value="29.5463026998915" calcext:value-type="float">
            <text:p>29.55</text:p>
          </table:table-cell>
          <table:table-cell table:number-columns-repeated="3"/>
          <table:table-cell table:formula="of:=[.L111]+1" office:value-type="float" office:value="285" calcext:value-type="float">
            <text:p>285</text:p>
          </table:table-cell>
          <table:table-cell table:formula="of:=COM.MICROSOFT.NORM.DIST([.L112];[.E110];[.H110];0)" office:value-type="float" office:value="0.0101480917773678" calcext:value-type="float">
            <text:p>0.010148091777368</text:p>
          </table:table-cell>
          <table:table-cell/>
        </table:table-row>
        <table:table-row table:style-name="ro2">
          <table:table-cell table:number-columns-repeated="4"/>
          <table:table-cell table:formula="of:=[.E112]" office:value-type="float" office:value="262.670639254728" calcext:value-type="float">
            <text:p>262.67</text:p>
          </table:table-cell>
          <table:table-cell table:number-columns-repeated="2"/>
          <table:table-cell table:formula="of:=[.H112]" office:value-type="float" office:value="29.5463026998915" calcext:value-type="float">
            <text:p>29.55</text:p>
          </table:table-cell>
          <table:table-cell table:number-columns-repeated="3"/>
          <table:table-cell table:formula="of:=[.L112]+1" office:value-type="float" office:value="286" calcext:value-type="float">
            <text:p>286</text:p>
          </table:table-cell>
          <table:table-cell table:formula="of:=COM.MICROSOFT.NORM.DIST([.L113];[.E113];[.H113];0)" office:value-type="float" office:value="0.00988614948746065" calcext:value-type="float">
            <text:p>0.009886149487461</text:p>
          </table:table-cell>
          <table:table-cell/>
        </table:table-row>
        <table:table-row table:style-name="ro2">
          <table:table-cell table:number-columns-repeated="4"/>
          <table:table-cell table:formula="of:=[.E113]" office:value-type="float" office:value="262.670639254728" calcext:value-type="float">
            <text:p>262.67</text:p>
          </table:table-cell>
          <table:table-cell table:number-columns-repeated="2"/>
          <table:table-cell table:formula="of:=[.H113]" office:value-type="float" office:value="29.5463026998915" calcext:value-type="float">
            <text:p>29.55</text:p>
          </table:table-cell>
          <table:table-cell table:number-columns-repeated="3"/>
          <table:table-cell table:formula="of:=[.L113]+1" office:value-type="float" office:value="287" calcext:value-type="float">
            <text:p>287</text:p>
          </table:table-cell>
          <table:table-cell table:formula="of:=COM.MICROSOFT.NORM.DIST([.L114];[.E113];[.H113];0)" office:value-type="float" office:value="0.00961994252232123" calcext:value-type="float">
            <text:p>0.009619942522321</text:p>
          </table:table-cell>
          <table:table-cell/>
        </table:table-row>
        <table:table-row table:style-name="ro2">
          <table:table-cell table:number-columns-repeated="4"/>
          <table:table-cell table:formula="of:=[.E114]" office:value-type="float" office:value="262.670639254728" calcext:value-type="float">
            <text:p>262.67</text:p>
          </table:table-cell>
          <table:table-cell table:number-columns-repeated="2"/>
          <table:table-cell table:formula="of:=[.H114]" office:value-type="float" office:value="29.5463026998915" calcext:value-type="float">
            <text:p>29.55</text:p>
          </table:table-cell>
          <table:table-cell table:number-columns-repeated="3"/>
          <table:table-cell table:formula="of:=[.L114]+1" office:value-type="float" office:value="288" calcext:value-type="float">
            <text:p>288</text:p>
          </table:table-cell>
          <table:table-cell table:formula="of:=COM.MICROSOFT.NORM.DIST([.L115];[.E113];[.H113];0)" office:value-type="float" office:value="0.00935018704056082" calcext:value-type="float">
            <text:p>0.009350187040561</text:p>
          </table:table-cell>
          <table:table-cell/>
        </table:table-row>
        <table:table-row table:style-name="ro2">
          <table:table-cell table:number-columns-repeated="4"/>
          <table:table-cell table:formula="of:=[.E115]" office:value-type="float" office:value="262.670639254728" calcext:value-type="float">
            <text:p>262.67</text:p>
          </table:table-cell>
          <table:table-cell table:number-columns-repeated="2"/>
          <table:table-cell table:formula="of:=[.H115]" office:value-type="float" office:value="29.5463026998915" calcext:value-type="float">
            <text:p>29.55</text:p>
          </table:table-cell>
          <table:table-cell table:number-columns-repeated="3"/>
          <table:table-cell table:formula="of:=[.L115]+1" office:value-type="float" office:value="289" calcext:value-type="float">
            <text:p>289</text:p>
          </table:table-cell>
          <table:table-cell table:formula="of:=COM.MICROSOFT.NORM.DIST([.L116];[.E116];[.H116];0)" office:value-type="float" office:value="0.00907759154123453" calcext:value-type="float">
            <text:p>0.009077591541235</text:p>
          </table:table-cell>
          <table:table-cell/>
        </table:table-row>
        <table:table-row table:style-name="ro2">
          <table:table-cell table:number-columns-repeated="4"/>
          <table:table-cell table:formula="of:=[.E116]" office:value-type="float" office:value="262.670639254728" calcext:value-type="float">
            <text:p>262.67</text:p>
          </table:table-cell>
          <table:table-cell table:number-columns-repeated="2"/>
          <table:table-cell table:formula="of:=[.H116]" office:value-type="float" office:value="29.5463026998915" calcext:value-type="float">
            <text:p>29.55</text:p>
          </table:table-cell>
          <table:table-cell table:number-columns-repeated="3"/>
          <table:table-cell table:formula="of:=[.L116]+1" office:value-type="float" office:value="290" calcext:value-type="float">
            <text:p>290</text:p>
          </table:table-cell>
          <table:table-cell table:formula="of:=COM.MICROSOFT.NORM.DIST([.L117];[.E116];[.H116];0)" office:value-type="float" office:value="0.00880285388067383" calcext:value-type="float">
            <text:p>0.008802853880674</text:p>
          </table:table-cell>
          <table:table-cell/>
        </table:table-row>
        <table:table-row table:style-name="ro2">
          <table:table-cell table:number-columns-repeated="4"/>
          <table:table-cell table:formula="of:=[.E117]" office:value-type="float" office:value="262.670639254728" calcext:value-type="float">
            <text:p>262.67</text:p>
          </table:table-cell>
          <table:table-cell table:number-columns-repeated="2"/>
          <table:table-cell table:formula="of:=[.H117]" office:value-type="float" office:value="29.5463026998915" calcext:value-type="float">
            <text:p>29.55</text:p>
          </table:table-cell>
          <table:table-cell table:number-columns-repeated="3"/>
          <table:table-cell table:formula="of:=[.L117]+1" office:value-type="float" office:value="291" calcext:value-type="float">
            <text:p>291</text:p>
          </table:table-cell>
          <table:table-cell table:formula="of:=COM.MICROSOFT.NORM.DIST([.L118];[.E116];[.H116];0)" office:value-type="float" office:value="0.00852665843460866" calcext:value-type="float">
            <text:p>0.008526658434609</text:p>
          </table:table-cell>
          <table:table-cell/>
        </table:table-row>
        <table:table-row table:style-name="ro2">
          <table:table-cell table:number-columns-repeated="4"/>
          <table:table-cell table:formula="of:=[.E118]" office:value-type="float" office:value="262.670639254728" calcext:value-type="float">
            <text:p>262.67</text:p>
          </table:table-cell>
          <table:table-cell table:number-columns-repeated="2"/>
          <table:table-cell table:formula="of:=[.H118]" office:value-type="float" office:value="29.5463026998915" calcext:value-type="float">
            <text:p>29.55</text:p>
          </table:table-cell>
          <table:table-cell table:number-columns-repeated="3"/>
          <table:table-cell table:formula="of:=[.L118]+1" office:value-type="float" office:value="292" calcext:value-type="float">
            <text:p>292</text:p>
          </table:table-cell>
          <table:table-cell table:formula="of:=COM.MICROSOFT.NORM.DIST([.L119];[.E117];[.H117];0)" office:value-type="float" office:value="0.00824967342054087" calcext:value-type="float">
            <text:p>0.008249673420541</text:p>
          </table:table-cell>
          <table:table-cell/>
        </table:table-row>
        <table:table-row table:style-name="ro2">
          <table:table-cell table:number-columns-repeated="4"/>
          <table:table-cell table:formula="of:=[.E119]" office:value-type="float" office:value="262.670639254728" calcext:value-type="float">
            <text:p>262.67</text:p>
          </table:table-cell>
          <table:table-cell table:number-columns-repeated="2"/>
          <table:table-cell table:formula="of:=[.H119]" office:value-type="float" office:value="29.5463026998915" calcext:value-type="float">
            <text:p>29.55</text:p>
          </table:table-cell>
          <table:table-cell table:number-columns-repeated="3"/>
          <table:table-cell table:formula="of:=[.L119]+1" office:value-type="float" office:value="293" calcext:value-type="float">
            <text:p>293</text:p>
          </table:table-cell>
          <table:table-cell table:formula="of:=COM.MICROSOFT.NORM.DIST([.L120];[.E118];[.H118];0)" office:value-type="float" office:value="0.00797254839362272" calcext:value-type="float">
            <text:p>0.007972548393623</text:p>
          </table:table-cell>
          <table:table-cell/>
        </table:table-row>
        <table:table-row table:style-name="ro2">
          <table:table-cell table:number-columns-repeated="4"/>
          <table:table-cell table:formula="of:=[.E120]" office:value-type="float" office:value="262.670639254728" calcext:value-type="float">
            <text:p>262.67</text:p>
          </table:table-cell>
          <table:table-cell table:number-columns-repeated="2"/>
          <table:table-cell table:formula="of:=[.H120]" office:value-type="float" office:value="29.5463026998915" calcext:value-type="float">
            <text:p>29.55</text:p>
          </table:table-cell>
          <table:table-cell table:number-columns-repeated="3"/>
          <table:table-cell table:formula="of:=[.L120]+1" office:value-type="float" office:value="294" calcext:value-type="float">
            <text:p>294</text:p>
          </table:table-cell>
          <table:table-cell table:formula="of:=COM.MICROSOFT.NORM.DIST([.L121];[.E119];[.H119];0)" office:value-type="float" office:value="0.00769591192751826" calcext:value-type="float">
            <text:p>0.007695911927518</text:p>
          </table:table-cell>
          <table:table-cell/>
        </table:table-row>
        <table:table-row table:style-name="ro2">
          <table:table-cell table:number-columns-repeated="4"/>
          <table:table-cell table:formula="of:=[.E121]" office:value-type="float" office:value="262.670639254728" calcext:value-type="float">
            <text:p>262.67</text:p>
          </table:table-cell>
          <table:table-cell table:number-columns-repeated="2"/>
          <table:table-cell table:formula="of:=[.H121]" office:value-type="float" office:value="29.5463026998915" calcext:value-type="float">
            <text:p>29.55</text:p>
          </table:table-cell>
          <table:table-cell table:number-columns-repeated="3"/>
          <table:table-cell table:formula="of:=[.L121]+1" office:value-type="float" office:value="295" calcext:value-type="float">
            <text:p>295</text:p>
          </table:table-cell>
          <table:table-cell table:formula="of:=COM.MICROSOFT.NORM.DIST([.L122];[.E120];[.H120];0)" office:value-type="float" office:value="0.00742036948990152" calcext:value-type="float">
            <text:p>0.007420369489902</text:p>
          </table:table-cell>
          <table:table-cell/>
        </table:table-row>
        <table:table-row table:style-name="ro2">
          <table:table-cell table:number-columns-repeated="4"/>
          <table:table-cell table:formula="of:=[.E122]" office:value-type="float" office:value="262.670639254728" calcext:value-type="float">
            <text:p>262.67</text:p>
          </table:table-cell>
          <table:table-cell table:number-columns-repeated="2"/>
          <table:table-cell table:formula="of:=[.H122]" office:value-type="float" office:value="29.5463026998915" calcext:value-type="float">
            <text:p>29.55</text:p>
          </table:table-cell>
          <table:table-cell table:number-columns-repeated="3"/>
          <table:table-cell table:formula="of:=[.L122]+1" office:value-type="float" office:value="296" calcext:value-type="float">
            <text:p>296</text:p>
          </table:table-cell>
          <table:table-cell table:formula="of:=COM.MICROSOFT.NORM.DIST([.L123];[.E121];[.H121];0)" office:value-type="float" office:value="0.00714650152039432" calcext:value-type="float">
            <text:p>0.007146501520394</text:p>
          </table:table-cell>
          <table:table-cell/>
        </table:table-row>
        <table:table-row table:style-name="ro2">
          <table:table-cell table:number-columns-repeated="4"/>
          <table:table-cell table:formula="of:=[.E123]" office:value-type="float" office:value="262.670639254728" calcext:value-type="float">
            <text:p>262.67</text:p>
          </table:table-cell>
          <table:table-cell table:number-columns-repeated="2"/>
          <table:table-cell table:formula="of:=[.H123]" office:value-type="float" office:value="29.5463026998915" calcext:value-type="float">
            <text:p>29.55</text:p>
          </table:table-cell>
          <table:table-cell table:number-columns-repeated="3"/>
          <table:table-cell table:formula="of:=[.L123]+1" office:value-type="float" office:value="297" calcext:value-type="float">
            <text:p>297</text:p>
          </table:table-cell>
          <table:table-cell table:formula="of:=COM.MICROSOFT.NORM.DIST([.L124];[.E122];[.H122];0)" office:value-type="float" office:value="0.0068748617168871" calcext:value-type="float">
            <text:p>0.006874861716887</text:p>
          </table:table-cell>
          <table:table-cell/>
        </table:table-row>
        <table:table-row table:style-name="ro2">
          <table:table-cell table:number-columns-repeated="4"/>
          <table:table-cell table:formula="of:=[.E124]" office:value-type="float" office:value="262.670639254728" calcext:value-type="float">
            <text:p>262.67</text:p>
          </table:table-cell>
          <table:table-cell table:number-columns-repeated="2"/>
          <table:table-cell table:formula="of:=[.H124]" office:value-type="float" office:value="29.5463026998915" calcext:value-type="float">
            <text:p>29.55</text:p>
          </table:table-cell>
          <table:table-cell table:number-columns-repeated="3"/>
          <table:table-cell table:formula="of:=[.L124]+1" office:value-type="float" office:value="298" calcext:value-type="float">
            <text:p>298</text:p>
          </table:table-cell>
          <table:table-cell table:formula="of:=COM.MICROSOFT.NORM.DIST([.L125];[.E123];[.H123];0)" office:value-type="float" office:value="0.00660597553433772" calcext:value-type="float">
            <text:p>0.006605975534338</text:p>
          </table:table-cell>
          <table:table-cell/>
        </table:table-row>
        <table:table-row table:style-name="ro2">
          <table:table-cell table:number-columns-repeated="4"/>
          <table:table-cell table:formula="of:=[.E125]" office:value-type="float" office:value="262.670639254728" calcext:value-type="float">
            <text:p>262.67</text:p>
          </table:table-cell>
          <table:table-cell table:number-columns-repeated="2"/>
          <table:table-cell table:formula="of:=[.H125]" office:value-type="float" office:value="29.5463026998915" calcext:value-type="float">
            <text:p>29.55</text:p>
          </table:table-cell>
          <table:table-cell table:number-columns-repeated="3"/>
          <table:table-cell table:formula="of:=[.L125]+1" office:value-type="float" office:value="299" calcext:value-type="float">
            <text:p>299</text:p>
          </table:table-cell>
          <table:table-cell table:formula="of:=COM.MICROSOFT.NORM.DIST([.L126];[.E124];[.H124];0)" office:value-type="float" office:value="0.00634033889832433" calcext:value-type="float">
            <text:p>0.006340338898324</text:p>
          </table:table-cell>
          <table:table-cell/>
        </table:table-row>
        <table:table-row table:style-name="ro2">
          <table:table-cell table:number-columns-repeated="4"/>
          <table:table-cell table:formula="of:=[.E126]" office:value-type="float" office:value="262.670639254728" calcext:value-type="float">
            <text:p>262.67</text:p>
          </table:table-cell>
          <table:table-cell table:number-columns-repeated="2"/>
          <table:table-cell table:formula="of:=[.H126]" office:value-type="float" office:value="29.5463026998915" calcext:value-type="float">
            <text:p>29.55</text:p>
          </table:table-cell>
          <table:table-cell table:number-columns-repeated="3"/>
          <table:table-cell table:formula="of:=[.L126]+1" office:value-type="float" office:value="300" calcext:value-type="float">
            <text:p>300</text:p>
          </table:table-cell>
          <table:table-cell table:formula="of:=COM.MICROSOFT.NORM.DIST([.L127];[.E125];[.H125];0)" office:value-type="float" office:value="0.00607841713385603" calcext:value-type="float">
            <text:p>0.006078417133856</text:p>
          </table:table-cell>
          <table:table-cell/>
        </table:table-row>
        <table:table-row table:style-name="ro2">
          <table:table-cell table:number-columns-repeated="4"/>
          <table:table-cell table:formula="of:=[.E127]" office:value-type="float" office:value="262.670639254728" calcext:value-type="float">
            <text:p>262.67</text:p>
          </table:table-cell>
          <table:table-cell table:number-columns-repeated="2"/>
          <table:table-cell table:formula="of:=[.H127]" office:value-type="float" office:value="29.5463026998915" calcext:value-type="float">
            <text:p>29.55</text:p>
          </table:table-cell>
          <table:table-cell table:number-columns-repeated="3"/>
          <table:table-cell table:formula="of:=[.L127]+1" office:value-type="float" office:value="301" calcext:value-type="float">
            <text:p>301</text:p>
          </table:table-cell>
          <table:table-cell table:formula="of:=COM.MICROSOFT.NORM.DIST([.L128];[.E126];[.H126];0)" office:value-type="float" office:value="0.00582064410823531" calcext:value-type="float">
            <text:p>0.005820644108235</text:p>
          </table:table-cell>
          <table:table-cell/>
        </table:table-row>
        <table:table-row table:style-name="ro2">
          <table:table-cell table:number-columns-repeated="4"/>
          <table:table-cell table:formula="of:=[.E128]" office:value-type="float" office:value="262.670639254728" calcext:value-type="float">
            <text:p>262.67</text:p>
          </table:table-cell>
          <table:table-cell table:number-columns-repeated="2"/>
          <table:table-cell table:formula="of:=[.H128]" office:value-type="float" office:value="29.5463026998915" calcext:value-type="float">
            <text:p>29.55</text:p>
          </table:table-cell>
          <table:table-cell table:number-columns-repeated="3"/>
          <table:table-cell table:formula="of:=[.L128]+1" office:value-type="float" office:value="302" calcext:value-type="float">
            <text:p>302</text:p>
          </table:table-cell>
          <table:table-cell table:formula="of:=COM.MICROSOFT.NORM.DIST([.L129];[.E127];[.H127];0)" office:value-type="float" office:value="0.00556742158513468" calcext:value-type="float">
            <text:p>0.005567421585135</text:p>
          </table:table-cell>
          <table:table-cell/>
        </table:table-row>
        <table:table-row table:style-name="ro2">
          <table:table-cell table:number-columns-repeated="4"/>
          <table:table-cell table:formula="of:=[.E129]" office:value-type="float" office:value="262.670639254728" calcext:value-type="float">
            <text:p>262.67</text:p>
          </table:table-cell>
          <table:table-cell table:number-columns-repeated="2"/>
          <table:table-cell table:formula="of:=[.H129]" office:value-type="float" office:value="29.5463026998915" calcext:value-type="float">
            <text:p>29.55</text:p>
          </table:table-cell>
          <table:table-cell table:number-columns-repeated="3"/>
          <table:table-cell table:formula="of:=[.L129]+1" office:value-type="float" office:value="303" calcext:value-type="float">
            <text:p>303</text:p>
          </table:table-cell>
          <table:table-cell table:formula="of:=COM.MICROSOFT.NORM.DIST([.L130];[.E128];[.H128];0)" office:value-type="float" office:value="0.00531911878550859" calcext:value-type="float">
            <text:p>0.005319118785509</text:p>
          </table:table-cell>
          <table:table-cell/>
        </table:table-row>
        <table:table-row table:style-name="ro2">
          <table:table-cell table:number-columns-repeated="4"/>
          <table:table-cell table:formula="of:=[.E130]" office:value-type="float" office:value="262.670639254728" calcext:value-type="float">
            <text:p>262.67</text:p>
          </table:table-cell>
          <table:table-cell table:number-columns-repeated="2"/>
          <table:table-cell table:formula="of:=[.H130]" office:value-type="float" office:value="29.5463026998915" calcext:value-type="float">
            <text:p>29.55</text:p>
          </table:table-cell>
          <table:table-cell table:number-columns-repeated="3"/>
          <table:table-cell table:formula="of:=[.L130]+1" office:value-type="float" office:value="304" calcext:value-type="float">
            <text:p>304</text:p>
          </table:table-cell>
          <table:table-cell table:formula="of:=COM.MICROSOFT.NORM.DIST([.L131];[.E129];[.H129];0)" office:value-type="float" office:value="0.00507607214952401" calcext:value-type="float">
            <text:p>0.005076072149524</text:p>
          </table:table-cell>
          <table:table-cell/>
        </table:table-row>
        <table:table-row table:style-name="ro2">
          <table:table-cell table:number-columns-repeated="4"/>
          <table:table-cell table:formula="of:=[.E131]" office:value-type="float" office:value="262.670639254728" calcext:value-type="float">
            <text:p>262.67</text:p>
          </table:table-cell>
          <table:table-cell table:number-columns-repeated="2"/>
          <table:table-cell table:formula="of:=[.H131]" office:value-type="float" office:value="29.5463026998915" calcext:value-type="float">
            <text:p>29.55</text:p>
          </table:table-cell>
          <table:table-cell table:number-columns-repeated="3"/>
          <table:table-cell table:formula="of:=[.L131]+1" office:value-type="float" office:value="305" calcext:value-type="float">
            <text:p>305</text:p>
          </table:table-cell>
          <table:table-cell table:formula="of:=COM.MICROSOFT.NORM.DIST([.L132];[.E130];[.H130];0)" office:value-type="float" office:value="0.00483858529236777" calcext:value-type="float">
            <text:p>0.004838585292368</text:p>
          </table:table-cell>
          <table:table-cell/>
        </table:table-row>
        <table:table-row table:style-name="ro2">
          <table:table-cell table:number-columns-repeated="4"/>
          <table:table-cell table:formula="of:=[.E132]" office:value-type="float" office:value="262.670639254728" calcext:value-type="float">
            <text:p>262.67</text:p>
          </table:table-cell>
          <table:table-cell table:number-columns-repeated="2"/>
          <table:table-cell table:formula="of:=[.H132]" office:value-type="float" office:value="29.5463026998915" calcext:value-type="float">
            <text:p>29.55</text:p>
          </table:table-cell>
          <table:table-cell table:number-columns-repeated="3"/>
          <table:table-cell table:formula="of:=[.L132]+1" office:value-type="float" office:value="306" calcext:value-type="float">
            <text:p>306</text:p>
          </table:table-cell>
          <table:table-cell table:formula="of:=COM.MICROSOFT.NORM.DIST([.L133];[.E131];[.H131];0)" office:value-type="float" office:value="0.00460692914558534" calcext:value-type="float">
            <text:p>0.004606929145585</text:p>
          </table:table-cell>
          <table:table-cell/>
        </table:table-row>
        <table:table-row table:style-name="ro2">
          <table:table-cell table:number-columns-repeated="4"/>
          <table:table-cell table:formula="of:=[.E133]" office:value-type="float" office:value="262.670639254728" calcext:value-type="float">
            <text:p>262.67</text:p>
          </table:table-cell>
          <table:table-cell table:number-columns-repeated="2"/>
          <table:table-cell table:formula="of:=[.H133]" office:value-type="float" office:value="29.5463026998915" calcext:value-type="float">
            <text:p>29.55</text:p>
          </table:table-cell>
          <table:table-cell table:number-columns-repeated="3"/>
          <table:table-cell table:formula="of:=[.L133]+1" office:value-type="float" office:value="307" calcext:value-type="float">
            <text:p>307</text:p>
          </table:table-cell>
          <table:table-cell table:formula="of:=COM.MICROSOFT.NORM.DIST([.L134];[.E132];[.H132];0)" office:value-type="float" office:value="0.00438134227453025" calcext:value-type="float">
            <text:p>0.00438134227453</text:p>
          </table:table-cell>
          <table:table-cell/>
        </table:table-row>
        <table:table-row table:style-name="ro2">
          <table:table-cell table:number-columns-repeated="4"/>
          <table:table-cell table:formula="of:=[.E134]" office:value-type="float" office:value="262.670639254728" calcext:value-type="float">
            <text:p>262.67</text:p>
          </table:table-cell>
          <table:table-cell table:number-columns-repeated="2"/>
          <table:table-cell table:formula="of:=[.H134]" office:value-type="float" office:value="29.5463026998915" calcext:value-type="float">
            <text:p>29.55</text:p>
          </table:table-cell>
          <table:table-cell table:number-columns-repeated="3"/>
          <table:table-cell table:formula="of:=[.L134]+1" office:value-type="float" office:value="308" calcext:value-type="float">
            <text:p>308</text:p>
          </table:table-cell>
          <table:table-cell table:formula="of:=COM.MICROSOFT.NORM.DIST([.L135];[.E133];[.H133];0)" office:value-type="float" office:value="0.00416203136156185" calcext:value-type="float">
            <text:p>0.004162031361562</text:p>
          </table:table-cell>
          <table:table-cell/>
        </table:table-row>
        <table:table-row table:style-name="ro2">
          <table:table-cell table:number-columns-repeated="4"/>
          <table:table-cell table:formula="of:=[.E135]" office:value-type="float" office:value="262.670639254728" calcext:value-type="float">
            <text:p>262.67</text:p>
          </table:table-cell>
          <table:table-cell table:number-columns-repeated="2"/>
          <table:table-cell table:formula="of:=[.H135]" office:value-type="float" office:value="29.5463026998915" calcext:value-type="float">
            <text:p>29.55</text:p>
          </table:table-cell>
          <table:table-cell table:number-columns-repeated="3"/>
          <table:table-cell table:formula="of:=[.L135]+1" office:value-type="float" office:value="309" calcext:value-type="float">
            <text:p>309</text:p>
          </table:table-cell>
          <table:table-cell table:formula="of:=COM.MICROSOFT.NORM.DIST([.L136];[.E134];[.H134];0)" office:value-type="float" office:value="0.00394917184382312" calcext:value-type="float">
            <text:p>0.003949171843823</text:p>
          </table:table-cell>
          <table:table-cell/>
        </table:table-row>
        <table:table-row table:style-name="ro2">
          <table:table-cell table:number-columns-repeated="4"/>
          <table:table-cell table:formula="of:=[.E136]" office:value-type="float" office:value="262.670639254728" calcext:value-type="float">
            <text:p>262.67</text:p>
          </table:table-cell>
          <table:table-cell table:number-columns-repeated="2"/>
          <table:table-cell table:formula="of:=[.H136]" office:value-type="float" office:value="29.5463026998915" calcext:value-type="float">
            <text:p>29.55</text:p>
          </table:table-cell>
          <table:table-cell table:number-columns-repeated="3"/>
          <table:table-cell table:formula="of:=[.L136]+1" office:value-type="float" office:value="310" calcext:value-type="float">
            <text:p>310</text:p>
          </table:table-cell>
          <table:table-cell table:formula="of:=COM.MICROSOFT.NORM.DIST([.L137];[.E135];[.H135];0)" office:value-type="float" office:value="0.00374290869376376" calcext:value-type="float">
            <text:p>0.003742908693764</text:p>
          </table:table-cell>
          <table:table-cell/>
        </table:table-row>
        <table:table-row table:style-name="ro2">
          <table:table-cell table:number-columns-repeated="4"/>
          <table:table-cell table:formula="of:=[.E137]" office:value-type="float" office:value="262.670639254728" calcext:value-type="float">
            <text:p>262.67</text:p>
          </table:table-cell>
          <table:table-cell table:number-columns-repeated="2"/>
          <table:table-cell table:formula="of:=[.H137]" office:value-type="float" office:value="29.5463026998915" calcext:value-type="float">
            <text:p>29.55</text:p>
          </table:table-cell>
          <table:table-cell table:number-columns-repeated="3"/>
          <table:table-cell table:formula="of:=[.L137]+1" office:value-type="float" office:value="311" calcext:value-type="float">
            <text:p>311</text:p>
          </table:table-cell>
          <table:table-cell table:formula="of:=COM.MICROSOFT.NORM.DIST([.L138];[.E136];[.H136];0)" office:value-type="float" office:value="0.00354335733004445" calcext:value-type="float">
            <text:p>0.003543357330044</text:p>
          </table:table-cell>
          <table:table-cell/>
        </table:table-row>
        <table:table-row table:style-name="ro2">
          <table:table-cell table:number-columns-repeated="4"/>
          <table:table-cell table:formula="of:=[.E138]" office:value-type="float" office:value="262.670639254728" calcext:value-type="float">
            <text:p>262.67</text:p>
          </table:table-cell>
          <table:table-cell table:number-columns-repeated="2"/>
          <table:table-cell table:formula="of:=[.H138]" office:value-type="float" office:value="29.5463026998915" calcext:value-type="float">
            <text:p>29.55</text:p>
          </table:table-cell>
          <table:table-cell table:number-columns-repeated="3"/>
          <table:table-cell table:formula="of:=[.L138]+1" office:value-type="float" office:value="312" calcext:value-type="float">
            <text:p>312</text:p>
          </table:table-cell>
          <table:table-cell table:formula="of:=COM.MICROSOFT.NORM.DIST([.L139];[.E137];[.H137];0)" office:value-type="float" office:value="0.00335060464606632" calcext:value-type="float">
            <text:p>0.003350604646066</text:p>
          </table:table-cell>
          <table:table-cell/>
        </table:table-row>
        <table:table-row table:style-name="ro2">
          <table:table-cell table:number-columns-repeated="4"/>
          <table:table-cell table:formula="of:=[.E139]" office:value-type="float" office:value="262.670639254728" calcext:value-type="float">
            <text:p>262.67</text:p>
          </table:table-cell>
          <table:table-cell table:number-columns-repeated="2"/>
          <table:table-cell table:formula="of:=[.H139]" office:value-type="float" office:value="29.5463026998915" calcext:value-type="float">
            <text:p>29.55</text:p>
          </table:table-cell>
          <table:table-cell table:number-columns-repeated="3"/>
          <table:table-cell table:formula="of:=[.L139]+1" office:value-type="float" office:value="313" calcext:value-type="float">
            <text:p>313</text:p>
          </table:table-cell>
          <table:table-cell table:formula="of:=COM.MICROSOFT.NORM.DIST([.L140];[.E138];[.H138];0)" office:value-type="float" office:value="0.00316471014311121" calcext:value-type="float">
            <text:p>0.003164710143111</text:p>
          </table:table-cell>
          <table:table-cell/>
        </table:table-row>
        <table:table-row table:style-name="ro2">
          <table:table-cell table:number-columns-repeated="4"/>
          <table:table-cell table:formula="of:=[.E140]" office:value-type="float" office:value="262.670639254728" calcext:value-type="float">
            <text:p>262.67</text:p>
          </table:table-cell>
          <table:table-cell table:number-columns-repeated="2"/>
          <table:table-cell table:formula="of:=[.H140]" office:value-type="float" office:value="29.5463026998915" calcext:value-type="float">
            <text:p>29.55</text:p>
          </table:table-cell>
          <table:table-cell table:number-columns-repeated="3"/>
          <table:table-cell table:formula="of:=[.L140]+1" office:value-type="float" office:value="314" calcext:value-type="float">
            <text:p>314</text:p>
          </table:table-cell>
          <table:table-cell table:formula="of:=COM.MICROSOFT.NORM.DIST([.L141];[.E139];[.H139];0)" office:value-type="float" office:value="0.00298570715494914" calcext:value-type="float">
            <text:p>0.002985707154949</text:p>
          </table:table-cell>
          <table:table-cell/>
        </table:table-row>
        <table:table-row table:style-name="ro2">
          <table:table-cell table:number-columns-repeated="4"/>
          <table:table-cell table:formula="of:=[.E141]" office:value-type="float" office:value="262.670639254728" calcext:value-type="float">
            <text:p>262.67</text:p>
          </table:table-cell>
          <table:table-cell table:number-columns-repeated="2"/>
          <table:table-cell table:formula="of:=[.H141]" office:value-type="float" office:value="29.5463026998915" calcext:value-type="float">
            <text:p>29.55</text:p>
          </table:table-cell>
          <table:table-cell table:number-columns-repeated="3"/>
          <table:table-cell table:formula="of:=[.L141]+1" office:value-type="float" office:value="315" calcext:value-type="float">
            <text:p>315</text:p>
          </table:table-cell>
          <table:table-cell table:formula="of:=COM.MICROSOFT.NORM.DIST([.L142];[.E140];[.H140];0)" office:value-type="float" office:value="0.00281360415076464" calcext:value-type="float">
            <text:p>0.002813604150765</text:p>
          </table:table-cell>
          <table:table-cell/>
        </table:table-row>
        <table:table-row table:style-name="ro2">
          <table:table-cell table:number-columns-repeated="4"/>
          <table:table-cell table:formula="of:=[.E142]" office:value-type="float" office:value="262.670639254728" calcext:value-type="float">
            <text:p>262.67</text:p>
          </table:table-cell>
          <table:table-cell table:number-columns-repeated="2"/>
          <table:table-cell table:formula="of:=[.H142]" office:value-type="float" office:value="29.5463026998915" calcext:value-type="float">
            <text:p>29.55</text:p>
          </table:table-cell>
          <table:table-cell table:number-columns-repeated="3"/>
          <table:table-cell table:formula="of:=[.L142]+1" office:value-type="float" office:value="316" calcext:value-type="float">
            <text:p>316</text:p>
          </table:table-cell>
          <table:table-cell table:formula="of:=COM.MICROSOFT.NORM.DIST([.L143];[.E141];[.H141];0)" office:value-type="float" office:value="0.00264838610336557" calcext:value-type="float">
            <text:p>0.002648386103366</text:p>
          </table:table-cell>
          <table:table-cell/>
        </table:table-row>
        <table:table-row table:style-name="ro2">
          <table:table-cell table:number-columns-repeated="4"/>
          <table:table-cell table:formula="of:=[.E143]" office:value-type="float" office:value="262.670639254728" calcext:value-type="float">
            <text:p>262.67</text:p>
          </table:table-cell>
          <table:table-cell table:number-columns-repeated="2"/>
          <table:table-cell table:formula="of:=[.H143]" office:value-type="float" office:value="29.5463026998915" calcext:value-type="float">
            <text:p>29.55</text:p>
          </table:table-cell>
          <table:table-cell table:number-columns-repeated="3"/>
          <table:table-cell table:formula="of:=[.L143]+1" office:value-type="float" office:value="317" calcext:value-type="float">
            <text:p>317</text:p>
          </table:table-cell>
          <table:table-cell table:formula="of:=COM.MICROSOFT.NORM.DIST([.L144];[.E142];[.H142];0)" office:value-type="float" office:value="0.00249001590985981" calcext:value-type="float">
            <text:p>0.00249001590986</text:p>
          </table:table-cell>
          <table:table-cell/>
        </table:table-row>
        <table:table-row table:style-name="ro2">
          <table:table-cell table:number-columns-repeated="4"/>
          <table:table-cell table:formula="of:=[.E144]" office:value-type="float" office:value="262.670639254728" calcext:value-type="float">
            <text:p>262.67</text:p>
          </table:table-cell>
          <table:table-cell table:number-columns-repeated="2"/>
          <table:table-cell table:formula="of:=[.H144]" office:value-type="float" office:value="29.5463026998915" calcext:value-type="float">
            <text:p>29.55</text:p>
          </table:table-cell>
          <table:table-cell table:number-columns-repeated="3"/>
          <table:table-cell table:formula="of:=[.L144]+1" office:value-type="float" office:value="318" calcext:value-type="float">
            <text:p>318</text:p>
          </table:table-cell>
          <table:table-cell table:formula="of:=COM.MICROSOFT.NORM.DIST([.L145];[.E143];[.H143];0)" office:value-type="float" office:value="0.002338435852309" calcext:value-type="float">
            <text:p>0.002338435852309</text:p>
          </table:table-cell>
          <table:table-cell/>
        </table:table-row>
        <table:table-row table:style-name="ro2">
          <table:table-cell table:number-columns-repeated="4"/>
          <table:table-cell table:formula="of:=[.E145]" office:value-type="float" office:value="262.670639254728" calcext:value-type="float">
            <text:p>262.67</text:p>
          </table:table-cell>
          <table:table-cell table:number-columns-repeated="2"/>
          <table:table-cell table:formula="of:=[.H145]" office:value-type="float" office:value="29.5463026998915" calcext:value-type="float">
            <text:p>29.55</text:p>
          </table:table-cell>
          <table:table-cell table:number-columns-repeated="3"/>
          <table:table-cell table:formula="of:=[.L145]+1" office:value-type="float" office:value="319" calcext:value-type="float">
            <text:p>319</text:p>
          </table:table-cell>
          <table:table-cell table:formula="of:=COM.MICROSOFT.NORM.DIST([.L146];[.E144];[.H144];0)" office:value-type="float" office:value="0.00219356908628334" calcext:value-type="float">
            <text:p>0.002193569086283</text:p>
          </table:table-cell>
          <table:table-cell/>
        </table:table-row>
        <table:table-row table:style-name="ro2">
          <table:table-cell table:number-columns-repeated="4"/>
          <table:table-cell table:formula="of:=[.E146]" office:value-type="float" office:value="262.670639254728" calcext:value-type="float">
            <text:p>262.67</text:p>
          </table:table-cell>
          <table:table-cell table:number-columns-repeated="2"/>
          <table:table-cell table:formula="of:=[.H146]" office:value-type="float" office:value="29.5463026998915" calcext:value-type="float">
            <text:p>29.55</text:p>
          </table:table-cell>
          <table:table-cell table:number-columns-repeated="3"/>
          <table:table-cell table:formula="of:=[.L146]+1" office:value-type="float" office:value="320" calcext:value-type="float">
            <text:p>320</text:p>
          </table:table-cell>
          <table:table-cell table:formula="of:=COM.MICROSOFT.NORM.DIST([.L147];[.E145];[.H145];0)" office:value-type="float" office:value="0.00205532114574058" calcext:value-type="float">
            <text:p>0.002055321145741</text:p>
          </table:table-cell>
          <table:table-cell/>
        </table:table-row>
        <table:table-row table:style-name="ro2">
          <table:table-cell table:number-columns-repeated="4"/>
          <table:table-cell table:formula="of:=[.E147]" office:value-type="float" office:value="262.670639254728" calcext:value-type="float">
            <text:p>262.67</text:p>
          </table:table-cell>
          <table:table-cell table:number-columns-repeated="2"/>
          <table:table-cell table:formula="of:=[.H147]" office:value-type="float" office:value="29.5463026998915" calcext:value-type="float">
            <text:p>29.55</text:p>
          </table:table-cell>
          <table:table-cell table:number-columns-repeated="3"/>
          <table:table-cell table:formula="of:=[.L147]+1" office:value-type="float" office:value="321" calcext:value-type="float">
            <text:p>321</text:p>
          </table:table-cell>
          <table:table-cell table:formula="of:=COM.MICROSOFT.NORM.DIST([.L148];[.E146];[.H146];0)" office:value-type="float" office:value="0.00192358145322325" calcext:value-type="float">
            <text:p>0.001923581453223</text:p>
          </table:table-cell>
          <table:table-cell/>
        </table:table-row>
        <table:table-row table:style-name="ro2">
          <table:table-cell table:number-columns-repeated="4"/>
          <table:table-cell table:formula="of:=[.E148]" office:value-type="float" office:value="262.670639254728" calcext:value-type="float">
            <text:p>262.67</text:p>
          </table:table-cell>
          <table:table-cell table:number-columns-repeated="2"/>
          <table:table-cell table:formula="of:=[.H148]" office:value-type="float" office:value="29.5463026998915" calcext:value-type="float">
            <text:p>29.55</text:p>
          </table:table-cell>
          <table:table-cell table:number-columns-repeated="3"/>
          <table:table-cell table:formula="of:=[.L148]+1" office:value-type="float" office:value="322" calcext:value-type="float">
            <text:p>322</text:p>
          </table:table-cell>
          <table:table-cell table:formula="of:=COM.MICROSOFT.NORM.DIST([.L149];[.E147];[.H147];0)" office:value-type="float" office:value="0.00179822482500248" calcext:value-type="float">
            <text:p>0.001798224825002</text:p>
          </table:table-cell>
          <table:table-cell/>
        </table:table-row>
        <table:table-row table:style-name="ro2">
          <table:table-cell table:number-columns-repeated="4"/>
          <table:table-cell table:formula="of:=[.E149]" office:value-type="float" office:value="262.670639254728" calcext:value-type="float">
            <text:p>262.67</text:p>
          </table:table-cell>
          <table:table-cell table:number-columns-repeated="2"/>
          <table:table-cell table:formula="of:=[.H149]" office:value-type="float" office:value="29.5463026998915" calcext:value-type="float">
            <text:p>29.55</text:p>
          </table:table-cell>
          <table:table-cell table:number-columns-repeated="3"/>
          <table:table-cell table:formula="of:=[.L149]+1" office:value-type="float" office:value="323" calcext:value-type="float">
            <text:p>323</text:p>
          </table:table-cell>
          <table:table-cell table:formula="of:=COM.MICROSOFT.NORM.DIST([.L150];[.E148];[.H148];0)" office:value-type="float" office:value="0.00167911296148379" calcext:value-type="float">
            <text:p>0.001679112961484</text:p>
          </table:table-cell>
          <table:table-cell/>
        </table:table-row>
        <table:table-row table:style-name="ro2">
          <table:table-cell table:number-columns-repeated="4"/>
          <table:table-cell table:formula="of:=[.E150]" office:value-type="float" office:value="262.670639254728" calcext:value-type="float">
            <text:p>262.67</text:p>
          </table:table-cell>
          <table:table-cell table:number-columns-repeated="2"/>
          <table:table-cell table:formula="of:=[.H150]" office:value-type="float" office:value="29.5463026998915" calcext:value-type="float">
            <text:p>29.55</text:p>
          </table:table-cell>
          <table:table-cell table:number-columns-repeated="3"/>
          <table:table-cell table:formula="of:=[.L150]+1" office:value-type="float" office:value="324" calcext:value-type="float">
            <text:p>324</text:p>
          </table:table-cell>
          <table:table-cell table:formula="of:=COM.MICROSOFT.NORM.DIST([.L151];[.E149];[.H149];0)" office:value-type="float" office:value="0.00156609591391929" calcext:value-type="float">
            <text:p>0.001566095913919</text:p>
          </table:table-cell>
          <table:table-cell/>
        </table:table-row>
        <table:table-row table:style-name="ro2">
          <table:table-cell table:number-columns-repeated="4"/>
          <table:table-cell table:formula="of:=[.E151]" office:value-type="float" office:value="262.670639254728" calcext:value-type="float">
            <text:p>262.67</text:p>
          </table:table-cell>
          <table:table-cell table:number-columns-repeated="2"/>
          <table:table-cell table:formula="of:=[.H151]" office:value-type="float" office:value="29.5463026998915" calcext:value-type="float">
            <text:p>29.55</text:p>
          </table:table-cell>
          <table:table-cell table:number-columns-repeated="3"/>
          <table:table-cell table:formula="of:=[.L151]+1" office:value-type="float" office:value="325" calcext:value-type="float">
            <text:p>325</text:p>
          </table:table-cell>
          <table:table-cell table:formula="of:=COM.MICROSOFT.NORM.DIST([.L152];[.E150];[.H150];0)" office:value-type="float" office:value="0.00145901351923305" calcext:value-type="float">
            <text:p>0.001459013519233</text:p>
          </table:table-cell>
          <table:table-cell/>
        </table:table-row>
        <table:table-row table:style-name="ro2">
          <table:table-cell table:number-columns-repeated="4"/>
          <table:table-cell table:formula="of:=[.E152]" office:value-type="float" office:value="262.670639254728" calcext:value-type="float">
            <text:p>262.67</text:p>
          </table:table-cell>
          <table:table-cell table:number-columns-repeated="2"/>
          <table:table-cell table:formula="of:=[.H152]" office:value-type="float" office:value="29.5463026998915" calcext:value-type="float">
            <text:p>29.55</text:p>
          </table:table-cell>
          <table:table-cell table:number-columns-repeated="3"/>
          <table:table-cell table:formula="of:=[.L152]+1" office:value-type="float" office:value="326" calcext:value-type="float">
            <text:p>326</text:p>
          </table:table-cell>
          <table:table-cell table:formula="of:=COM.MICROSOFT.NORM.DIST([.L153];[.E151];[.H151];0)" office:value-type="float" office:value="0.001357696795551" calcext:value-type="float">
            <text:p>0.001357696795551</text:p>
          </table:table-cell>
          <table:table-cell/>
        </table:table-row>
        <table:table-row table:style-name="ro2">
          <table:table-cell table:number-columns-repeated="4"/>
          <table:table-cell table:formula="of:=[.E153]" office:value-type="float" office:value="262.670639254728" calcext:value-type="float">
            <text:p>262.67</text:p>
          </table:table-cell>
          <table:table-cell table:number-columns-repeated="2"/>
          <table:table-cell table:formula="of:=[.H153]" office:value-type="float" office:value="29.5463026998915" calcext:value-type="float">
            <text:p>29.55</text:p>
          </table:table-cell>
          <table:table-cell table:number-columns-repeated="3"/>
          <table:table-cell table:formula="of:=[.L153]+1" office:value-type="float" office:value="327" calcext:value-type="float">
            <text:p>327</text:p>
          </table:table-cell>
          <table:table-cell table:formula="of:=COM.MICROSOFT.NORM.DIST([.L154];[.E152];[.H152];0)" office:value-type="float" office:value="0.00126196929182512" calcext:value-type="float">
            <text:p>0.001261969291825</text:p>
          </table:table-cell>
          <table:table-cell/>
        </table:table-row>
        <table:table-row table:style-name="ro2">
          <table:table-cell table:number-columns-repeated="4"/>
          <table:table-cell table:formula="of:=[.E154]" office:value-type="float" office:value="262.670639254728" calcext:value-type="float">
            <text:p>262.67</text:p>
          </table:table-cell>
          <table:table-cell table:number-columns-repeated="2"/>
          <table:table-cell table:formula="of:=[.H154]" office:value-type="float" office:value="29.5463026998915" calcext:value-type="float">
            <text:p>29.55</text:p>
          </table:table-cell>
          <table:table-cell table:number-columns-repeated="3"/>
          <table:table-cell table:formula="of:=[.L154]+1" office:value-type="float" office:value="328" calcext:value-type="float">
            <text:p>328</text:p>
          </table:table-cell>
          <table:table-cell table:formula="of:=COM.MICROSOFT.NORM.DIST([.L155];[.E153];[.H153];0)" office:value-type="float" office:value="0.00117164838574489" calcext:value-type="float">
            <text:p>0.001171648385745</text:p>
          </table:table-cell>
          <table:table-cell/>
        </table:table-row>
        <table:table-row table:style-name="ro2">
          <table:table-cell table:number-columns-repeated="4"/>
          <table:table-cell table:formula="of:=[.E155]" office:value-type="float" office:value="262.670639254728" calcext:value-type="float">
            <text:p>262.67</text:p>
          </table:table-cell>
          <table:table-cell table:number-columns-repeated="2"/>
          <table:table-cell table:formula="of:=[.H155]" office:value-type="float" office:value="29.5463026998915" calcext:value-type="float">
            <text:p>29.55</text:p>
          </table:table-cell>
          <table:table-cell table:number-columns-repeated="3"/>
          <table:table-cell table:formula="of:=[.L155]+1" office:value-type="float" office:value="329" calcext:value-type="float">
            <text:p>329</text:p>
          </table:table-cell>
          <table:table-cell table:formula="of:=COM.MICROSOFT.NORM.DIST([.L156];[.E154];[.H154];0)" office:value-type="float" office:value="0.00108654652492859" calcext:value-type="float">
            <text:p>0.001086546524929</text:p>
          </table:table-cell>
          <table:table-cell/>
        </table:table-row>
        <table:table-row table:style-name="ro2">
          <table:table-cell table:number-columns-repeated="4"/>
          <table:table-cell table:formula="of:=[.E156]" office:value-type="float" office:value="262.670639254728" calcext:value-type="float">
            <text:p>262.67</text:p>
          </table:table-cell>
          <table:table-cell table:number-columns-repeated="2"/>
          <table:table-cell table:formula="of:=[.H156]" office:value-type="float" office:value="29.5463026998915" calcext:value-type="float">
            <text:p>29.55</text:p>
          </table:table-cell>
          <table:table-cell table:number-columns-repeated="3"/>
          <table:table-cell table:formula="of:=[.L156]+1" office:value-type="float" office:value="330" calcext:value-type="float">
            <text:p>330</text:p>
          </table:table-cell>
          <table:table-cell table:formula="of:=COM.MICROSOFT.NORM.DIST([.L157];[.E155];[.H155];0)" office:value-type="float" office:value="0.00100647240717493" calcext:value-type="float">
            <text:p>0.001006472407175</text:p>
          </table:table-cell>
          <table:table-cell/>
        </table:table-row>
        <table:table-row table:style-name="ro2">
          <table:table-cell table:number-columns-repeated="4"/>
          <table:table-cell table:formula="of:=[.E157]" office:value-type="float" office:value="262.670639254728" calcext:value-type="float">
            <text:p>262.67</text:p>
          </table:table-cell>
          <table:table-cell table:number-columns-repeated="2"/>
          <table:table-cell table:formula="of:=[.H157]" office:value-type="float" office:value="29.5463026998915" calcext:value-type="float">
            <text:p>29.55</text:p>
          </table:table-cell>
          <table:table-cell table:number-columns-repeated="3"/>
          <table:table-cell table:formula="of:=[.L157]+1" office:value-type="float" office:value="331" calcext:value-type="float">
            <text:p>331</text:p>
          </table:table-cell>
          <table:table-cell table:formula="of:=COM.MICROSOFT.NORM.DIST([.L158];[.E156];[.H156];0)" office:value-type="float" office:value="0.000931232096325934" calcext:value-type="float">
            <text:p>0.000931232096326</text:p>
          </table:table-cell>
          <table:table-cell/>
        </table:table-row>
        <table:table-row table:style-name="ro2">
          <table:table-cell table:number-columns-repeated="4"/>
          <table:table-cell table:formula="of:=[.E158]" office:value-type="float" office:value="262.670639254728" calcext:value-type="float">
            <text:p>262.67</text:p>
          </table:table-cell>
          <table:table-cell table:number-columns-repeated="2"/>
          <table:table-cell table:formula="of:=[.H158]" office:value-type="float" office:value="29.5463026998915" calcext:value-type="float">
            <text:p>29.55</text:p>
          </table:table-cell>
          <table:table-cell table:number-columns-repeated="3"/>
          <table:table-cell table:formula="of:=[.L158]+1" office:value-type="float" office:value="332" calcext:value-type="float">
            <text:p>332</text:p>
          </table:table-cell>
          <table:table-cell table:formula="of:=COM.MICROSOFT.NORM.DIST([.L159];[.E157];[.H157];0)" office:value-type="float" office:value="0.000860630071036932" calcext:value-type="float">
            <text:p>0.000860630071037</text:p>
          </table:table-cell>
          <table:table-cell/>
        </table:table-row>
        <table:table-row table:style-name="ro2">
          <table:table-cell table:number-columns-repeated="4"/>
          <table:table-cell table:formula="of:=[.E159]" office:value-type="float" office:value="262.670639254728" calcext:value-type="float">
            <text:p>262.67</text:p>
          </table:table-cell>
          <table:table-cell table:number-columns-repeated="2"/>
          <table:table-cell table:formula="of:=[.H159]" office:value-type="float" office:value="29.5463026998915" calcext:value-type="float">
            <text:p>29.55</text:p>
          </table:table-cell>
          <table:table-cell table:number-columns-repeated="3"/>
          <table:table-cell table:formula="of:=[.L159]+1" office:value-type="float" office:value="333" calcext:value-type="float">
            <text:p>333</text:p>
          </table:table-cell>
          <table:table-cell table:formula="of:=COM.MICROSOFT.NORM.DIST([.L160];[.E158];[.H158];0)" office:value-type="float" office:value="0.000794470204464747" calcext:value-type="float">
            <text:p>0.000794470204465</text:p>
          </table:table-cell>
          <table:table-cell/>
        </table:table-row>
        <table:table-row table:style-name="ro2">
          <table:table-cell table:number-columns-repeated="4"/>
          <table:table-cell table:formula="of:=[.E160]" office:value-type="float" office:value="262.670639254728" calcext:value-type="float">
            <text:p>262.67</text:p>
          </table:table-cell>
          <table:table-cell table:number-columns-repeated="2"/>
          <table:table-cell table:formula="of:=[.H160]" office:value-type="float" office:value="29.5463026998915" calcext:value-type="float">
            <text:p>29.55</text:p>
          </table:table-cell>
          <table:table-cell table:number-columns-repeated="3"/>
          <table:table-cell table:formula="of:=[.L160]+1" office:value-type="float" office:value="334" calcext:value-type="float">
            <text:p>334</text:p>
          </table:table-cell>
          <table:table-cell table:formula="of:=COM.MICROSOFT.NORM.DIST([.L161];[.E159];[.H159];0)" office:value-type="float" office:value="0.000732556673564954" calcext:value-type="float">
            <text:p>0.000732556673565</text:p>
          </table:table-cell>
          <table:table-cell/>
        </table:table-row>
        <table:table-row table:style-name="ro2">
          <table:table-cell table:number-columns-repeated="4"/>
          <table:table-cell table:formula="of:=[.E161]" office:value-type="float" office:value="262.670639254728" calcext:value-type="float">
            <text:p>262.67</text:p>
          </table:table-cell>
          <table:table-cell table:number-columns-repeated="2"/>
          <table:table-cell table:formula="of:=[.H161]" office:value-type="float" office:value="29.5463026998915" calcext:value-type="float">
            <text:p>29.55</text:p>
          </table:table-cell>
          <table:table-cell table:number-columns-repeated="3"/>
          <table:table-cell table:formula="of:=[.L161]+1" office:value-type="float" office:value="335" calcext:value-type="float">
            <text:p>335</text:p>
          </table:table-cell>
          <table:table-cell table:formula="of:=COM.MICROSOFT.NORM.DIST([.L162];[.E160];[.H160];0)" office:value-type="float" office:value="0.000674694797329802" calcext:value-type="float">
            <text:p>0.00067469479733</text:p>
          </table:table-cell>
          <table:table-cell/>
        </table:table-row>
        <table:table-row table:style-name="ro2">
          <table:table-cell table:number-columns-repeated="4"/>
          <table:table-cell table:formula="of:=[.E162]" office:value-type="float" office:value="262.670639254728" calcext:value-type="float">
            <text:p>262.67</text:p>
          </table:table-cell>
          <table:table-cell table:number-columns-repeated="2"/>
          <table:table-cell table:formula="of:=[.H162]" office:value-type="float" office:value="29.5463026998915" calcext:value-type="float">
            <text:p>29.55</text:p>
          </table:table-cell>
          <table:table-cell table:number-columns-repeated="3"/>
          <table:table-cell table:formula="of:=[.L162]+1" office:value-type="float" office:value="336" calcext:value-type="float">
            <text:p>336</text:p>
          </table:table-cell>
          <table:table-cell table:formula="of:=COM.MICROSOFT.NORM.DIST([.L163];[.E161];[.H161];0)" office:value-type="float" office:value="0.000620691803896318" calcext:value-type="float">
            <text:p>0.000620691803896</text:p>
          </table:table-cell>
          <table:table-cell/>
        </table:table-row>
        <table:table-row table:style-name="ro2">
          <table:table-cell table:number-columns-repeated="4"/>
          <table:table-cell table:formula="of:=[.E163]" office:value-type="float" office:value="262.670639254728" calcext:value-type="float">
            <text:p>262.67</text:p>
          </table:table-cell>
          <table:table-cell table:number-columns-repeated="2"/>
          <table:table-cell table:formula="of:=[.H163]" office:value-type="float" office:value="29.5463026998915" calcext:value-type="float">
            <text:p>29.55</text:p>
          </table:table-cell>
          <table:table-cell table:number-columns-repeated="3"/>
          <table:table-cell table:formula="of:=[.L163]+1" office:value-type="float" office:value="337" calcext:value-type="float">
            <text:p>337</text:p>
          </table:table-cell>
          <table:table-cell table:formula="of:=COM.MICROSOFT.NORM.DIST([.L164];[.E162];[.H162];0)" office:value-type="float" office:value="0.000570357527006805" calcext:value-type="float">
            <text:p>0.000570357527007</text:p>
          </table:table-cell>
          <table:table-cell/>
        </table:table-row>
        <table:table-row table:style-name="ro2">
          <table:table-cell table:number-columns-repeated="4"/>
          <table:table-cell table:formula="of:=[.E164]" office:value-type="float" office:value="262.670639254728" calcext:value-type="float">
            <text:p>262.67</text:p>
          </table:table-cell>
          <table:table-cell table:number-columns-repeated="2"/>
          <table:table-cell table:formula="of:=[.H164]" office:value-type="float" office:value="29.5463026998915" calcext:value-type="float">
            <text:p>29.55</text:p>
          </table:table-cell>
          <table:table-cell table:number-columns-repeated="3"/>
          <table:table-cell table:formula="of:=[.L164]+1" office:value-type="float" office:value="338" calcext:value-type="float">
            <text:p>338</text:p>
          </table:table-cell>
          <table:table-cell table:formula="of:=COM.MICROSOFT.NORM.DIST([.L165];[.E163];[.H163];0)" office:value-type="float" office:value="0.000523505032809315" calcext:value-type="float">
            <text:p>0.000523505032809</text:p>
          </table:table-cell>
          <table:table-cell/>
        </table:table-row>
        <table:table-row table:style-name="ro2">
          <table:table-cell table:number-columns-repeated="4"/>
          <table:table-cell table:formula="of:=[.E165]" office:value-type="float" office:value="262.670639254728" calcext:value-type="float">
            <text:p>262.67</text:p>
          </table:table-cell>
          <table:table-cell table:number-columns-repeated="2"/>
          <table:table-cell table:formula="of:=[.H165]" office:value-type="float" office:value="29.5463026998915" calcext:value-type="float">
            <text:p>29.55</text:p>
          </table:table-cell>
          <table:table-cell table:number-columns-repeated="3"/>
          <table:table-cell table:formula="of:=[.L165]+1" office:value-type="float" office:value="339" calcext:value-type="float">
            <text:p>339</text:p>
          </table:table-cell>
          <table:table-cell table:formula="of:=COM.MICROSOFT.NORM.DIST([.L166];[.E164];[.H164];0)" office:value-type="float" office:value="0.000479951178442516" calcext:value-type="float">
            <text:p>0.000479951178443</text:p>
          </table:table-cell>
          <table:table-cell/>
        </table:table-row>
        <table:table-row table:style-name="ro2">
          <table:table-cell table:number-columns-repeated="4"/>
          <table:table-cell table:formula="of:=[.E166]" office:value-type="float" office:value="262.670639254728" calcext:value-type="float">
            <text:p>262.67</text:p>
          </table:table-cell>
          <table:table-cell table:number-columns-repeated="2"/>
          <table:table-cell table:formula="of:=[.H166]" office:value-type="float" office:value="29.5463026998915" calcext:value-type="float">
            <text:p>29.55</text:p>
          </table:table-cell>
          <table:table-cell table:number-columns-repeated="3"/>
          <table:table-cell table:formula="of:=[.L166]+1" office:value-type="float" office:value="340" calcext:value-type="float">
            <text:p>340</text:p>
          </table:table-cell>
          <table:table-cell table:formula="of:=COM.MICROSOFT.NORM.DIST([.L167];[.E165];[.H165];0)" office:value-type="float" office:value="0.000439517104256976" calcext:value-type="float">
            <text:p>0.000439517104257</text:p>
          </table:table-cell>
          <table:table-cell/>
        </table:table-row>
        <table:table-row table:style-name="ro2">
          <table:table-cell table:number-columns-repeated="4"/>
          <table:table-cell table:formula="of:=[.E167]" office:value-type="float" office:value="262.670639254728" calcext:value-type="float">
            <text:p>262.67</text:p>
          </table:table-cell>
          <table:table-cell table:number-columns-repeated="2"/>
          <table:table-cell table:formula="of:=[.H167]" office:value-type="float" office:value="29.5463026998915" calcext:value-type="float">
            <text:p>29.55</text:p>
          </table:table-cell>
          <table:table-cell table:number-columns-repeated="3"/>
          <table:table-cell table:formula="of:=[.L167]+1" office:value-type="float" office:value="341" calcext:value-type="float">
            <text:p>341</text:p>
          </table:table-cell>
          <table:table-cell table:formula="of:=COM.MICROSOFT.NORM.DIST([.L168];[.E166];[.H166];0)" office:value-type="float" office:value="0.000402028661883216" calcext:value-type="float">
            <text:p>0.000402028661883</text:p>
          </table:table-cell>
          <table:table-cell/>
        </table:table-row>
        <table:table-row table:style-name="ro2">
          <table:table-cell table:number-columns-repeated="4"/>
          <table:table-cell table:formula="of:=[.E168]" office:value-type="float" office:value="262.670639254728" calcext:value-type="float">
            <text:p>262.67</text:p>
          </table:table-cell>
          <table:table-cell table:number-columns-repeated="2"/>
          <table:table-cell table:formula="of:=[.H168]" office:value-type="float" office:value="29.5463026998915" calcext:value-type="float">
            <text:p>29.55</text:p>
          </table:table-cell>
          <table:table-cell table:number-columns-repeated="3"/>
          <table:table-cell table:formula="of:=[.L168]+1" office:value-type="float" office:value="342" calcext:value-type="float">
            <text:p>342</text:p>
          </table:table-cell>
          <table:table-cell table:formula="of:=COM.MICROSOFT.NORM.DIST([.L169];[.E167];[.H167];0)" office:value-type="float" office:value="0.000367316780666416" calcext:value-type="float">
            <text:p>0.000367316780666</text:p>
          </table:table-cell>
          <table:table-cell/>
        </table:table-row>
        <table:table-row table:style-name="ro2">
          <table:table-cell table:number-columns-repeated="4"/>
          <table:table-cell table:formula="of:=[.E169]" office:value-type="float" office:value="262.670639254728" calcext:value-type="float">
            <text:p>262.67</text:p>
          </table:table-cell>
          <table:table-cell table:number-columns-repeated="2"/>
          <table:table-cell table:formula="of:=[.H169]" office:value-type="float" office:value="29.5463026998915" calcext:value-type="float">
            <text:p>29.55</text:p>
          </table:table-cell>
          <table:table-cell table:number-columns-repeated="3"/>
          <table:table-cell table:formula="of:=[.L169]+1" office:value-type="float" office:value="343" calcext:value-type="float">
            <text:p>343</text:p>
          </table:table-cell>
          <table:table-cell table:formula="of:=COM.MICROSOFT.NORM.DIST([.L170];[.E168];[.H168];0)" office:value-type="float" office:value="0.00033521777524939" calcext:value-type="float">
            <text:p>0.000335217775249</text:p>
          </table:table-cell>
          <table:table-cell/>
        </table:table-row>
        <table:table-row table:style-name="ro2">
          <table:table-cell table:number-columns-repeated="4"/>
          <table:table-cell table:formula="of:=[.E170]" office:value-type="float" office:value="262.670639254728" calcext:value-type="float">
            <text:p>262.67</text:p>
          </table:table-cell>
          <table:table-cell table:number-columns-repeated="2"/>
          <table:table-cell table:formula="of:=[.H170]" office:value-type="float" office:value="29.5463026998915" calcext:value-type="float">
            <text:p>29.55</text:p>
          </table:table-cell>
          <table:table-cell table:number-columns-repeated="3"/>
          <table:table-cell table:formula="of:=[.L170]+1" office:value-type="float" office:value="344" calcext:value-type="float">
            <text:p>344</text:p>
          </table:table-cell>
          <table:table-cell table:formula="of:=COM.MICROSOFT.NORM.DIST([.L171];[.E169];[.H169];0)" office:value-type="float" office:value="0.000305573597300752" calcext:value-type="float">
            <text:p>0.000305573597301</text:p>
          </table:table-cell>
          <table:table-cell/>
        </table:table-row>
        <table:table-row table:style-name="ro2">
          <table:table-cell table:number-columns-repeated="4"/>
          <table:table-cell table:formula="of:=[.E171]" office:value-type="float" office:value="262.670639254728" calcext:value-type="float">
            <text:p>262.67</text:p>
          </table:table-cell>
          <table:table-cell table:number-columns-repeated="2"/>
          <table:table-cell table:formula="of:=[.H171]" office:value-type="float" office:value="29.5463026998915" calcext:value-type="float">
            <text:p>29.55</text:p>
          </table:table-cell>
          <table:table-cell table:number-columns-repeated="3"/>
          <table:table-cell table:formula="of:=[.L171]+1" office:value-type="float" office:value="345" calcext:value-type="float">
            <text:p>345</text:p>
          </table:table-cell>
          <table:table-cell table:formula="of:=COM.MICROSOFT.NORM.DIST([.L172];[.E170];[.H170];0)" office:value-type="float" office:value="0.000278232034555936" calcext:value-type="float">
            <text:p>0.000278232034556</text:p>
          </table:table-cell>
          <table:table-cell/>
        </table:table-row>
        <table:table-row table:style-name="ro2">
          <table:table-cell table:number-columns-repeated="4"/>
          <table:table-cell table:formula="of:=[.E172]" office:value-type="float" office:value="262.670639254728" calcext:value-type="float">
            <text:p>262.67</text:p>
          </table:table-cell>
          <table:table-cell table:number-columns-repeated="2"/>
          <table:table-cell table:formula="of:=[.H172]" office:value-type="float" office:value="29.5463026998915" calcext:value-type="float">
            <text:p>29.55</text:p>
          </table:table-cell>
          <table:table-cell table:number-columns-repeated="3"/>
          <table:table-cell table:formula="of:=[.L172]+1" office:value-type="float" office:value="346" calcext:value-type="float">
            <text:p>346</text:p>
          </table:table-cell>
          <table:table-cell table:formula="of:=COM.MICROSOFT.NORM.DIST([.L173];[.E171];[.H171];0)" office:value-type="float" office:value="0.000253046860467049" calcext:value-type="float">
            <text:p>0.000253046860467</text:p>
          </table:table-cell>
          <table:table-cell/>
        </table:table-row>
        <table:table-row table:style-name="ro2">
          <table:table-cell table:number-columns-repeated="4"/>
          <table:table-cell table:formula="of:=[.E173]" office:value-type="float" office:value="262.670639254728" calcext:value-type="float">
            <text:p>262.67</text:p>
          </table:table-cell>
          <table:table-cell table:number-columns-repeated="2"/>
          <table:table-cell table:formula="of:=[.H173]" office:value-type="float" office:value="29.5463026998915" calcext:value-type="float">
            <text:p>29.55</text:p>
          </table:table-cell>
          <table:table-cell table:number-columns-repeated="3"/>
          <table:table-cell table:formula="of:=[.L173]+1" office:value-type="float" office:value="347" calcext:value-type="float">
            <text:p>347</text:p>
          </table:table-cell>
          <table:table-cell table:formula="of:=COM.MICROSOFT.NORM.DIST([.L174];[.E172];[.H172];0)" office:value-type="float" office:value="0.000229877937845776" calcext:value-type="float">
            <text:p>0.000229877937846</text:p>
          </table:table-cell>
          <table:table-cell/>
        </table:table-row>
        <table:table-row table:style-name="ro2">
          <table:table-cell table:number-columns-repeated="4"/>
          <table:table-cell table:formula="of:=[.E174]" office:value-type="float" office:value="262.670639254728" calcext:value-type="float">
            <text:p>262.67</text:p>
          </table:table-cell>
          <table:table-cell table:number-columns-repeated="2"/>
          <table:table-cell table:formula="of:=[.H174]" office:value-type="float" office:value="29.5463026998915" calcext:value-type="float">
            <text:p>29.55</text:p>
          </table:table-cell>
          <table:table-cell table:number-columns-repeated="3"/>
          <table:table-cell table:formula="of:=[.L174]+1" office:value-type="float" office:value="348" calcext:value-type="float">
            <text:p>348</text:p>
          </table:table-cell>
          <table:table-cell table:formula="of:=COM.MICROSOFT.NORM.DIST([.L175];[.E173];[.H173];0)" office:value-type="float" office:value="0.000208591279934482" calcext:value-type="float">
            <text:p>0.000208591279934</text:p>
          </table:table-cell>
          <table:table-cell/>
        </table:table-row>
        <table:table-row table:style-name="ro2">
          <table:table-cell table:number-columns-repeated="4"/>
          <table:table-cell table:formula="of:=[.E175]" office:value-type="float" office:value="262.670639254728" calcext:value-type="float">
            <text:p>262.67</text:p>
          </table:table-cell>
          <table:table-cell table:number-columns-repeated="2"/>
          <table:table-cell table:formula="of:=[.H175]" office:value-type="float" office:value="29.5463026998915" calcext:value-type="float">
            <text:p>29.55</text:p>
          </table:table-cell>
          <table:table-cell table:number-columns-repeated="3"/>
          <table:table-cell table:formula="of:=[.L175]+1" office:value-type="float" office:value="349" calcext:value-type="float">
            <text:p>349</text:p>
          </table:table-cell>
          <table:table-cell table:formula="of:=COM.MICROSOFT.NORM.DIST([.L176];[.E174];[.H174];0)" office:value-type="float" office:value="0.000189059072356976" calcext:value-type="float">
            <text:p>0.000189059072357</text:p>
          </table:table-cell>
          <table:table-cell/>
        </table:table-row>
        <table:table-row table:style-name="ro2">
          <table:table-cell table:number-columns-repeated="4"/>
          <table:table-cell table:formula="of:=[.E176]" office:value-type="float" office:value="262.670639254728" calcext:value-type="float">
            <text:p>262.67</text:p>
          </table:table-cell>
          <table:table-cell table:number-columns-repeated="2"/>
          <table:table-cell table:formula="of:=[.H176]" office:value-type="float" office:value="29.5463026998915" calcext:value-type="float">
            <text:p>29.55</text:p>
          </table:table-cell>
          <table:table-cell table:number-columns-repeated="3"/>
          <table:table-cell table:formula="of:=[.L176]+1" office:value-type="float" office:value="350" calcext:value-type="float">
            <text:p>350</text:p>
          </table:table-cell>
          <table:table-cell table:formula="of:=COM.MICROSOFT.NORM.DIST([.L177];[.E175];[.H175];0)" office:value-type="float" office:value="0.000171159659385185" calcext:value-type="float">
            <text:p>0.000171159659385</text:p>
          </table:table-cell>
          <table:table-cell/>
        </table:table-row>
        <table:table-row table:style-name="ro2">
          <table:table-cell table:number-columns-repeated="4"/>
          <table:table-cell table:formula="of:=[.E177]" office:value-type="float" office:value="262.670639254728" calcext:value-type="float">
            <text:p>262.67</text:p>
          </table:table-cell>
          <table:table-cell table:number-columns-repeated="2"/>
          <table:table-cell table:formula="of:=[.H177]" office:value-type="float" office:value="29.5463026998915" calcext:value-type="float">
            <text:p>29.55</text:p>
          </table:table-cell>
          <table:table-cell table:number-columns-repeated="3"/>
          <table:table-cell table:formula="of:=[.L177]+1" office:value-type="float" office:value="351" calcext:value-type="float">
            <text:p>351</text:p>
          </table:table-cell>
          <table:table-cell table:formula="of:=COM.MICROSOFT.NORM.DIST([.L178];[.E176];[.H176];0)" office:value-type="float" office:value="0.000154777497914081" calcext:value-type="float">
            <text:p>0.000154777497914</text:p>
          </table:table-cell>
          <table:table-cell/>
        </table:table-row>
        <table:table-row table:style-name="ro2">
          <table:table-cell table:number-columns-repeated="4"/>
          <table:table-cell table:formula="of:=[.E178]" office:value-type="float" office:value="262.670639254728" calcext:value-type="float">
            <text:p>262.67</text:p>
          </table:table-cell>
          <table:table-cell table:number-columns-repeated="2"/>
          <table:table-cell table:formula="of:=[.H178]" office:value-type="float" office:value="29.5463026998915" calcext:value-type="float">
            <text:p>29.55</text:p>
          </table:table-cell>
          <table:table-cell table:number-columns-repeated="3"/>
          <table:table-cell table:formula="of:=[.L178]+1" office:value-type="float" office:value="352" calcext:value-type="float">
            <text:p>352</text:p>
          </table:table-cell>
          <table:table-cell table:formula="of:=COM.MICROSOFT.NORM.DIST([.L179];[.E177];[.H177];0)" office:value-type="float" office:value="0.000139803082467912" calcext:value-type="float">
            <text:p>0.000139803082468</text:p>
          </table:table-cell>
          <table:table-cell/>
        </table:table-row>
        <table:table-row table:style-name="ro2" table:number-rows-repeated="153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" svg:font-family="Nimbu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23:12:28.02294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2:50:11.162427950</meta:creation-date>
    <dc:date>2019-04-13T14:52:46.852515285</dc:date>
    <meta:editing-duration>PT23H54M16S</meta:editing-duration>
    <meta:editing-cycles>17</meta:editing-cycles>
    <meta:generator>LibreOffice/6.2.2.2$Linux_X86_64 LibreOffice_project/20$Build-2</meta:generator>
    <meta:document-statistic meta:table-count="4" meta:cell-count="95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2" number:language="et" number:country="E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outside" style:rotation-angle="45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bar" chart:style-name="ch1">
        <chart:title svg:x="4.53cm" svg:y="0.315cm" chart:style-name="ch2">
          <text:p>Beacon Size Average per Channel</text:p>
        </chart:title>
        <chart:subtitle svg:x="6.699cm" svg:y="1.223cm" chart:style-name="ch3">
          <text:p>Hotel Location</text:p>
        </chart:subtitle>
        <chart:legend chart:legend-position="end" svg:x="13.182cm" svg:y="4.228cm" style:legend-expansion="high" chart:style-name="ch4"/>
        <chart:plot-area chart:style-name="ch5" table:cell-range-address="'Hotel Loc.'.A1:'Hotel Loc.'.B14" chart:data-source-has-labels="both" svg:x="1.279cm" svg:y="2.032cm" svg:width="11.583cm" svg:height="5.862cm">
          <chartooo:coordinate-region svg:x="2.562cm" svg:y="2.205cm" svg:width="10.3cm" svg:height="5.095cm"/>
          <chart:axis chart:dimension="x" chart:name="primary-x" chart:style-name="ch6" chartooo:axis-type="auto">
            <chartooo:date-scale/>
            <chart:title svg:x="5.835cm" svg:y="8.074cm" chart:style-name="ch7">
              <text:p>2.4Ghz Channel</text:p>
            </chart:title>
            <chart:categories table:cell-range-address="'Hotel Loc.'.A2:'Hotel Loc.'.A14"/>
          </chart:axis>
          <chart:axis chart:dimension="y" chart:name="primary-y" chart:style-name="ch8">
            <chart:title svg:x="0.451cm" svg:y="5.946cm" chart:style-name="ch9">
              <text:p>Size in Bytes</text:p>
            </chart:title>
            <chart:grid chart:style-name="ch10" chart:class="major"/>
          </chart:axis>
          <chart:series chart:style-name="ch11" chart:values-cell-range-address="'Hotel Loc.'.B2:'Hotel Loc.'.B14" chart:label-cell-address="'Hotel Loc.'.B1:'Hotel Loc.'.B1" chart:class="chart:bar">
            <chart:data-point chart:repeated="4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ize</text:p>
                <draw:g>
                  <svg:desc>'Hotel Loc.'.B1:'Hotel Loc.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otel Loc.'.A2:'Hotel Loc.'.A14</svg:desc>
                </draw:g>
              </table:table-cell>
              <table:table-cell office:value-type="float" office:value="264.309806835067">
                <text:p>264.309806835067</text:p>
                <draw:g>
                  <svg:desc>'Hotel Loc.'.B2:'Hotel Loc.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4.299088875552">
                <text:p>264.2990888755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3.117859725235">
                <text:p>263.1178597252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4.394843118981">
                <text:p>264.3948431189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7.550935550936">
                <text:p>277.5509355509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5.467296511628">
                <text:p>265.4672965116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4.440777843253">
                <text:p>264.4407778432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4.384562685545">
                <text:p>264.3845626855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5.783512064343">
                <text:p>265.7835120643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1.461988304094">
                <text:p>261.4619883040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0.035743036548">
                <text:p>260.0357430365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64.567783094099">
                <text:p>264.5677830940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4.349374969119">
                <text:p>264.349374969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76cm" xlink:href=".." xlink:type="simple" chart:class="chart:line" chart:style-name="ch1">
        <chart:title svg:x="5.047cm" svg:y="0.314cm" chart:style-name="ch2">
          <text:p>Unique Beacons per Channel</text:p>
        </chart:title>
        <chart:subtitle svg:x="6.198cm" svg:y="1.221cm" chart:style-name="ch3">
          <text:p>Residential Location</text:p>
        </chart:subtitle>
        <chart:legend chart:legend-position="end" svg:x="12.144cm" svg:y="4.215cm" style:legend-expansion="high" chart:style-name="ch4"/>
        <chart:plot-area chart:style-name="ch5" table:cell-range-address="'Home Loc.'.A2:'Home Loc.'.A14 'Home Loc.'.C1:'Home Loc.'.C14" chart:data-source-has-labels="both" svg:x="1.279cm" svg:y="2.029cm" svg:width="10.545cm" svg:height="5.839cm">
          <chartooo:coordinate-region svg:x="1.715cm" svg:y="2.202cm" svg:width="9.737cm" svg:height="5.072cm"/>
          <chart:axis chart:dimension="x" chart:name="primary-x" chart:style-name="ch6" chartooo:axis-type="auto">
            <chartooo:date-scale/>
            <chart:title svg:x="5.793cm" svg:y="8.047cm" chart:style-name="ch7">
              <text:p>Channels</text:p>
            </chart:title>
            <chart:categories table:cell-range-address="'Home Loc.'.A2:'Home Loc.'.A14"/>
          </chart:axis>
          <chart:axis chart:dimension="y" chart:name="primary-y" chart:style-name="ch6">
            <chart:title svg:x="0.451cm" svg:y="6.209cm" chart:style-name="ch8">
              <text:p>Unique Beacons</text:p>
            </chart:title>
            <chart:grid chart:style-name="ch9" chart:class="major"/>
          </chart:axis>
          <chart:series chart:style-name="ch10" chart:values-cell-range-address="'Home Loc.'.C2:'Home Loc.'.C14" chart:label-cell-address="'Home Loc.'.C1:'Home Loc.'.C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que Beacons</text:p>
                <draw:g>
                  <svg:desc>'Home Loc.'.C1:'Home Loc.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ome Loc.'.A2:'Home Loc.'.A14</svg:desc>
                </draw:g>
              </table:table-cell>
              <table:table-cell office:value-type="float" office:value="9">
                <text:p>9</text:p>
                <draw:g>
                  <svg:desc>'Home Loc.'.C2:'Home Loc.'.C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76cm" xlink:href=".." xlink:type="simple" chart:class="chart:line" chart:style-name="ch1">
        <chart:title svg:x="5.047cm" svg:y="0.314cm" chart:style-name="ch2">
          <text:p>Unique Beacons per Channel</text:p>
        </chart:title>
        <chart:subtitle svg:x="6.7cm" svg:y="1.221cm" chart:style-name="ch3">
          <text:p>Hotel Location</text:p>
        </chart:subtitle>
        <chart:legend chart:legend-position="end" svg:x="12.144cm" svg:y="4.215cm" style:legend-expansion="high" chart:style-name="ch4"/>
        <chart:plot-area chart:style-name="ch5" table:cell-range-address="'Hotel Loc.'.A2:'Hotel Loc.'.A14 'Hotel Loc.'.C1:'Hotel Loc.'.C14" chart:data-source-has-labels="both" svg:x="1.279cm" svg:y="2.029cm" svg:width="10.545cm" svg:height="5.839cm">
          <chartooo:coordinate-region svg:x="1.9cm" svg:y="2.202cm" svg:width="9.737cm" svg:height="5.072cm"/>
          <chart:axis chart:dimension="x" chart:name="primary-x" chart:style-name="ch6" chartooo:axis-type="auto">
            <chartooo:date-scale/>
            <chart:title svg:x="5.793cm" svg:y="8.047cm" chart:style-name="ch7">
              <text:p>Channels</text:p>
            </chart:title>
            <chart:categories table:cell-range-address="'Hotel Loc.'.A2:'Hotel Loc.'.A14"/>
          </chart:axis>
          <chart:axis chart:dimension="y" chart:name="primary-y" chart:style-name="ch6">
            <chart:title svg:x="0.451cm" svg:y="6.209cm" chart:style-name="ch8">
              <text:p>Unique Beacons</text:p>
            </chart:title>
            <chart:grid chart:style-name="ch9" chart:class="major"/>
          </chart:axis>
          <chart:series chart:style-name="ch10" chart:values-cell-range-address="'Hotel Loc.'.C2:'Hotel Loc.'.C14" chart:label-cell-address="'Hotel Loc.'.C1:'Hotel Loc.'.C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que Beacons</text:p>
                <draw:g>
                  <svg:desc>'Hotel Loc.'.C1:'Hotel Loc.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otel Loc.'.A2:'Hotel Loc.'.A14</svg:desc>
                </draw:g>
              </table:table-cell>
              <table:table-cell office:value-type="float" office:value="14">
                <text:p>14</text:p>
                <draw:g>
                  <svg:desc>'Hotel Loc.'.C2:'Hotel Loc.'.C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line" chart:style-name="ch1">
        <chart:title svg:x="4.28cm" svg:y="0.315cm" chart:style-name="ch2">
          <text:p>Total Captured Beacons per Channel</text:p>
        </chart:title>
        <chart:subtitle svg:x="6.7cm" svg:y="1.223cm" chart:style-name="ch3">
          <text:p>Hotel Location</text:p>
        </chart:subtitle>
        <chart:legend chart:legend-position="end" svg:x="13.309cm" svg:y="4.228cm" style:legend-expansion="high" chart:style-name="ch4"/>
        <chart:plot-area chart:style-name="ch5" table:cell-range-address="'Hotel Loc.'.D1:'Hotel Loc.'.D14" chart:data-source-has-labels="row" svg:x="1.279cm" svg:y="2.032cm" svg:width="11.71cm" svg:height="5.862cm">
          <chartooo:coordinate-region svg:x="2.456cm" svg:y="2.205cm" svg:width="10.346cm" svg:height="5.095cm"/>
          <chart:axis chart:dimension="x" chart:name="primary-x" chart:style-name="ch6">
            <chart:title svg:x="6.455cm" svg:y="8.074cm" chart:style-name="ch7">
              <text:p>Channel</text:p>
            </chart:title>
          </chart:axis>
          <chart:axis chart:dimension="y" chart:name="primary-y" chart:style-name="ch6">
            <chart:title svg:x="0.451cm" svg:y="6.158cm" chart:style-name="ch8">
              <text:p>Beacon Frames</text:p>
            </chart:title>
            <chart:grid chart:style-name="ch9" chart:class="major"/>
          </chart:axis>
          <chart:series chart:style-name="ch10" chart:values-cell-range-address="'Hotel Loc.'.D2:'Hotel Loc.'.D14" chart:label-cell-address="'Hotel Loc.'.D1:'Hotel Loc.'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cons</text:p>
                <draw:g>
                  <svg:desc>'Hotel Loc.'.D1:'Hotel Loc.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0">
                <text:p>6730</text:p>
                <draw:g>
                  <svg:desc>'Hotel Loc.'.D2:'Hotel Loc.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29">
                <text:p>18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39">
                <text:p>202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line" chart:style-name="ch1">
        <chart:title svg:x="4.28cm" svg:y="0.315cm" chart:style-name="ch2">
          <text:p>Total Captured Beacons per Channel</text:p>
        </chart:title>
        <chart:subtitle svg:x="6.7cm" svg:y="1.223cm" chart:style-name="ch3">
          <text:p>Bank Location</text:p>
        </chart:subtitle>
        <chart:legend chart:legend-position="end" svg:x="12.435cm" svg:y="4.228cm" style:legend-expansion="high" chart:style-name="ch4"/>
        <chart:plot-area chart:style-name="ch5" table:cell-range-address="'Bank Loc.'.D1:'Bank Loc.'.D14" chart:data-source-has-labels="row" svg:x="1.279cm" svg:y="2.032cm" svg:width="10.836cm" svg:height="5.862cm">
          <chartooo:coordinate-region svg:x="2.377cm" svg:y="2.205cm" svg:width="9.551cm" svg:height="5.095cm"/>
          <chart:axis chart:dimension="x" chart:name="primary-x" chart:style-name="ch6">
            <chart:title svg:x="6.018cm" svg:y="8.074cm" chart:style-name="ch7">
              <text:p>Channel</text:p>
            </chart:title>
          </chart:axis>
          <chart:axis chart:dimension="y" chart:name="primary-y" chart:style-name="ch6">
            <chart:title svg:x="0.451cm" svg:y="6.158cm" chart:style-name="ch8">
              <text:p>Beacon Frames</text:p>
            </chart:title>
            <chart:grid chart:style-name="ch9" chart:class="major"/>
          </chart:axis>
          <chart:series chart:style-name="ch10" chart:values-cell-range-address="'Bank Loc.'.D2:'Bank Loc.'.D14" chart:label-cell-address="'Bank Loc.'.D1:'Bank Loc.'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Beacons</text:p>
                <draw:g>
                  <svg:desc>'Bank Loc.'.D1:'Bank Loc.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5">
                <text:p>3365</text:p>
                <draw:g>
                  <svg:desc>'Bank Loc.'.D2:'Bank Loc.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t" number:country="E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outside" style:rotation-angle="45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bar" chart:style-name="ch1">
        <chart:title svg:x="4.53cm" svg:y="0.315cm" chart:style-name="ch2">
          <text:p>Beacon Size Average per Channel</text:p>
        </chart:title>
        <chart:subtitle svg:x="6.699cm" svg:y="1.223cm" chart:style-name="ch3">
          <text:p>Bank Location</text:p>
        </chart:subtitle>
        <chart:legend chart:legend-position="end" svg:x="13.182cm" svg:y="4.228cm" style:legend-expansion="high" chart:style-name="ch4"/>
        <chart:plot-area chart:style-name="ch5" table:cell-range-address="'Bank Loc.'.A1:'Bank Loc.'.B14" chart:data-source-has-labels="both" svg:x="1.279cm" svg:y="2.032cm" svg:width="11.583cm" svg:height="5.862cm">
          <chartooo:coordinate-region svg:x="2.562cm" svg:y="2.206cm" svg:width="10.3cm" svg:height="5.094cm"/>
          <chart:axis chart:dimension="x" chart:name="primary-x" chart:style-name="ch6" chartooo:axis-type="auto">
            <chartooo:date-scale/>
            <chart:title svg:x="5.835cm" svg:y="8.074cm" chart:style-name="ch7">
              <text:p>2.4Ghz Channel</text:p>
            </chart:title>
            <chart:categories table:cell-range-address="'Bank Loc.'.A2:'Bank Loc.'.A14"/>
          </chart:axis>
          <chart:axis chart:dimension="y" chart:name="primary-y" chart:style-name="ch8">
            <chart:title svg:x="0.451cm" svg:y="5.946cm" chart:style-name="ch9">
              <text:p>Size in Bytes</text:p>
            </chart:title>
            <chart:grid chart:style-name="ch10" chart:class="major"/>
          </chart:axis>
          <chart:series chart:style-name="ch11" chart:values-cell-range-address="'Bank Loc.'.B2:'Bank Loc.'.B14" chart:label-cell-address="'Bank Loc.'.B1:'Bank Loc.'.B1" chart:class="chart:bar">
            <chart:data-point chart:repeated="4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ize</text:p>
                <draw:g>
                  <svg:desc>'Bank Loc.'.B1:'Bank Loc.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ank Loc.'.A2:'Bank Loc.'.A14</svg:desc>
                </draw:g>
              </table:table-cell>
              <table:table-cell office:value-type="float" office:value="273.517087667162">
                <text:p>273.517087667162</text:p>
                <draw:g>
                  <svg:desc>'Bank Loc.'.B2:'Bank Loc.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0.867010974822">
                <text:p>270.8670109748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.6">
                <text:p>234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1.148957298908">
                <text:p>261.1489572989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76cm" xlink:href=".." xlink:type="simple" chart:class="chart:line" chart:style-name="ch1">
        <chart:title svg:x="5.047cm" svg:y="0.314cm" chart:style-name="ch2">
          <text:p>Unique Beacons per Channel</text:p>
        </chart:title>
        <chart:subtitle svg:x="6.7cm" svg:y="1.221cm" chart:style-name="ch3">
          <text:p>Bank Location</text:p>
        </chart:subtitle>
        <chart:legend chart:legend-position="end" svg:x="12.144cm" svg:y="4.215cm" style:legend-expansion="high" chart:style-name="ch4"/>
        <chart:plot-area chart:style-name="ch5" table:cell-range-address="'Bank Loc.'.A2:'Bank Loc.'.A14 'Bank Loc.'.C1:'Bank Loc.'.C14" chart:data-source-has-labels="both" svg:x="1.279cm" svg:y="2.029cm" svg:width="10.545cm" svg:height="5.839cm">
          <chartooo:coordinate-region svg:x="1.715cm" svg:y="2.202cm" svg:width="9.737cm" svg:height="5.072cm"/>
          <chart:axis chart:dimension="x" chart:name="primary-x" chart:style-name="ch6" chartooo:axis-type="auto">
            <chartooo:date-scale/>
            <chart:title svg:x="5.793cm" svg:y="8.047cm" chart:style-name="ch7">
              <text:p>Channels</text:p>
            </chart:title>
            <chart:categories table:cell-range-address="'Bank Loc.'.A2:'Bank Loc.'.A14"/>
          </chart:axis>
          <chart:axis chart:dimension="y" chart:name="primary-y" chart:style-name="ch6">
            <chart:title svg:x="0.451cm" svg:y="6.209cm" chart:style-name="ch8">
              <text:p>Unique Beacons</text:p>
            </chart:title>
            <chart:grid chart:style-name="ch9" chart:class="major"/>
          </chart:axis>
          <chart:series chart:style-name="ch10" chart:values-cell-range-address="'Bank Loc.'.C2:'Bank Loc.'.C14" chart:label-cell-address="'Bank Loc.'.C1:'Bank Loc.'.C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que Beacons</text:p>
                <draw:g>
                  <svg:desc>'Bank Loc.'.C1:'Bank Loc.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ank Loc.'.A2:'Bank Loc.'.A14</svg:desc>
                </draw:g>
              </table:table-cell>
              <table:table-cell office:value-type="float" office:value="11">
                <text:p>11</text:p>
                <draw:g>
                  <svg:desc>'Bank Loc.'.C2:'Bank Loc.'.C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otted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4cm" svg:y="0.315cm" chart:style-name="ch2">
          <text:p>Beacon Frame Size Normal Distribution</text:p>
        </chart:title>
        <chart:subtitle svg:x="6.897cm" svg:y="1.223cm" chart:style-name="ch3">
          <text:p>All locations</text:p>
        </chart:subtitle>
        <chart:legend chart:legend-position="end" svg:x="12.215cm" svg:y="4.007cm" style:legend-expansion="high" chart:style-name="ch4"/>
        <chart:plot-area chart:style-name="ch5" table:cell-range-address="Normal.L2:Normal.M179 Normal.M1:Normal.M1 Normal.E1:Normal.E1" chart:data-source-has-labels="row" svg:x="0.319cm" svg:y="2.032cm" svg:width="11.577cm" svg:height="5.864cm">
          <chartooo:coordinate-region svg:x="1.418cm" svg:y="2.205cm" svg:width="9.38cm" svg:height="5.097cm"/>
          <chart:axis chart:dimension="x" chart:name="primary-x" chart:style-name="ch6">
            <chart:title svg:x="4.634cm" svg:y="8.076cm" chart:style-name="ch7">
              <text:p>Beacon Frame Size</text:p>
            </chart:title>
          </chart:axis>
          <chart:axis chart:dimension="x" chart:name="secondary-x" chart:style-name="ch8"/>
          <chart:axis chart:dimension="y" chart:name="primary-y" chart:style-name="ch6"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Normal.M2:Normal.M179" chart:label-cell-address="Normal.M1:Normal.M1" chart:class="chart:scatter">
            <chart:domain table:cell-range-address="Normal.L2:Normal.L179"/>
            <chart:data-point chart:repeated="55"/>
            <chart:data-point chart:style-name="ch12"/>
            <chart:data-point chart:repeated="122"/>
          </chart:series>
          <chart:series chart:attached-axis="primary-y" chart:style-name="ch13" chart:values-cell-range-address="Normal.M2:Normal.M179" chart:label-cell-address="Normal.E1:Normal.E1" chart:class="chart:scatter">
            <chart:domain table:cell-range-address="Normal.E2:Normal.E179"/>
            <chart:data-point chart:repeated="17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Norm Dist.</text:p>
                <draw:g>
                  <svg:desc>Normal.M1:Normal.M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ean</text:p>
                <draw:g>
                  <svg:desc>Normal.E1:Norma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Normal.L2:Normal.L179</svg:desc>
                </draw:g>
              </table:table-cell>
              <table:table-cell office:value-type="float" office:value="0.00016540386311905">
                <text:p>0.00016540386311905</text:p>
                <draw:g>
                  <svg:desc>Normal.M2:Normal.M179</svg:desc>
                </draw:g>
              </table:table-cell>
              <table:table-cell office:value-type="float" office:value="262.670639254728">
                <text:p>262.670639254728</text:p>
                <draw:g>
                  <svg:desc>Normal.E2:Normal.E179</svg:desc>
                </draw:g>
              </table:table-cell>
              <table:table-cell office:value-type="float" office:value="0.00016540386311905">
                <text:p>0.00016540386311905</text:p>
                <draw:g>
                  <svg:desc>Normal.M2:Normal.M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">
                <text:p>176</text:p>
              </table:table-cell>
              <table:table-cell office:value-type="float" office:value="0.000182772788530865">
                <text:p>0.00018277278853086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82772788530865">
                <text:p>0.000182772788530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7">
                <text:p>177</text:p>
              </table:table-cell>
              <table:table-cell office:value-type="float" office:value="0.00020173439228509">
                <text:p>0.0002017343922850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0173439228509">
                <text:p>0.00020173439228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">
                <text:p>178</text:p>
              </table:table-cell>
              <table:table-cell office:value-type="float" office:value="0.000222408237305265">
                <text:p>0.00022240823730526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22408237305265">
                <text:p>0.000222408237305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">
                <text:p>179</text:p>
              </table:table-cell>
              <table:table-cell office:value-type="float" office:value="0.000244920032916709">
                <text:p>0.00024492003291670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44920032916709">
                <text:p>0.000244920032916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000269401659978666">
                <text:p>0.00026940165997866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69401659978666">
                <text:p>0.000269401659978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">
                <text:p>181</text:p>
              </table:table-cell>
              <table:table-cell office:value-type="float" office:value="0.000295991161496359">
                <text:p>0.0002959911614963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95991161496359">
                <text:p>0.000295991161496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0.000324832695288639">
                <text:p>0.00032483269528863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24832695288639">
                <text:p>0.000324832695288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3">
                <text:p>183</text:p>
              </table:table-cell>
              <table:table-cell office:value-type="float" office:value="0.000356076445261556">
                <text:p>0.00035607644526155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56076445261556">
                <text:p>0.000356076445261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">
                <text:p>184</text:p>
              </table:table-cell>
              <table:table-cell office:value-type="float" office:value="0.000389878487843403">
                <text:p>0.00038987848784340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89878487843403">
                <text:p>0.000389878487843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0.000426400610175561">
                <text:p>0.00042640061017556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26400610175561">
                <text:p>0.000426400610175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0.000465810076728688">
                <text:p>0.00046581007672868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65810076728688">
                <text:p>0.000465810076728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">
                <text:p>187</text:p>
              </table:table-cell>
              <table:table-cell office:value-type="float" office:value="0.000508279341128151">
                <text:p>0.00050827934112815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508279341128151">
                <text:p>0.000508279341128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0.000553985700128586">
                <text:p>0.00055398570012858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553985700128586">
                <text:p>0.000553985700128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0.000603110886877357">
                <text:p>0.00060311088687735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603110886877357">
                <text:p>0.000603110886877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">
                <text:p>190</text:p>
              </table:table-cell>
              <table:table-cell office:value-type="float" office:value="0.000655840600852417">
                <text:p>0.00065584060085241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655840600852417">
                <text:p>0.000655840600852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">
                <text:p>191</text:p>
              </table:table-cell>
              <table:table-cell office:value-type="float" office:value="0.000712363972153106">
                <text:p>0.00071236397215310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712363972153106">
                <text:p>0.000712363972153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">
                <text:p>192</text:p>
              </table:table-cell>
              <table:table-cell office:value-type="float" office:value="0.000772872958164068">
                <text:p>0.00077287295816406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772872958164068">
                <text:p>0.000772872958164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">
                <text:p>193</text:p>
              </table:table-cell>
              <table:table-cell office:value-type="float" office:value="0.000837561671003217">
                <text:p>0.00083756167100321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837561671003217">
                <text:p>0.000837561671003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">
                <text:p>194</text:p>
              </table:table-cell>
              <table:table-cell office:value-type="float" office:value="0.000906625634604739">
                <text:p>0.00090662563460473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906625634604739">
                <text:p>0.000906625634604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">
                <text:p>195</text:p>
              </table:table-cell>
              <table:table-cell office:value-type="float" office:value="0.000980260970777065">
                <text:p>0.00098026097077706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980260970777065">
                <text:p>0.000980260970777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">
                <text:p>196</text:p>
              </table:table-cell>
              <table:table-cell office:value-type="float" office:value="0.00105866351411248">
                <text:p>0.0010586635141124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05866351411248">
                <text:p>0.00105866351411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">
                <text:p>197</text:p>
              </table:table-cell>
              <table:table-cell office:value-type="float" office:value="0.00114202785620772">
                <text:p>0.0011420278562077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14202785620772">
                <text:p>0.00114202785620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">
                <text:p>198</text:p>
              </table:table-cell>
              <table:table-cell office:value-type="float" office:value="0.00123054632028156">
                <text:p>0.0012305463202815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23054632028156">
                <text:p>0.00123054632028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">
                <text:p>199</text:p>
              </table:table-cell>
              <table:table-cell office:value-type="float" office:value="0.0013244078679419">
                <text:p>0.001324407867941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3244078679419">
                <text:p>0.0013244078679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00142379694055894">
                <text:p>0.0014237969405589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42379694055894">
                <text:p>0.00142379694055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">
                <text:p>201</text:p>
              </table:table-cell>
              <table:table-cell office:value-type="float" office:value="0.00152889223843622">
                <text:p>0.0015288922384362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52889223843622">
                <text:p>0.00152889223843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">
                <text:p>202</text:p>
              </table:table-cell>
              <table:table-cell office:value-type="float" office:value="0.00163986544173355">
                <text:p>0.0016398654417335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63986544173355">
                <text:p>0.00163986544173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">
                <text:p>203</text:p>
              </table:table-cell>
              <table:table-cell office:value-type="float" office:value="0.00175687987787885">
                <text:p>0.0017568798778788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75687987787885">
                <text:p>0.00175687987787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0.00188008914100226">
                <text:p>0.0018800891410022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88008914100226">
                <text:p>0.001880089141002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">
                <text:p>205</text:p>
              </table:table-cell>
              <table:table-cell office:value-type="float" office:value="0.00200963566972861">
                <text:p>0.0020096356697286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00963566972861">
                <text:p>0.00200963566972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6">
                <text:p>206</text:p>
              </table:table-cell>
              <table:table-cell office:value-type="float" office:value="0.00214564929046562">
                <text:p>0.0021456492904656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14564929046562">
                <text:p>0.00214564929046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7">
                <text:p>207</text:p>
              </table:table-cell>
              <table:table-cell office:value-type="float" office:value="0.00228824573411531">
                <text:p>0.0022882457341153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28824573411531">
                <text:p>0.00228824573411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8">
                <text:p>208</text:p>
              </table:table-cell>
              <table:table-cell office:value-type="float" office:value="0.00243752513490722">
                <text:p>0.0024375251349072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43752513490722">
                <text:p>0.00243752513490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">
                <text:p>209</text:p>
              </table:table-cell>
              <table:table-cell office:value-type="float" office:value="0.00259357052079348">
                <text:p>0.0025935705207934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59357052079348">
                <text:p>0.00259357052079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0">
                <text:p>210</text:p>
              </table:table-cell>
              <table:table-cell office:value-type="float" office:value="0.00275644630554845">
                <text:p>0.0027564463055484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75644630554845">
                <text:p>0.00275644630554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">
                <text:p>211</text:p>
              </table:table-cell>
              <table:table-cell office:value-type="float" office:value="0.00292619679336874">
                <text:p>0.0029261967933687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92619679336874">
                <text:p>0.00292619679336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">
                <text:p>212</text:p>
              </table:table-cell>
              <table:table-cell office:value-type="float" office:value="0.00310284470736352">
                <text:p>0.0031028447073635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10284470736352">
                <text:p>0.00310284470736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3">
                <text:p>213</text:p>
              </table:table-cell>
              <table:table-cell office:value-type="float" office:value="0.00328638975384957">
                <text:p>0.0032863897538495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28638975384957">
                <text:p>0.003286389753849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4">
                <text:p>214</text:p>
              </table:table-cell>
              <table:table-cell office:value-type="float" office:value="0.00347680723481004">
                <text:p>0.0034768072348100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47680723481004">
                <text:p>0.00347680723481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">
                <text:p>215</text:p>
              </table:table-cell>
              <table:table-cell office:value-type="float" office:value="0.00367404672123233">
                <text:p>0.0036740467212323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67404672123233">
                <text:p>0.00367404672123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6">
                <text:p>216</text:p>
              </table:table-cell>
              <table:table-cell office:value-type="float" office:value="0.00387803080029731">
                <text:p>0.0038780308002973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87803080029731">
                <text:p>0.00387803080029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">
                <text:p>217</text:p>
              </table:table-cell>
              <table:table-cell office:value-type="float" office:value="0.00408865390954314">
                <text:p>0.0040886539095431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08865390954314">
                <text:p>0.00408865390954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8">
                <text:p>218</text:p>
              </table:table-cell>
              <table:table-cell office:value-type="float" office:value="0.00430578127116242">
                <text:p>0.0043057812711624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30578127116242">
                <text:p>0.00430578127116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">
                <text:p>219</text:p>
              </table:table-cell>
              <table:table-cell office:value-type="float" office:value="0.00452924793950536">
                <text:p>0.0045292479395053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52924793950536">
                <text:p>0.00452924793950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">
                <text:p>220</text:p>
              </table:table-cell>
              <table:table-cell office:value-type="float" office:value="0.00475885797464815">
                <text:p>0.0047588579746481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75885797464815">
                <text:p>0.00475885797464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1">
                <text:p>221</text:p>
              </table:table-cell>
              <table:table-cell office:value-type="float" office:value="0.00499438375453947">
                <text:p>0.0049943837545394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99438375453947">
                <text:p>0.004994383754539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2">
                <text:p>222</text:p>
              </table:table-cell>
              <table:table-cell office:value-type="float" office:value="0.00523556543775617">
                <text:p>0.0052355654377561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23556543775617">
                <text:p>0.00523556543775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3">
                <text:p>223</text:p>
              </table:table-cell>
              <table:table-cell office:value-type="float" office:value="0.00548211058827938">
                <text:p>0.0054821105882793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48211058827938">
                <text:p>0.005482110588279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4">
                <text:p>224</text:p>
              </table:table-cell>
              <table:table-cell office:value-type="float" office:value="0.00573369397294383">
                <text:p>0.0057336939729438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73369397294383">
                <text:p>0.00573369397294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5">
                <text:p>225</text:p>
              </table:table-cell>
              <table:table-cell office:value-type="float" office:value="0.00598995754131783">
                <text:p>0.0059899575413178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98995754131783">
                <text:p>0.005989957541317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6">
                <text:p>226</text:p>
              </table:table-cell>
              <table:table-cell office:value-type="float" office:value="0.00625051059674089">
                <text:p>0.0062505105967408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25051059674089">
                <text:p>0.00625051059674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7">
                <text:p>227</text:p>
              </table:table-cell>
              <table:table-cell office:value-type="float" office:value="0.00651493016608554">
                <text:p>0.0065149301660855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51493016608554">
                <text:p>0.006514930166085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8">
                <text:p>228</text:p>
              </table:table-cell>
              <table:table-cell office:value-type="float" office:value="0.00678276157452559">
                <text:p>0.006782761574525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78276157452559">
                <text:p>0.00678276157452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9">
                <text:p>229</text:p>
              </table:table-cell>
              <table:table-cell office:value-type="float" office:value="0.00705351923019235">
                <text:p>0.0070535192301923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05351923019235">
                <text:p>0.00705351923019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0.00732668762209341">
                <text:p>0.0073266876220934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32668762209341">
                <text:p>0.00732668762209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1">
                <text:p>231</text:p>
              </table:table-cell>
              <table:table-cell office:value-type="float" office:value="0.0076017225330662">
                <text:p>0.007601722533066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6017225330662">
                <text:p>0.0076017225330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">
                <text:p>232</text:p>
              </table:table-cell>
              <table:table-cell office:value-type="float" office:value="0.00787805246785379">
                <text:p>0.0078780524678537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87805246785379">
                <text:p>0.00787805246785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0.00815508029463806">
                <text:p>0.0081550802946380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15508029463806">
                <text:p>0.00815508029463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4">
                <text:p>234</text:p>
              </table:table-cell>
              <table:table-cell office:value-type="float" office:value="0.00843218509655996">
                <text:p>0.0084321850965599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43218509655996">
                <text:p>0.00843218509655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5">
                <text:p>235</text:p>
              </table:table-cell>
              <table:table-cell office:value-type="float" office:value="0.00870872422791665">
                <text:p>0.0087087242279166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70872422791665">
                <text:p>0.008708724227916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">
                <text:p>236</text:p>
              </table:table-cell>
              <table:table-cell office:value-type="float" office:value="0.00898403556786722">
                <text:p>0.0089840355678672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98403556786722">
                <text:p>0.00898403556786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7">
                <text:p>237</text:p>
              </table:table-cell>
              <table:table-cell office:value-type="float" office:value="0.00925743996262285">
                <text:p>0.0092574399626228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25743996262285">
                <text:p>0.00925743996262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8">
                <text:p>238</text:p>
              </table:table-cell>
              <table:table-cell office:value-type="float" office:value="0.00952824384526149">
                <text:p>0.0095282438452614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52824384526149">
                <text:p>0.00952824384526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9">
                <text:p>239</text:p>
              </table:table-cell>
              <table:table-cell office:value-type="float" office:value="0.00979574202051305">
                <text:p>0.0097957420205130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79574202051305">
                <text:p>0.00979574202051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0.0100592206001271">
                <text:p>0.010059220600127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0592206001271">
                <text:p>0.0100592206001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1">
                <text:p>241</text:p>
              </table:table-cell>
              <table:table-cell office:value-type="float" office:value="0.0103179600727829">
                <text:p>0.010317960072782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3179600727829">
                <text:p>0.01031796007278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">
                <text:p>242</text:p>
              </table:table-cell>
              <table:table-cell office:value-type="float" office:value="0.0105712384909489">
                <text:p>0.010571238490948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5712384909489">
                <text:p>0.01057123849094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3">
                <text:p>243</text:p>
              </table:table-cell>
              <table:table-cell office:value-type="float" office:value="0.0108183347556669">
                <text:p>0.010818334755666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8183347556669">
                <text:p>0.0108183347556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">
                <text:p>244</text:p>
              </table:table-cell>
              <table:table-cell office:value-type="float" office:value="0.0110585319789414">
                <text:p>0.011058531978941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0585319789414">
                <text:p>0.01105853197894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5">
                <text:p>245</text:p>
              </table:table-cell>
              <table:table-cell office:value-type="float" office:value="0.0112911209022745">
                <text:p>0.011291120902274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2911209022745">
                <text:p>0.0112911209022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">
                <text:p>246</text:p>
              </table:table-cell>
              <table:table-cell office:value-type="float" office:value="0.0115154033489198">
                <text:p>0.011515403348919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5154033489198">
                <text:p>0.0115154033489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7">
                <text:p>247</text:p>
              </table:table-cell>
              <table:table-cell office:value-type="float" office:value="0.0117306956866421">
                <text:p>0.011730695686642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7306956866421">
                <text:p>0.01173069568664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8">
                <text:p>248</text:p>
              </table:table-cell>
              <table:table-cell office:value-type="float" office:value="0.0119363322771862">
                <text:p>0.011936332277186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9363322771862">
                <text:p>0.01193633227718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9">
                <text:p>249</text:p>
              </table:table-cell>
              <table:table-cell office:value-type="float" office:value="0.0121316688882767">
                <text:p>0.012131668888276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1316688882767">
                <text:p>0.0121316688882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">
                <text:p>250</text:p>
              </table:table-cell>
              <table:table-cell office:value-type="float" office:value="0.0123160860438106">
                <text:p>0.012316086043810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3160860438106">
                <text:p>0.0123160860438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">
                <text:p>251</text:p>
              </table:table-cell>
              <table:table-cell office:value-type="float" office:value="0.0124889922879598">
                <text:p>0.012488992287959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4889922879598">
                <text:p>0.0124889922879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2">
                <text:p>252</text:p>
              </table:table-cell>
              <table:table-cell office:value-type="float" office:value="0.0126498273391882">
                <text:p>0.012649827339188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6498273391882">
                <text:p>0.0126498273391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3">
                <text:p>253</text:p>
              </table:table-cell>
              <table:table-cell office:value-type="float" office:value="0.0127980651106952">
                <text:p>0.012798065110695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7980651106952">
                <text:p>0.01279806511069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4">
                <text:p>254</text:p>
              </table:table-cell>
              <table:table-cell office:value-type="float" office:value="0.0129332165745327">
                <text:p>0.012933216574532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9332165745327">
                <text:p>0.0129332165745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0.0130548324475974">
                <text:p>0.013054832447597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0548324475974">
                <text:p>0.01305483244759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  <table:table-cell office:value-type="float" office:value="0.0131625056788656">
                <text:p>0.013162505678865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1625056788656">
                <text:p>0.0131625056788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0.0132558737186102">
                <text:p>0.013255873718610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2558737186102">
                <text:p>0.0132558737186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8">
                <text:p>258</text:p>
              </table:table-cell>
              <table:table-cell office:value-type="float" office:value="0.0133346205519005">
                <text:p>0.013334620551900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3346205519005">
                <text:p>0.0133346205519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9">
                <text:p>259</text:p>
              </table:table-cell>
              <table:table-cell office:value-type="float" office:value="0.0133984784804249">
                <text:p>0.013398478480424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3984784804249">
                <text:p>0.0133984784804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0">
                <text:p>260</text:p>
              </table:table-cell>
              <table:table-cell office:value-type="float" office:value="0.0134472296385797">
                <text:p>0.013447229638579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472296385797">
                <text:p>0.01344722963857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0.0134807072318053">
                <text:p>0.013480707231805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807072318053">
                <text:p>0.0134807072318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0.0134987964873226">
                <text:p>0.013498796487322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987964873226">
                <text:p>0.0134987964873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3">
                <text:p>263</text:p>
              </table:table-cell>
              <table:table-cell office:value-type="float" office:value="0.0135014353096834">
                <text:p>0.013501435309683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5014353096834">
                <text:p>0.01350143530968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4">
                <text:p>264</text:p>
              </table:table-cell>
              <table:table-cell office:value-type="float" office:value="0.013488614635896">
                <text:p>0.01348861463589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88614635896">
                <text:p>0.0134886146358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5">
                <text:p>265</text:p>
              </table:table-cell>
              <table:table-cell office:value-type="float" office:value="0.0134603784872832">
                <text:p>0.013460378487283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603784872832">
                <text:p>0.01346037848728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6">
                <text:p>266</text:p>
              </table:table-cell>
              <table:table-cell office:value-type="float" office:value="0.0134168237176578">
                <text:p>0.013416823717657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168237176578">
                <text:p>0.01341682371765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7">
                <text:p>267</text:p>
              </table:table-cell>
              <table:table-cell office:value-type="float" office:value="0.0133580994598308">
                <text:p>0.013358099459830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3580994598308">
                <text:p>0.01335809945983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8">
                <text:p>268</text:p>
              </table:table-cell>
              <table:table-cell office:value-type="float" office:value="0.01328440627488">
                <text:p>0.0132844062748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28440627488">
                <text:p>0.01328440627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9">
                <text:p>269</text:p>
              </table:table-cell>
              <table:table-cell office:value-type="float" office:value="0.0131959950109702">
                <text:p>0.013195995010970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1959950109702">
                <text:p>0.0131959950109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0">
                <text:p>270</text:p>
              </table:table-cell>
              <table:table-cell office:value-type="float" office:value="0.0130931653808109">
                <text:p>0.013093165380810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0931653808109">
                <text:p>0.0130931653808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1">
                <text:p>271</text:p>
              </table:table-cell>
              <table:table-cell office:value-type="float" office:value="0.0129762642690431">
                <text:p>0.012976264269043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9762642690431">
                <text:p>0.0129762642690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2">
                <text:p>272</text:p>
              </table:table-cell>
              <table:table-cell office:value-type="float" office:value="0.0128456837829294">
                <text:p>0.012845683782929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8456837829294">
                <text:p>0.0128456837829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3">
                <text:p>273</text:p>
              </table:table-cell>
              <table:table-cell office:value-type="float" office:value="0.0127018590616769">
                <text:p>0.012701859061676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7018590616769">
                <text:p>0.0127018590616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4">
                <text:p>274</text:p>
              </table:table-cell>
              <table:table-cell office:value-type="float" office:value="0.0125452658615169">
                <text:p>0.012545265861516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5452658615169">
                <text:p>0.0125452658615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5">
                <text:p>275</text:p>
              </table:table-cell>
              <table:table-cell office:value-type="float" office:value="0.0123764179352895">
                <text:p>0.012376417935289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3764179352895">
                <text:p>0.0123764179352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6">
                <text:p>276</text:p>
              </table:table-cell>
              <table:table-cell office:value-type="float" office:value="0.0121958642267215">
                <text:p>0.012195864226721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1958642267215">
                <text:p>0.01219586422672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7">
                <text:p>277</text:p>
              </table:table-cell>
              <table:table-cell office:value-type="float" office:value="0.0120041859008186">
                <text:p>0.012004185900818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0041859008186">
                <text:p>0.0120041859008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">
                <text:p>278</text:p>
              </table:table-cell>
              <table:table-cell office:value-type="float" office:value="0.0118019932328276">
                <text:p>0.011801993232827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8019932328276">
                <text:p>0.0118019932328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9">
                <text:p>279</text:p>
              </table:table-cell>
              <table:table-cell office:value-type="float" office:value="0.011589922379026">
                <text:p>0.01158992237902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589922379026">
                <text:p>0.0115899223790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0">
                <text:p>280</text:p>
              </table:table-cell>
              <table:table-cell office:value-type="float" office:value="0.0113686320531912">
                <text:p>0.011368632053191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3686320531912">
                <text:p>0.01136863205319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1">
                <text:p>281</text:p>
              </table:table-cell>
              <table:table-cell office:value-type="float" office:value="0.0111388001329565">
                <text:p>0.011138800132956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1388001329565">
                <text:p>0.0111388001329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2">
                <text:p>282</text:p>
              </table:table-cell>
              <table:table-cell office:value-type="float" office:value="0.0109011202203989">
                <text:p>0.010901120220398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9011202203989">
                <text:p>0.0109011202203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3">
                <text:p>283</text:p>
              </table:table-cell>
              <table:table-cell office:value-type="float" office:value="0.0106562981811171">
                <text:p>0.010656298181117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6562981811171">
                <text:p>0.01065629818111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4">
                <text:p>284</text:p>
              </table:table-cell>
              <table:table-cell office:value-type="float" office:value="0.0104050486857496">
                <text:p>0.010405048685749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4050486857496">
                <text:p>0.01040504868574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5">
                <text:p>285</text:p>
              </table:table-cell>
              <table:table-cell office:value-type="float" office:value="0.0101480917773678">
                <text:p>0.010148091777367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1480917773678">
                <text:p>0.01014809177736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6">
                <text:p>286</text:p>
              </table:table-cell>
              <table:table-cell office:value-type="float" office:value="0.00988614948746065">
                <text:p>0.0098861494874606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88614948746065">
                <text:p>0.009886149487460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7">
                <text:p>287</text:p>
              </table:table-cell>
              <table:table-cell office:value-type="float" office:value="0.00961994252232123">
                <text:p>0.0096199425223212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61994252232123">
                <text:p>0.00961994252232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8">
                <text:p>288</text:p>
              </table:table-cell>
              <table:table-cell office:value-type="float" office:value="0.00935018704056082">
                <text:p>0.0093501870405608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35018704056082">
                <text:p>0.009350187040560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9">
                <text:p>289</text:p>
              </table:table-cell>
              <table:table-cell office:value-type="float" office:value="0.00907759154123453">
                <text:p>0.0090775915412345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07759154123453">
                <text:p>0.009077591541234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0">
                <text:p>290</text:p>
              </table:table-cell>
              <table:table-cell office:value-type="float" office:value="0.00880285388067383">
                <text:p>0.0088028538806738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80285388067383">
                <text:p>0.008802853880673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1">
                <text:p>291</text:p>
              </table:table-cell>
              <table:table-cell office:value-type="float" office:value="0.00852665843460866">
                <text:p>0.0085266584346086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52665843460866">
                <text:p>0.008526658434608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2">
                <text:p>292</text:p>
              </table:table-cell>
              <table:table-cell office:value-type="float" office:value="0.00824967342054087">
                <text:p>0.0082496734205408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24967342054087">
                <text:p>0.008249673420540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3">
                <text:p>293</text:p>
              </table:table-cell>
              <table:table-cell office:value-type="float" office:value="0.00797254839362272">
                <text:p>0.0079725483936227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97254839362272">
                <text:p>0.00797254839362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4">
                <text:p>294</text:p>
              </table:table-cell>
              <table:table-cell office:value-type="float" office:value="0.00769591192751826">
                <text:p>0.0076959119275182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69591192751826">
                <text:p>0.00769591192751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5">
                <text:p>295</text:p>
              </table:table-cell>
              <table:table-cell office:value-type="float" office:value="0.00742036948990152">
                <text:p>0.0074203694899015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42036948990152">
                <text:p>0.00742036948990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6">
                <text:p>296</text:p>
              </table:table-cell>
              <table:table-cell office:value-type="float" office:value="0.00714650152039432">
                <text:p>0.0071465015203943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14650152039432">
                <text:p>0.007146501520394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7">
                <text:p>297</text:p>
              </table:table-cell>
              <table:table-cell office:value-type="float" office:value="0.0068748617168871">
                <text:p>0.006874861716887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8748617168871">
                <text:p>0.00687486171688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8">
                <text:p>298</text:p>
              </table:table-cell>
              <table:table-cell office:value-type="float" office:value="0.00660597553433772">
                <text:p>0.0066059755343377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60597553433772">
                <text:p>0.006605975534337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9">
                <text:p>299</text:p>
              </table:table-cell>
              <table:table-cell office:value-type="float" office:value="0.00634033889832433">
                <text:p>0.0063403388983243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34033889832433">
                <text:p>0.006340338898324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">
                <text:p>300</text:p>
              </table:table-cell>
              <table:table-cell office:value-type="float" office:value="0.00607841713385603">
                <text:p>0.0060784171338560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07841713385603">
                <text:p>0.006078417133856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">
                <text:p>301</text:p>
              </table:table-cell>
              <table:table-cell office:value-type="float" office:value="0.00582064410823531">
                <text:p>0.0058206441082353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82064410823531">
                <text:p>0.00582064410823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">
                <text:p>302</text:p>
              </table:table-cell>
              <table:table-cell office:value-type="float" office:value="0.00556742158513468">
                <text:p>0.0055674215851346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56742158513468">
                <text:p>0.005567421585134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3">
                <text:p>303</text:p>
              </table:table-cell>
              <table:table-cell office:value-type="float" office:value="0.00531911878550859">
                <text:p>0.005319118785508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31911878550859">
                <text:p>0.005319118785508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4">
                <text:p>304</text:p>
              </table:table-cell>
              <table:table-cell office:value-type="float" office:value="0.00507607214952401">
                <text:p>0.0050760721495240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07607214952401">
                <text:p>0.00507607214952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5">
                <text:p>305</text:p>
              </table:table-cell>
              <table:table-cell office:value-type="float" office:value="0.00483858529236777">
                <text:p>0.0048385852923677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83858529236777">
                <text:p>0.004838585292367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6">
                <text:p>306</text:p>
              </table:table-cell>
              <table:table-cell office:value-type="float" office:value="0.00460692914558534">
                <text:p>0.0046069291455853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60692914558534">
                <text:p>0.00460692914558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7">
                <text:p>307</text:p>
              </table:table-cell>
              <table:table-cell office:value-type="float" office:value="0.00438134227453025">
                <text:p>0.0043813422745302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38134227453025">
                <text:p>0.00438134227453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8">
                <text:p>308</text:p>
              </table:table-cell>
              <table:table-cell office:value-type="float" office:value="0.00416203136156185">
                <text:p>0.0041620313615618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16203136156185">
                <text:p>0.004162031361561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9">
                <text:p>309</text:p>
              </table:table-cell>
              <table:table-cell office:value-type="float" office:value="0.00394917184382312">
                <text:p>0.0039491718438231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94917184382312">
                <text:p>0.003949171843823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0">
                <text:p>310</text:p>
              </table:table-cell>
              <table:table-cell office:value-type="float" office:value="0.00374290869376376">
                <text:p>0.0037429086937637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74290869376376">
                <text:p>0.003742908693763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1">
                <text:p>311</text:p>
              </table:table-cell>
              <table:table-cell office:value-type="float" office:value="0.00354335733004445">
                <text:p>0.0035433573300444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54335733004445">
                <text:p>0.003543357330044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2">
                <text:p>312</text:p>
              </table:table-cell>
              <table:table-cell office:value-type="float" office:value="0.00335060464606632">
                <text:p>0.0033506046460663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35060464606632">
                <text:p>0.00335060464606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3">
                <text:p>313</text:p>
              </table:table-cell>
              <table:table-cell office:value-type="float" office:value="0.00316471014311121">
                <text:p>0.0031647101431112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16471014311121">
                <text:p>0.00316471014311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4">
                <text:p>314</text:p>
              </table:table-cell>
              <table:table-cell office:value-type="float" office:value="0.00298570715494914">
                <text:p>0.0029857071549491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98570715494914">
                <text:p>0.002985707154949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5">
                <text:p>315</text:p>
              </table:table-cell>
              <table:table-cell office:value-type="float" office:value="0.00281360415076464">
                <text:p>0.0028136041507646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81360415076464">
                <text:p>0.002813604150764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6">
                <text:p>316</text:p>
              </table:table-cell>
              <table:table-cell office:value-type="float" office:value="0.00264838610336557">
                <text:p>0.0026483861033655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64838610336557">
                <text:p>0.002648386103365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7">
                <text:p>317</text:p>
              </table:table-cell>
              <table:table-cell office:value-type="float" office:value="0.00249001590985981">
                <text:p>0.0024900159098598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49001590985981">
                <text:p>0.002490015909859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8">
                <text:p>318</text:p>
              </table:table-cell>
              <table:table-cell office:value-type="float" office:value="0.002338435852309">
                <text:p>0.00233843585230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338435852309">
                <text:p>0.0023384358523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9">
                <text:p>319</text:p>
              </table:table-cell>
              <table:table-cell office:value-type="float" office:value="0.00219356908628334">
                <text:p>0.0021935690862833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19356908628334">
                <text:p>0.00219356908628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0">
                <text:p>320</text:p>
              </table:table-cell>
              <table:table-cell office:value-type="float" office:value="0.00205532114574058">
                <text:p>0.0020553211457405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05532114574058">
                <text:p>0.00205532114574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1">
                <text:p>321</text:p>
              </table:table-cell>
              <table:table-cell office:value-type="float" office:value="0.00192358145322325">
                <text:p>0.0019235814532232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92358145322325">
                <text:p>0.00192358145322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2">
                <text:p>322</text:p>
              </table:table-cell>
              <table:table-cell office:value-type="float" office:value="0.00179822482500248">
                <text:p>0.0017982248250024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79822482500248">
                <text:p>0.001798224825002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3">
                <text:p>323</text:p>
              </table:table-cell>
              <table:table-cell office:value-type="float" office:value="0.00167911296148379">
                <text:p>0.0016791129614837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67911296148379">
                <text:p>0.001679112961483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4">
                <text:p>324</text:p>
              </table:table-cell>
              <table:table-cell office:value-type="float" office:value="0.00156609591391929">
                <text:p>0.0015660959139192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56609591391929">
                <text:p>0.00156609591391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5">
                <text:p>325</text:p>
              </table:table-cell>
              <table:table-cell office:value-type="float" office:value="0.00145901351923305">
                <text:p>0.0014590135192330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45901351923305">
                <text:p>0.001459013519233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6">
                <text:p>326</text:p>
              </table:table-cell>
              <table:table-cell office:value-type="float" office:value="0.001357696795551">
                <text:p>0.00135769679555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357696795551">
                <text:p>0.0013576967955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7">
                <text:p>327</text:p>
              </table:table-cell>
              <table:table-cell office:value-type="float" office:value="0.00126196929182512">
                <text:p>0.0012619692918251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26196929182512">
                <text:p>0.001261969291825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8">
                <text:p>328</text:p>
              </table:table-cell>
              <table:table-cell office:value-type="float" office:value="0.00117164838574489">
                <text:p>0.0011716483857448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17164838574489">
                <text:p>0.00117164838574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9">
                <text:p>329</text:p>
              </table:table-cell>
              <table:table-cell office:value-type="float" office:value="0.00108654652492859">
                <text:p>0.001086546524928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08654652492859">
                <text:p>0.00108654652492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0">
                <text:p>330</text:p>
              </table:table-cell>
              <table:table-cell office:value-type="float" office:value="0.00100647240717493">
                <text:p>0.0010064724071749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00647240717493">
                <text:p>0.00100647240717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1">
                <text:p>331</text:p>
              </table:table-cell>
              <table:table-cell office:value-type="float" office:value="0.000931232096325934">
                <text:p>0.00093123209632593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931232096325934">
                <text:p>0.0009312320963259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2">
                <text:p>332</text:p>
              </table:table-cell>
              <table:table-cell office:value-type="float" office:value="0.000860630071036932">
                <text:p>0.00086063007103693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860630071036932">
                <text:p>0.0008606300710369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3">
                <text:p>333</text:p>
              </table:table-cell>
              <table:table-cell office:value-type="float" office:value="0.000794470204464747">
                <text:p>0.00079447020446474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794470204464747">
                <text:p>0.0007944702044647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4">
                <text:p>334</text:p>
              </table:table-cell>
              <table:table-cell office:value-type="float" office:value="0.000732556673564954">
                <text:p>0.00073255667356495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732556673564954">
                <text:p>0.0007325566735649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5">
                <text:p>335</text:p>
              </table:table-cell>
              <table:table-cell office:value-type="float" office:value="0.000674694797329802">
                <text:p>0.00067469479732980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674694797329802">
                <text:p>0.0006746947973298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6">
                <text:p>336</text:p>
              </table:table-cell>
              <table:table-cell office:value-type="float" office:value="0.000620691803896318">
                <text:p>0.00062069180389631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620691803896318">
                <text:p>0.0006206918038963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7">
                <text:p>337</text:p>
              </table:table-cell>
              <table:table-cell office:value-type="float" office:value="0.000570357527006805">
                <text:p>0.00057035752700680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570357527006805">
                <text:p>0.0005703575270068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8">
                <text:p>338</text:p>
              </table:table-cell>
              <table:table-cell office:value-type="float" office:value="0.000523505032809315">
                <text:p>0.00052350503280931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523505032809315">
                <text:p>0.0005235050328093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9">
                <text:p>339</text:p>
              </table:table-cell>
              <table:table-cell office:value-type="float" office:value="0.000479951178442516">
                <text:p>0.00047995117844251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79951178442516">
                <text:p>0.0004799511784425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0">
                <text:p>340</text:p>
              </table:table-cell>
              <table:table-cell office:value-type="float" office:value="0.000439517104256976">
                <text:p>0.00043951710425697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39517104256976">
                <text:p>0.000439517104256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  <table:table-cell office:value-type="float" office:value="0.000402028661883216">
                <text:p>0.00040202866188321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02028661883216">
                <text:p>0.000402028661883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2">
                <text:p>342</text:p>
              </table:table-cell>
              <table:table-cell office:value-type="float" office:value="0.000367316780666416">
                <text:p>0.00036731678066641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67316780666416">
                <text:p>0.0003673167806664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3">
                <text:p>343</text:p>
              </table:table-cell>
              <table:table-cell office:value-type="float" office:value="0.00033521777524939">
                <text:p>0.0003352177752493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3521777524939">
                <text:p>0.000335217775249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">
                <text:p>344</text:p>
              </table:table-cell>
              <table:table-cell office:value-type="float" office:value="0.000305573597300752">
                <text:p>0.00030557359730075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05573597300752">
                <text:p>0.0003055735973007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5">
                <text:p>345</text:p>
              </table:table-cell>
              <table:table-cell office:value-type="float" office:value="0.000278232034555936">
                <text:p>0.00027823203455593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78232034555936">
                <text:p>0.0002782320345559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6">
                <text:p>346</text:p>
              </table:table-cell>
              <table:table-cell office:value-type="float" office:value="0.000253046860467049">
                <text:p>0.00025304686046704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53046860467049">
                <text:p>0.0002530468604670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7">
                <text:p>347</text:p>
              </table:table-cell>
              <table:table-cell office:value-type="float" office:value="0.000229877937845776">
                <text:p>0.00022987793784577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29877937845776">
                <text:p>0.0002298779378457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">
                <text:p>348</text:p>
              </table:table-cell>
              <table:table-cell office:value-type="float" office:value="0.000208591279934482">
                <text:p>0.00020859127993448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08591279934482">
                <text:p>0.0002085912799344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0.000189059072356976">
                <text:p>0.00018905907235697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89059072356976">
                <text:p>0.0001890590723569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0">
                <text:p>350</text:p>
              </table:table-cell>
              <table:table-cell office:value-type="float" office:value="0.000171159659385185">
                <text:p>0.00017115965938518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71159659385185">
                <text:p>0.0001711596593851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1">
                <text:p>351</text:p>
              </table:table-cell>
              <table:table-cell office:value-type="float" office:value="0.000154777497914081">
                <text:p>0.00015477749791408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54777497914081">
                <text:p>0.00015477749791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2">
                <text:p>352</text:p>
              </table:table-cell>
              <table:table-cell office:value-type="float" office:value="0.000139803082467912">
                <text:p>0.00013980308246791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39803082467912">
                <text:p>0.0001398030824679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line" chart:style-name="ch1">
        <chart:title svg:x="4.28cm" svg:y="0.315cm" chart:style-name="ch2">
          <text:p>Total Captured Beacons per Channel</text:p>
        </chart:title>
        <chart:subtitle svg:x="6.198cm" svg:y="1.223cm" chart:style-name="ch3">
          <text:p>Residential Location</text:p>
        </chart:subtitle>
        <chart:legend chart:legend-position="end" svg:x="12.435cm" svg:y="4.228cm" style:legend-expansion="high" chart:style-name="ch4"/>
        <chart:plot-area chart:style-name="ch5" table:cell-range-address="'Home Loc.'.D1:'Home Loc.'.D14" chart:data-source-has-labels="row" svg:x="1.279cm" svg:y="2.032cm" svg:width="10.836cm" svg:height="5.862cm">
          <chartooo:coordinate-region svg:x="2.377cm" svg:y="2.205cm" svg:width="9.551cm" svg:height="5.095cm"/>
          <chart:axis chart:dimension="x" chart:name="primary-x" chart:style-name="ch6">
            <chart:title svg:x="6.018cm" svg:y="8.074cm" chart:style-name="ch7">
              <text:p>Channel</text:p>
            </chart:title>
          </chart:axis>
          <chart:axis chart:dimension="y" chart:name="primary-y" chart:style-name="ch6">
            <chart:title svg:x="0.451cm" svg:y="6.158cm" chart:style-name="ch8">
              <text:p>Beacon Frames</text:p>
            </chart:title>
            <chart:grid chart:style-name="ch9" chart:class="major"/>
          </chart:axis>
          <chart:series chart:style-name="ch10" chart:values-cell-range-address="'Home Loc.'.D2:'Home Loc.'.D14" chart:label-cell-address="'Home Loc.'.D1:'Home Loc.'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Beacons</text:p>
                <draw:g>
                  <svg:desc>'Home Loc.'.D1:'Home Loc.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'Home Loc.'.D2:'Home Loc.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t" number:country="E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outside" style:rotation-angle="45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bar" chart:style-name="ch1">
        <chart:title svg:x="4.53cm" svg:y="0.315cm" chart:style-name="ch2">
          <text:p>Beacon Size Average per Channel</text:p>
        </chart:title>
        <chart:subtitle svg:x="6.197cm" svg:y="1.223cm" chart:style-name="ch3">
          <text:p>Residential Location</text:p>
        </chart:subtitle>
        <chart:legend chart:legend-position="end" svg:x="13.182cm" svg:y="4.228cm" style:legend-expansion="high" chart:style-name="ch4"/>
        <chart:plot-area chart:style-name="ch5" table:cell-range-address="'Home Loc.'.A1:'Home Loc.'.B14" chart:data-source-has-labels="both" svg:x="1.279cm" svg:y="2.032cm" svg:width="11.583cm" svg:height="5.862cm">
          <chartooo:coordinate-region svg:x="2.562cm" svg:y="2.205cm" svg:width="10.3cm" svg:height="5.095cm"/>
          <chart:axis chart:dimension="x" chart:name="primary-x" chart:style-name="ch6" chartooo:axis-type="auto">
            <chartooo:date-scale/>
            <chart:title svg:x="5.835cm" svg:y="8.074cm" chart:style-name="ch7">
              <text:p>2.4Ghz Channel</text:p>
            </chart:title>
            <chart:categories table:cell-range-address="'Home Loc.'.A2:'Home Loc.'.A14"/>
          </chart:axis>
          <chart:axis chart:dimension="y" chart:name="primary-y" chart:style-name="ch8">
            <chart:title svg:x="0.451cm" svg:y="5.946cm" chart:style-name="ch9">
              <text:p>Size in Bytes</text:p>
            </chart:title>
            <chart:grid chart:style-name="ch10" chart:class="major"/>
          </chart:axis>
          <chart:series chart:style-name="ch11" chart:values-cell-range-address="'Home Loc.'.B2:'Home Loc.'.B14" chart:label-cell-address="'Home Loc.'.B1:'Home Loc.'.B1" chart:class="chart:bar">
            <chart:data-point chart:repeated="4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ize</text:p>
                <draw:g>
                  <svg:desc>'Home Loc.'.B1:'Home Loc.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ome Loc.'.A2:'Home Loc.'.A14</svg:desc>
                </draw:g>
              </table:table-cell>
              <table:table-cell office:value-type="float" office:value="255.778273809524">
                <text:p>255.778273809524</text:p>
                <draw:g>
                  <svg:desc>'Home Loc.'.B2:'Home Loc.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1.741106719368">
                <text:p>341.741106719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2.227067669173">
                <text:p>252.2270676691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1.024752475247">
                <text:p>261.0247524752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1.510843373494">
                <text:p>201.5108433734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